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7" style:family="table-column">
      <style:table-column-properties fo:break-before="auto" style:column-width="17.34mm"/>
    </style:style>
    <style:style style:name="co78" style:family="table-column">
      <style:table-column-properties fo:break-before="auto" style:column-width="5.26mm"/>
    </style:style>
    <style:style style:name="co79" style:family="table-column">
      <style:table-column-properties fo:break-before="auto" style:column-width="37.69mm"/>
    </style:style>
    <style:style style:name="co3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31mm"/>
    </style:style>
    <style:style style:name="co6" style:family="table-column">
      <style:table-column-properties fo:break-before="auto" style:column-width="29.72mm"/>
    </style:style>
    <style:style style:name="co7" style:family="table-column">
      <style:table-column-properties fo:break-before="auto" style:column-width="33.6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18.77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23.88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32.16mm"/>
    </style:style>
    <style:style style:name="co15" style:family="table-column">
      <style:table-column-properties fo:break-before="auto" style:column-width="46.02mm"/>
    </style:style>
    <style:style style:name="co16" style:family="table-column">
      <style:table-column-properties fo:break-before="auto" style:column-width="46.74mm"/>
    </style:style>
    <style:style style:name="co17" style:family="table-column">
      <style:table-column-properties fo:break-before="auto" style:column-width="46.25mm"/>
    </style:style>
    <style:style style:name="co18" style:family="table-column">
      <style:table-column-properties fo:break-before="auto" style:column-width="20.48mm"/>
    </style:style>
    <style:style style:name="co19" style:family="table-column">
      <style:table-column-properties fo:break-before="auto" style:column-width="24.11mm"/>
    </style:style>
    <style:style style:name="co20" style:family="table-column">
      <style:table-column-properties fo:break-before="auto" style:column-width="22.17mm"/>
    </style:style>
    <style:style style:name="co21" style:family="table-column">
      <style:table-column-properties fo:break-before="auto" style:column-width="16.83mm"/>
    </style:style>
    <style:style style:name="co22" style:family="table-column">
      <style:table-column-properties fo:break-before="auto" style:column-width="25.33mm"/>
    </style:style>
    <style:style style:name="co23" style:family="table-column">
      <style:table-column-properties fo:break-before="auto" style:column-width="14.87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22.42mm"/>
    </style:style>
    <style:style style:name="co26" style:family="table-column">
      <style:table-column-properties fo:break-before="auto" style:column-width="15.86mm"/>
    </style:style>
    <style:style style:name="co27" style:family="table-column">
      <style:table-column-properties fo:break-before="auto" style:column-width="19.98mm"/>
    </style:style>
    <style:style style:name="co28" style:family="table-column">
      <style:table-column-properties fo:break-before="auto" style:column-width="18.27mm"/>
    </style:style>
    <style:style style:name="co29" style:family="table-column">
      <style:table-column-properties fo:break-before="auto" style:column-width="36.28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17.55mm"/>
    </style:style>
    <style:style style:name="co33" style:family="table-column">
      <style:table-column-properties fo:break-before="auto" style:column-width="15.36mm"/>
    </style:style>
    <style:style style:name="co34" style:family="table-column">
      <style:table-column-properties fo:break-before="auto" style:column-width="28.5mm"/>
    </style:style>
    <style:style style:name="co35" style:family="table-column">
      <style:table-column-properties fo:break-before="auto" style:column-width="30.44mm"/>
    </style:style>
    <style:style style:name="co36" style:family="table-column">
      <style:table-column-properties fo:break-before="auto" style:column-width="28.26mm"/>
    </style:style>
    <style:style style:name="co38" style:family="table-column">
      <style:table-column-properties fo:break-before="auto" style:column-width="27.53mm"/>
    </style:style>
    <style:style style:name="co39" style:family="table-column">
      <style:table-column-properties fo:break-before="auto" style:column-width="10.02mm"/>
    </style:style>
    <style:style style:name="co40" style:family="table-column">
      <style:table-column-properties fo:break-before="auto" style:column-width="10.74mm"/>
    </style:style>
    <style:style style:name="co41" style:family="table-column">
      <style:table-column-properties fo:break-before="auto" style:column-width="9.77mm"/>
    </style:style>
    <style:style style:name="co42" style:family="table-column">
      <style:table-column-properties fo:break-before="auto" style:column-width="33.37mm"/>
    </style:style>
    <style:style style:name="co43" style:family="table-column">
      <style:table-column-properties fo:break-before="auto" style:column-width="37.5mm"/>
    </style:style>
    <style:style style:name="co44" style:family="table-column">
      <style:table-column-properties fo:break-before="auto" style:column-width="39.93mm"/>
    </style:style>
    <style:style style:name="co45" style:family="table-column">
      <style:table-column-properties fo:break-before="auto" style:column-width="16.09mm"/>
    </style:style>
    <style:style style:name="co46" style:family="table-column">
      <style:table-column-properties fo:break-before="auto" style:column-width="14.15mm"/>
    </style:style>
    <style:style style:name="co47" style:family="table-column">
      <style:table-column-properties fo:break-before="auto" style:column-width="16.58mm"/>
    </style:style>
    <style:style style:name="co48" style:family="table-column">
      <style:table-column-properties fo:break-before="auto" style:column-width="32.39mm"/>
    </style:style>
    <style:style style:name="co49" style:family="table-column">
      <style:table-column-properties fo:break-before="auto" style:column-width="15.61mm"/>
    </style:style>
    <style:style style:name="co50" style:family="table-column">
      <style:table-column-properties fo:break-before="auto" style:column-width="26.79mm"/>
    </style:style>
    <style:style style:name="co51" style:family="table-column">
      <style:table-column-properties fo:break-before="auto" style:column-width="23.64mm"/>
    </style:style>
    <style:style style:name="co52" style:family="table-column">
      <style:table-column-properties fo:break-before="auto" style:column-width="22.67mm"/>
    </style:style>
    <style:style style:name="co53" style:family="table-column">
      <style:table-column-properties fo:break-before="auto" style:column-width="26.07mm"/>
    </style:style>
    <style:style style:name="co54" style:family="table-column">
      <style:table-column-properties fo:break-before="auto" style:column-width="21.93mm"/>
    </style:style>
    <style:style style:name="co55" style:family="table-column">
      <style:table-column-properties fo:break-before="auto" style:column-width="39.69mm"/>
    </style:style>
    <style:style style:name="co56" style:family="table-column">
      <style:table-column-properties fo:break-before="auto" style:column-width="41.4mm"/>
    </style:style>
    <style:style style:name="co57" style:family="table-column">
      <style:table-column-properties fo:break-before="auto" style:column-width="30.2mm"/>
    </style:style>
    <style:style style:name="co58" style:family="table-column">
      <style:table-column-properties fo:break-before="auto" style:column-width="34.34mm"/>
    </style:style>
    <style:style style:name="co59" style:family="table-column">
      <style:table-column-properties fo:break-before="auto" style:column-width="10.5mm"/>
    </style:style>
    <style:style style:name="co60" style:family="table-column">
      <style:table-column-properties fo:break-before="auto" style:column-width="19.01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19.49mm"/>
    </style:style>
    <style:style style:name="co64" style:family="table-column">
      <style:table-column-properties fo:break-before="auto" style:column-width="28.98mm"/>
    </style:style>
    <style:style style:name="co65" style:family="table-column">
      <style:table-column-properties fo:break-before="auto" style:column-width="15.12mm"/>
    </style:style>
    <style:style style:name="co66" style:family="table-column">
      <style:table-column-properties fo:break-before="auto" style:column-width="16.33mm"/>
    </style:style>
    <style:style style:name="co67" style:family="table-column">
      <style:table-column-properties fo:break-before="auto" style:column-width="26.86mm"/>
    </style:style>
    <style:style style:name="co68" style:family="table-column">
      <style:table-column-properties fo:break-before="auto" style:column-width="54.27mm"/>
    </style:style>
    <style:style style:name="co69" style:family="table-column">
      <style:table-column-properties fo:break-before="auto" style:column-width="47.91mm"/>
    </style:style>
    <style:style style:name="co70" style:family="table-column">
      <style:table-column-properties fo:break-before="auto" style:column-width="44.6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ta6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5" style:family="table" style:master-page-name="ModulVerbesseru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])))" style:apply-style-name="HintergrundGruen" style:base-cell-address="Schiffslabor.C2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])))" style:apply-style-name="HintergrundGruen" style:base-cell-address="Schiffslabor.C3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])))" style:apply-style-name="HintergrundGruen" style:base-cell-address="Schiffslabor.C4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])))" style:apply-style-name="HintergrundGruen" style:base-cell-address="Schiffslabor.C5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])))" style:apply-style-name="HintergrundGruen" style:base-cell-address="Schiffslabor.C6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])))" style:apply-style-name="HintergrundGruen" style:base-cell-address="Schiffslabor.C7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])))" style:apply-style-name="HintergrundGruen" style:base-cell-address="Schiffslabor.C8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])))" style:apply-style-name="HintergrundGruen" style:base-cell-address="Schiffslabor.C9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])))" style:apply-style-name="HintergrundGruen" style:base-cell-address="Schiffslabor.C1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])))" style:apply-style-name="HintergrundGruen" style:base-cell-address="Schiffslabor.C1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])))" style:apply-style-name="HintergrundGruen" style:base-cell-address="Schiffslabor.C12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])))" style:apply-style-name="HintergrundGruen" style:base-cell-address="Schiffslabor.C13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])))" style:apply-style-name="HintergrundGruen" style:base-cell-address="Schiffslabor.C14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5])))" style:apply-style-name="HintergrundGruen" style:base-cell-address="Schiffslabor.C15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6])))" style:apply-style-name="HintergrundGruen" style:base-cell-address="Schiffslabor.C16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])))" style:apply-style-name="HintergrundGruen" style:base-cell-address="Schiffslabor.C17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8])))" style:apply-style-name="HintergrundGruen" style:base-cell-address="Schiffslabor.C18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])))" style:apply-style-name="HintergrundGruen" style:base-cell-address="Schiffslabor.C19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0])))" style:apply-style-name="HintergrundGruen" style:base-cell-address="Schiffslabor.C2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])))" style:apply-style-name="HintergrundGruen" style:base-cell-address="Schiffslabor.C21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2])))" style:apply-style-name="HintergrundGruen" style:base-cell-address="Schiffslabor.C22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3])))" style:apply-style-name="HintergrundGruen" style:base-cell-address="Schiffslabor.C23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])))" style:apply-style-name="HintergrundGruen" style:base-cell-address="Schiffslabor.C24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Schiffslabor.C25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6])))" style:apply-style-name="HintergrundGruen" style:base-cell-address="Schiffslabor.C26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7])))" style:apply-style-name="HintergrundGruen" style:base-cell-address="Schiffslabor.C2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8])))" style:apply-style-name="HintergrundGruen" style:base-cell-address="Schiffslabor.C28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9])))" style:apply-style-name="HintergrundGruen" style:base-cell-address="Schiffslabor.C29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0])))" style:apply-style-name="HintergrundGruen" style:base-cell-address="Schiffslabor.C3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1])))" style:apply-style-name="HintergrundGruen" style:base-cell-address="Schiffslabor.C31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2])))" style:apply-style-name="HintergrundGruen" style:base-cell-address="Schiffslabor.C32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3])))" style:apply-style-name="HintergrundGruen" style:base-cell-address="Schiffslabor.C33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4])))" style:apply-style-name="HintergrundGruen" style:base-cell-address="Schiffslabor.C34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5])))" style:apply-style-name="HintergrundGruen" style:base-cell-address="Schiffslabor.C35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Schiffslabor.C36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7])))" style:apply-style-name="HintergrundGruen" style:base-cell-address="Schiffslabor.C37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8])))" style:apply-style-name="HintergrundGruen" style:base-cell-address="Schiffslabor.C38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9])))" style:apply-style-name="HintergrundGruen" style:base-cell-address="Schiffslabor.C39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0])))" style:apply-style-name="HintergrundGruen" style:base-cell-address="Schiffslabor.C40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1])))" style:apply-style-name="HintergrundGruen" style:base-cell-address="Schiffslabor.C41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2])))" style:apply-style-name="HintergrundGruen" style:base-cell-address="Schiffslabor.C42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3])))" style:apply-style-name="HintergrundGruen" style:base-cell-address="Schiffslabor.C43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4])))" style:apply-style-name="HintergrundGruen" style:base-cell-address="Schiffslabor.C44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5])))" style:apply-style-name="HintergrundGruen" style:base-cell-address="Schiffslabor.C45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6])))" style:apply-style-name="HintergrundGruen" style:base-cell-address="Schiffslabor.C46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7])))" style:apply-style-name="HintergrundGruen" style:base-cell-address="Schiffslabor.C47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Schiffslabor.C48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9])))" style:apply-style-name="HintergrundGruen" style:base-cell-address="Schiffslabor.C49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0])))" style:apply-style-name="HintergrundGruen" style:base-cell-address="Schiffslabor.C5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1])))" style:apply-style-name="HintergrundGruen" style:base-cell-address="Schiffslabor.C51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2])))" style:apply-style-name="HintergrundGruen" style:base-cell-address="Schiffslabor.C52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3])))" style:apply-style-name="HintergrundGruen" style:base-cell-address="Schiffslabor.C53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4])))" style:apply-style-name="HintergrundGruen" style:base-cell-address="Schiffslabor.C54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5])))" style:apply-style-name="HintergrundGruen" style:base-cell-address="Schiffslabor.C55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6])))" style:apply-style-name="HintergrundGruen" style:base-cell-address="Schiffslabor.C56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7])))" style:apply-style-name="HintergrundGruen" style:base-cell-address="Schiffslabor.C57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8])))" style:apply-style-name="HintergrundGruen" style:base-cell-address="Schiffslabor.C58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59])))" style:apply-style-name="HintergrundGruen" style:base-cell-address="Schiffslabor.C59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0])))" style:apply-style-name="HintergrundGruen" style:base-cell-address="Schiffslabor.C60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1])))" style:apply-style-name="HintergrundGruen" style:base-cell-address="Schiffslabor.C61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2])))" style:apply-style-name="HintergrundGruen" style:base-cell-address="Schiffslabor.C62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3])))" style:apply-style-name="HintergrundGruen" style:base-cell-address="Schiffslabor.C63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4])))" style:apply-style-name="HintergrundGruen" style:base-cell-address="Schiffslabor.C64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5])))" style:apply-style-name="HintergrundGruen" style:base-cell-address="Schiffslabor.C65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6])))" style:apply-style-name="HintergrundGruen" style:base-cell-address="Schiffslabor.C66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7])))" style:apply-style-name="HintergrundGruen" style:base-cell-address="Schiffslabor.C67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8])))" style:apply-style-name="HintergrundGruen" style:base-cell-address="Schiffslabor.C68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69])))" style:apply-style-name="HintergrundGruen" style:base-cell-address="Schiffslabor.C69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0])))" style:apply-style-name="HintergrundGruen" style:base-cell-address="Schiffslabor.C70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1])))" style:apply-style-name="HintergrundGruen" style:base-cell-address="Schiffslabor.C71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2])))" style:apply-style-name="HintergrundGruen" style:base-cell-address="Schiffslabor.C72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3])))" style:apply-style-name="HintergrundGruen" style:base-cell-address="Schiffslabor.C73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4])))" style:apply-style-name="HintergrundGruen" style:base-cell-address="Schiffslabor.C74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5])))" style:apply-style-name="HintergrundGruen" style:base-cell-address="Schiffslabor.C75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6])))" style:apply-style-name="HintergrundGruen" style:base-cell-address="Schiffslabor.C76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7])))" style:apply-style-name="HintergrundGruen" style:base-cell-address="Schiffslabor.C77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8])))" style:apply-style-name="HintergrundGruen" style:base-cell-address="Schiffslabor.C78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79])))" style:apply-style-name="HintergrundGruen" style:base-cell-address="Schiffslabor.C79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0])))" style:apply-style-name="HintergrundGruen" style:base-cell-address="Schiffslabor.C80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1])))" style:apply-style-name="HintergrundGruen" style:base-cell-address="Schiffslabor.C81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2])))" style:apply-style-name="HintergrundGruen" style:base-cell-address="Schiffslabor.C82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3])))" style:apply-style-name="HintergrundGruen" style:base-cell-address="Schiffslabor.C83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4])))" style:apply-style-name="HintergrundGruen" style:base-cell-address="Schiffslabor.C84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5])))" style:apply-style-name="HintergrundGruen" style:base-cell-address="Schiffslabor.C85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6])))" style:apply-style-name="HintergrundGruen" style:base-cell-address="Schiffslabor.C86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7])))" style:apply-style-name="HintergrundGruen" style:base-cell-address="Schiffslabor.C87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8])))" style:apply-style-name="HintergrundGruen" style:base-cell-address="Schiffslabor.C88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89])))" style:apply-style-name="HintergrundGruen" style:base-cell-address="Schiffslabor.C89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0])))" style:apply-style-name="HintergrundGruen" style:base-cell-address="Schiffslabor.C90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1])))" style:apply-style-name="HintergrundGruen" style:base-cell-address="Schiffslabor.C91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2])))" style:apply-style-name="HintergrundGruen" style:base-cell-address="Schiffslabor.C92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3])))" style:apply-style-name="HintergrundGruen" style:base-cell-address="Schiffslabor.C93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4])))" style:apply-style-name="HintergrundGruen" style:base-cell-address="Schiffslabor.C94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5])))" style:apply-style-name="HintergrundGruen" style:base-cell-address="Schiffslabor.C95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6])))" style:apply-style-name="HintergrundGruen" style:base-cell-address="Schiffslabor.C96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7])))" style:apply-style-name="HintergrundGruen" style:base-cell-address="Schiffslabor.C97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8])))" style:apply-style-name="HintergrundGruen" style:base-cell-address="Schiffslabor.C98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99])))" style:apply-style-name="HintergrundGruen" style:base-cell-address="Schiffslabor.C99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0])))" style:apply-style-name="HintergrundGruen" style:base-cell-address="Schiffslabor.C100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1])))" style:apply-style-name="HintergrundGruen" style:base-cell-address="Schiffslabor.C101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2])))" style:apply-style-name="HintergrundGruen" style:base-cell-address="Schiffslabor.C102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3])))" style:apply-style-name="HintergrundGruen" style:base-cell-address="Schiffslabor.C103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4])))" style:apply-style-name="HintergrundGruen" style:base-cell-address="Schiffslabor.C104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5])))" style:apply-style-name="HintergrundGruen" style:base-cell-address="Schiffslabor.C105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6])))" style:apply-style-name="HintergrundGruen" style:base-cell-address="Schiffslabor.C106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7])))" style:apply-style-name="HintergrundGruen" style:base-cell-address="Schiffslabor.C107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8])))" style:apply-style-name="HintergrundGruen" style:base-cell-address="Schiffslabor.C108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09])))" style:apply-style-name="HintergrundGruen" style:base-cell-address="Schiffslabor.C109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0])))" style:apply-style-name="HintergrundGruen" style:base-cell-address="Schiffslabor.C110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1])))" style:apply-style-name="HintergrundGruen" style:base-cell-address="Schiffslabor.C111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2])))" style:apply-style-name="HintergrundGruen" style:base-cell-address="Schiffslabor.C112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3])))" style:apply-style-name="HintergrundGruen" style:base-cell-address="Schiffslabor.C113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4])))" style:apply-style-name="HintergrundGruen" style:base-cell-address="Schiffslabor.C114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5])))" style:apply-style-name="HintergrundGruen" style:base-cell-address="Schiffslabor.C115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6])))" style:apply-style-name="HintergrundGruen" style:base-cell-address="Schiffslabor.C116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7])))" style:apply-style-name="HintergrundGruen" style:base-cell-address="Schiffslabor.C117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8])))" style:apply-style-name="HintergrundGruen" style:base-cell-address="Schiffslabor.C118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19])))" style:apply-style-name="HintergrundGruen" style:base-cell-address="Schiffslabor.C119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0])))" style:apply-style-name="HintergrundGruen" style:base-cell-address="Schiffslabor.C120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1])))" style:apply-style-name="HintergrundGruen" style:base-cell-address="Schiffslabor.C121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2])))" style:apply-style-name="HintergrundGruen" style:base-cell-address="Schiffslabor.C122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3])))" style:apply-style-name="HintergrundGruen" style:base-cell-address="Schiffslabor.C123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4])))" style:apply-style-name="HintergrundGruen" style:base-cell-address="Schiffslabor.C124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5])))" style:apply-style-name="HintergrundGruen" style:base-cell-address="Schiffslabor.C125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6])))" style:apply-style-name="HintergrundGruen" style:base-cell-address="Schiffslabor.C126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7])))" style:apply-style-name="HintergrundGruen" style:base-cell-address="Schiffslabor.C127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8])))" style:apply-style-name="HintergrundGruen" style:base-cell-address="Schiffslabor.C128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29])))" style:apply-style-name="HintergrundGruen" style:base-cell-address="Schiffslabor.C129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0])))" style:apply-style-name="HintergrundGruen" style:base-cell-address="Schiffslabor.C130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1])))" style:apply-style-name="HintergrundGruen" style:base-cell-address="Schiffslabor.C131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2])))" style:apply-style-name="HintergrundGruen" style:base-cell-address="Schiffslabor.C132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3])))" style:apply-style-name="HintergrundGruen" style:base-cell-address="Schiffslabor.C133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4])))" style:apply-style-name="HintergrundGruen" style:base-cell-address="Schiffslabor.C134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5])))" style:apply-style-name="HintergrundGruen" style:base-cell-address="Schiffslabor.C135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6])))" style:apply-style-name="HintergrundGruen" style:base-cell-address="Schiffslabor.C136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7])))" style:apply-style-name="HintergrundGruen" style:base-cell-address="Schiffslabor.C137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8])))" style:apply-style-name="HintergrundGruen" style:base-cell-address="Schiffslabor.C138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39])))" style:apply-style-name="HintergrundGruen" style:base-cell-address="Schiffslabor.C139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0])))" style:apply-style-name="HintergrundGruen" style:base-cell-address="Schiffslabor.C140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1])))" style:apply-style-name="HintergrundGruen" style:base-cell-address="Schiffslabor.C141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2])))" style:apply-style-name="HintergrundGruen" style:base-cell-address="Schiffslabor.C142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3])))" style:apply-style-name="HintergrundGruen" style:base-cell-address="Schiffslabor.C143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4])))" style:apply-style-name="HintergrundGruen" style:base-cell-address="Schiffslabor.C144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5])))" style:apply-style-name="HintergrundGruen" style:base-cell-address="Schiffslabor.C145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6])))" style:apply-style-name="HintergrundGruen" style:base-cell-address="Schiffslabor.C146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7])))" style:apply-style-name="HintergrundGruen" style:base-cell-address="Schiffslabor.C147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48])))" style:apply-style-name="HintergrundGruen" style:base-cell-address="Schiffslabor.C148"/>
    </style:style>
    <style:style style:name="ce16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2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])))" style:apply-style-name="HintergrundGruen" style:base-cell-address="Techniklabor.C2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])))" style:apply-style-name="HintergrundGruen" style:base-cell-address="Techniklabor.C3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])))" style:apply-style-name="HintergrundGruen" style:base-cell-address="Techniklabor.C4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])))" style:apply-style-name="HintergrundGruen" style:base-cell-address="Techniklabor.C5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])))" style:apply-style-name="HintergrundGruen" style:base-cell-address="Techniklabor.C6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])))" style:apply-style-name="HintergrundGruen" style:base-cell-address="Techniklabor.C7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])))" style:apply-style-name="HintergrundGruen" style:base-cell-address="Techniklabor.C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])))" style:apply-style-name="HintergrundGruen" style:base-cell-address="Techniklabor.C9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])))" style:apply-style-name="HintergrundGruen" style:base-cell-address="Techniklabor.C10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])))" style:apply-style-name="HintergrundGruen" style:base-cell-address="Techniklabor.C11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2])))" style:apply-style-name="HintergrundGruen" style:base-cell-address="Techniklabor.C12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3])))" style:apply-style-name="HintergrundGruen" style:base-cell-address="Techniklabor.C13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4])))" style:apply-style-name="HintergrundGruen" style:base-cell-address="Techniklabor.C14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5])))" style:apply-style-name="HintergrundGruen" style:base-cell-address="Techniklabor.C15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6])))" style:apply-style-name="HintergrundGruen" style:base-cell-address="Techniklabor.C16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7])))" style:apply-style-name="HintergrundGruen" style:base-cell-address="Techniklabor.C17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8])))" style:apply-style-name="HintergrundGruen" style:base-cell-address="Techniklabor.C18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9])))" style:apply-style-name="HintergrundGruen" style:base-cell-address="Techniklabor.C19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0])))" style:apply-style-name="HintergrundGruen" style:base-cell-address="Techniklabor.C20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1])))" style:apply-style-name="HintergrundGruen" style:base-cell-address="Techniklabor.C21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2])))" style:apply-style-name="HintergrundGruen" style:base-cell-address="Techniklabor.C22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3])))" style:apply-style-name="HintergrundGruen" style:base-cell-address="Techniklabor.C23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4])))" style:apply-style-name="HintergrundGruen" style:base-cell-address="Techniklabor.C24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5])))" style:apply-style-name="HintergrundGruen" style:base-cell-address="Techniklabor.C25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6])))" style:apply-style-name="HintergrundGruen" style:base-cell-address="Techniklabor.C26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7])))" style:apply-style-name="HintergrundGruen" style:base-cell-address="Techniklabor.C27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8])))" style:apply-style-name="HintergrundGruen" style:base-cell-address="Techniklabor.C28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29])))" style:apply-style-name="HintergrundGruen" style:base-cell-address="Techniklabor.C29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0])))" style:apply-style-name="HintergrundGruen" style:base-cell-address="Techniklabor.C30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1])))" style:apply-style-name="HintergrundGruen" style:base-cell-address="Techniklabor.C31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2])))" style:apply-style-name="HintergrundGruen" style:base-cell-address="Techniklabor.C32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3])))" style:apply-style-name="HintergrundGruen" style:base-cell-address="Techniklabor.C33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4])))" style:apply-style-name="HintergrundGruen" style:base-cell-address="Techniklabor.C34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5])))" style:apply-style-name="HintergrundGruen" style:base-cell-address="Techniklabor.C35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6])))" style:apply-style-name="HintergrundGruen" style:base-cell-address="Techniklabor.C36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7])))" style:apply-style-name="HintergrundGruen" style:base-cell-address="Techniklabor.C37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8])))" style:apply-style-name="HintergrundGruen" style:base-cell-address="Techniklabor.C38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39])))" style:apply-style-name="HintergrundGruen" style:base-cell-address="Techniklabor.C39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0])))" style:apply-style-name="HintergrundGruen" style:base-cell-address="Techniklabor.C40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1])))" style:apply-style-name="HintergrundGruen" style:base-cell-address="Techniklabor.C41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2])))" style:apply-style-name="HintergrundGruen" style:base-cell-address="Techniklabor.C42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3])))" style:apply-style-name="HintergrundGruen" style:base-cell-address="Techniklabor.C43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4])))" style:apply-style-name="HintergrundGruen" style:base-cell-address="Techniklabor.C44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5])))" style:apply-style-name="HintergrundGruen" style:base-cell-address="Techniklabor.C45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6])))" style:apply-style-name="HintergrundGruen" style:base-cell-address="Techniklabor.C46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7])))" style:apply-style-name="HintergrundGruen" style:base-cell-address="Techniklabor.C47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8])))" style:apply-style-name="HintergrundGruen" style:base-cell-address="Techniklabor.C48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49])))" style:apply-style-name="HintergrundGruen" style:base-cell-address="Techniklabor.C49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0])))" style:apply-style-name="HintergrundGruen" style:base-cell-address="Techniklabor.C50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1])))" style:apply-style-name="HintergrundGruen" style:base-cell-address="Techniklabor.C51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2])))" style:apply-style-name="HintergrundGruen" style:base-cell-address="Techniklabor.C52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3])))" style:apply-style-name="HintergrundGruen" style:base-cell-address="Techniklabor.C53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4])))" style:apply-style-name="HintergrundGruen" style:base-cell-address="Techniklabor.C54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5])))" style:apply-style-name="HintergrundGruen" style:base-cell-address="Techniklabor.C55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6])))" style:apply-style-name="HintergrundGruen" style:base-cell-address="Techniklabor.C56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7])))" style:apply-style-name="HintergrundGruen" style:base-cell-address="Techniklabor.C57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8])))" style:apply-style-name="HintergrundGruen" style:base-cell-address="Techniklabor.C58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59])))" style:apply-style-name="HintergrundGruen" style:base-cell-address="Techniklabor.C59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0])))" style:apply-style-name="HintergrundGruen" style:base-cell-address="Techniklabor.C60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1])))" style:apply-style-name="HintergrundGruen" style:base-cell-address="Techniklabor.C61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2])))" style:apply-style-name="HintergrundGruen" style:base-cell-address="Techniklabor.C62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3])))" style:apply-style-name="HintergrundGruen" style:base-cell-address="Techniklabor.C63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4])))" style:apply-style-name="HintergrundGruen" style:base-cell-address="Techniklabor.C64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5])))" style:apply-style-name="HintergrundGruen" style:base-cell-address="Techniklabor.C65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6])))" style:apply-style-name="HintergrundGruen" style:base-cell-address="Techniklabor.C66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Techniklabor.C67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8])))" style:apply-style-name="HintergrundGruen" style:base-cell-address="Techniklabor.C68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9])))" style:apply-style-name="HintergrundGruen" style:base-cell-address="Techniklabor.C69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0])))" style:apply-style-name="HintergrundGruen" style:base-cell-address="Techniklabor.C70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1])))" style:apply-style-name="HintergrundGruen" style:base-cell-address="Techniklabor.C71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2])))" style:apply-style-name="HintergrundGruen" style:base-cell-address="Techniklabor.C72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3])))" style:apply-style-name="HintergrundGruen" style:base-cell-address="Techniklabor.C73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4])))" style:apply-style-name="HintergrundGruen" style:base-cell-address="Techniklabor.C74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5])))" style:apply-style-name="HintergrundGruen" style:base-cell-address="Techniklabor.C75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6])))" style:apply-style-name="HintergrundGruen" style:base-cell-address="Techniklabor.C76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7])))" style:apply-style-name="HintergrundGruen" style:base-cell-address="Techniklabor.C77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8])))" style:apply-style-name="HintergrundGruen" style:base-cell-address="Techniklabor.C78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79])))" style:apply-style-name="HintergrundGruen" style:base-cell-address="Techniklabor.C79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0])))" style:apply-style-name="HintergrundGruen" style:base-cell-address="Techniklabor.C80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1])))" style:apply-style-name="HintergrundGruen" style:base-cell-address="Techniklabor.C81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2])))" style:apply-style-name="HintergrundGruen" style:base-cell-address="Techniklabor.C82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3])))" style:apply-style-name="HintergrundGruen" style:base-cell-address="Techniklabor.C83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4])))" style:apply-style-name="HintergrundGruen" style:base-cell-address="Techniklabor.C84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5])))" style:apply-style-name="HintergrundGruen" style:base-cell-address="Techniklabor.C85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6])))" style:apply-style-name="HintergrundGruen" style:base-cell-address="Techniklabor.C86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7])))" style:apply-style-name="HintergrundGruen" style:base-cell-address="Techniklabor.C87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8])))" style:apply-style-name="HintergrundGruen" style:base-cell-address="Techniklabor.C88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89])))" style:apply-style-name="HintergrundGruen" style:base-cell-address="Techniklabor.C89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0])))" style:apply-style-name="HintergrundGruen" style:base-cell-address="Techniklabor.C90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1])))" style:apply-style-name="HintergrundGruen" style:base-cell-address="Techniklabor.C91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2])))" style:apply-style-name="HintergrundGruen" style:base-cell-address="Techniklabor.C92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3])))" style:apply-style-name="HintergrundGruen" style:base-cell-address="Techniklabor.C93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4])))" style:apply-style-name="HintergrundGruen" style:base-cell-address="Techniklabor.C94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5])))" style:apply-style-name="HintergrundGruen" style:base-cell-address="Techniklabor.C95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6])))" style:apply-style-name="HintergrundGruen" style:base-cell-address="Techniklabor.C96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7])))" style:apply-style-name="HintergrundGruen" style:base-cell-address="Techniklabor.C97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8])))" style:apply-style-name="HintergrundGruen" style:base-cell-address="Techniklabor.C98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99])))" style:apply-style-name="HintergrundGruen" style:base-cell-address="Techniklabor.C99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0])))" style:apply-style-name="HintergrundGruen" style:base-cell-address="Techniklabor.C100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1])))" style:apply-style-name="HintergrundGruen" style:base-cell-address="Techniklabor.C101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2])))" style:apply-style-name="HintergrundGruen" style:base-cell-address="Techniklabor.C102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3])))" style:apply-style-name="HintergrundGruen" style:base-cell-address="Techniklabor.C103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4])))" style:apply-style-name="HintergrundGruen" style:base-cell-address="Techniklabor.C104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5])))" style:apply-style-name="HintergrundGruen" style:base-cell-address="Techniklabor.C105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6])))" style:apply-style-name="HintergrundGruen" style:base-cell-address="Techniklabor.C106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7])))" style:apply-style-name="HintergrundGruen" style:base-cell-address="Techniklabor.C107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8])))" style:apply-style-name="HintergrundGruen" style:base-cell-address="Techniklabor.C108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09])))" style:apply-style-name="HintergrundGruen" style:base-cell-address="Techniklabor.C109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0])))" style:apply-style-name="HintergrundGruen" style:base-cell-address="Techniklabor.C110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1])))" style:apply-style-name="HintergrundGruen" style:base-cell-address="Techniklabor.C111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2])))" style:apply-style-name="HintergrundGruen" style:base-cell-address="Techniklabor.C112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3])))" style:apply-style-name="HintergrundGruen" style:base-cell-address="Techniklabor.C113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4])))" style:apply-style-name="HintergrundGruen" style:base-cell-address="Techniklabor.C114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5])))" style:apply-style-name="HintergrundGruen" style:base-cell-address="Techniklabor.C115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6])))" style:apply-style-name="HintergrundGruen" style:base-cell-address="Techniklabor.C116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7])))" style:apply-style-name="HintergrundGruen" style:base-cell-address="Techniklabor.C117"/>
    </style:style>
    <style:style style:name="ce294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295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29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9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])))" style:apply-style-name="HintergrundGruen" style:base-cell-address="Waffenlabor.C2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])))" style:apply-style-name="HintergrundGruen" style:base-cell-address="Waffenlabor.C3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])))" style:apply-style-name="HintergrundGruen" style:base-cell-address="Waffenlabor.C4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])))" style:apply-style-name="HintergrundGruen" style:base-cell-address="Waffenlabor.C5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])))" style:apply-style-name="HintergrundGruen" style:base-cell-address="Waffenlabor.C6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])))" style:apply-style-name="HintergrundGruen" style:base-cell-address="Waffenlabor.C7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])))" style:apply-style-name="HintergrundGruen" style:base-cell-address="Waffenlabor.C8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9])))" style:apply-style-name="HintergrundGruen" style:base-cell-address="Waffenlabor.C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0])))" style:apply-style-name="HintergrundGruen" style:base-cell-address="Waffenlabor.C10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1])))" style:apply-style-name="HintergrundGruen" style:base-cell-address="Waffenlabor.C11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2])))" style:apply-style-name="HintergrundGruen" style:base-cell-address="Waffenlabor.C12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3])))" style:apply-style-name="HintergrundGruen" style:base-cell-address="Waffenlabor.C1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4])))" style:apply-style-name="HintergrundGruen" style:base-cell-address="Waffenlabor.C14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5])))" style:apply-style-name="HintergrundGruen" style:base-cell-address="Waffenlabor.C15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6])))" style:apply-style-name="HintergrundGruen" style:base-cell-address="Waffenlabor.C16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7])))" style:apply-style-name="HintergrundGruen" style:base-cell-address="Waffenlabor.C17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8])))" style:apply-style-name="HintergrundGruen" style:base-cell-address="Waffenlabor.C18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19])))" style:apply-style-name="HintergrundGruen" style:base-cell-address="Waffenlabor.C19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0])))" style:apply-style-name="HintergrundGruen" style:base-cell-address="Waffenlabor.C20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1])))" style:apply-style-name="HintergrundGruen" style:base-cell-address="Waffenlabor.C21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2])))" style:apply-style-name="HintergrundGruen" style:base-cell-address="Waffenlabor.C22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3])))" style:apply-style-name="HintergrundGruen" style:base-cell-address="Waffenlabor.C23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4])))" style:apply-style-name="HintergrundGruen" style:base-cell-address="Waffenlabor.C24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5])))" style:apply-style-name="HintergrundGruen" style:base-cell-address="Waffenlabor.C25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6])))" style:apply-style-name="HintergrundGruen" style:base-cell-address="Waffenlabor.C26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7])))" style:apply-style-name="HintergrundGruen" style:base-cell-address="Waffenlabor.C27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8])))" style:apply-style-name="HintergrundGruen" style:base-cell-address="Waffenlabor.C28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29])))" style:apply-style-name="HintergrundGruen" style:base-cell-address="Waffenlabor.C29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0])))" style:apply-style-name="HintergrundGruen" style:base-cell-address="Waffenlabor.C30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1])))" style:apply-style-name="HintergrundGruen" style:base-cell-address="Waffenlabor.C31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2])))" style:apply-style-name="HintergrundGruen" style:base-cell-address="Waffenlabor.C32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3])))" style:apply-style-name="HintergrundGruen" style:base-cell-address="Waffenlabor.C33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4])))" style:apply-style-name="HintergrundGruen" style:base-cell-address="Waffenlabor.C34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5])))" style:apply-style-name="HintergrundGruen" style:base-cell-address="Waffenlabor.C35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6])))" style:apply-style-name="HintergrundGruen" style:base-cell-address="Waffenlabor.C36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7])))" style:apply-style-name="HintergrundGruen" style:base-cell-address="Waffenlabor.C37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8])))" style:apply-style-name="HintergrundGruen" style:base-cell-address="Waffenlabor.C38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39])))" style:apply-style-name="HintergrundGruen" style:base-cell-address="Waffenlabor.C39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0])))" style:apply-style-name="HintergrundGruen" style:base-cell-address="Waffenlabor.C40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1])))" style:apply-style-name="HintergrundGruen" style:base-cell-address="Waffenlabor.C41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2])))" style:apply-style-name="HintergrundGruen" style:base-cell-address="Waffenlabor.C42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3])))" style:apply-style-name="HintergrundGruen" style:base-cell-address="Waffenlabor.C43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4])))" style:apply-style-name="HintergrundGruen" style:base-cell-address="Waffenlabor.C44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5])))" style:apply-style-name="HintergrundGruen" style:base-cell-address="Waffenlabor.C45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6])))" style:apply-style-name="HintergrundGruen" style:base-cell-address="Waffenlabor.C46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7])))" style:apply-style-name="HintergrundGruen" style:base-cell-address="Waffenlabor.C47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8])))" style:apply-style-name="HintergrundGruen" style:base-cell-address="Waffenlabor.C48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49])))" style:apply-style-name="HintergrundGruen" style:base-cell-address="Waffenlabor.C49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0])))" style:apply-style-name="HintergrundGruen" style:base-cell-address="Waffenlabor.C50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1])))" style:apply-style-name="HintergrundGruen" style:base-cell-address="Waffenlabor.C51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2])))" style:apply-style-name="HintergrundGruen" style:base-cell-address="Waffenlabor.C52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3])))" style:apply-style-name="HintergrundGruen" style:base-cell-address="Waffenlabor.C53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4])))" style:apply-style-name="HintergrundGruen" style:base-cell-address="Waffenlabor.C54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5])))" style:apply-style-name="HintergrundGruen" style:base-cell-address="Waffenlabor.C55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6])))" style:apply-style-name="HintergrundGruen" style:base-cell-address="Waffenlabor.C56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7])))" style:apply-style-name="HintergrundGruen" style:base-cell-address="Waffenlabor.C57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8])))" style:apply-style-name="HintergrundGruen" style:base-cell-address="Waffenlabor.C58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59])))" style:apply-style-name="HintergrundGruen" style:base-cell-address="Waffenlabor.C59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0])))" style:apply-style-name="HintergrundGruen" style:base-cell-address="Waffenlabor.C60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1])))" style:apply-style-name="HintergrundGruen" style:base-cell-address="Waffenlabor.C61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2])))" style:apply-style-name="HintergrundGruen" style:base-cell-address="Waffenlabor.C62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3])))" style:apply-style-name="HintergrundGruen" style:base-cell-address="Waffenlabor.C63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4])))" style:apply-style-name="HintergrundGruen" style:base-cell-address="Waffenlabor.C64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5])))" style:apply-style-name="HintergrundGruen" style:base-cell-address="Waffenlabor.C65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6])))" style:apply-style-name="HintergrundGruen" style:base-cell-address="Waffenlabor.C66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7])))" style:apply-style-name="HintergrundGruen" style:base-cell-address="Waffenlabor.C67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8])))" style:apply-style-name="HintergrundGruen" style:base-cell-address="Waffenlabor.C68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69])))" style:apply-style-name="HintergrundGruen" style:base-cell-address="Waffenlabor.C69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0])))" style:apply-style-name="HintergrundGruen" style:base-cell-address="Waffenlabor.C70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1])))" style:apply-style-name="HintergrundGruen" style:base-cell-address="Waffenlabor.C71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2])))" style:apply-style-name="HintergrundGruen" style:base-cell-address="Waffenlabor.C72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3])))" style:apply-style-name="HintergrundGruen" style:base-cell-address="Waffenlabor.C73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4])))" style:apply-style-name="HintergrundGruen" style:base-cell-address="Waffenlabor.C74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5])))" style:apply-style-name="HintergrundGruen" style:base-cell-address="Waffenlabor.C75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6])))" style:apply-style-name="HintergrundGruen" style:base-cell-address="Waffenlabor.C76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7])))" style:apply-style-name="HintergrundGruen" style:base-cell-address="Waffenlabor.C77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8])))" style:apply-style-name="HintergrundGruen" style:base-cell-address="Waffenlabor.C78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79])))" style:apply-style-name="HintergrundGruen" style:base-cell-address="Waffenlabor.C79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0])))" style:apply-style-name="HintergrundGruen" style:base-cell-address="Waffenlabor.C80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1])))" style:apply-style-name="HintergrundGruen" style:base-cell-address="Waffenlabor.C81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2])))" style:apply-style-name="HintergrundGruen" style:base-cell-address="Waffenlabor.C82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3])))" style:apply-style-name="HintergrundGruen" style:base-cell-address="Waffenlabor.C83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4])))" style:apply-style-name="HintergrundGruen" style:base-cell-address="Waffenlabor.C84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5])))" style:apply-style-name="HintergrundGruen" style:base-cell-address="Waffenlabor.C85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6])))" style:apply-style-name="HintergrundGruen" style:base-cell-address="Waffenlabor.C86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A87])))" style:apply-style-name="HintergrundGruen" style:base-cell-address="Waffenlabor.C87"/>
    </style:style>
    <style:style style:name="ce387" style:family="table-cell" style:parent-style-name="Default" style:data-style-name="N1"/>
    <style:style style:name="ce388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74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7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76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477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47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ext-properties fo:font-size="12pt" style:font-size-asian="12pt" style:font-size-complex="12pt"/>
    </style:style>
    <style:style style:name="ce48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84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49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69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72"/>
        <table:table-column table:style-name="co19" table:number-columns-repeated="2" table:default-cell-style-name="ce172"/>
        <table:table-column table:style-name="co20" table:default-cell-style-name="ce17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13" table:number-columns-repeated="2" table:default-cell-style-name="ce172"/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27" table:default-cell-style-name="ce172"/>
        <table:table-column table:style-name="co28" table:default-cell-style-name="ce172"/>
        <table:table-column table:style-name="co29" table:default-cell-style-name="ce12"/>
        <table:table-column table:style-name="co30" table:default-cell-style-name="ce169"/>
        <table:table-column table:style-name="co31" table:default-cell-style-name="ce172"/>
        <table:table-column table:style-name="co32" table:default-cell-style-name="ce172"/>
        <table:table-column table:style-name="co33" table:default-cell-style-name="ce172"/>
        <table:table-column table:style-name="co34" table:default-cell-style-name="ce172"/>
        <table:table-column table:style-name="co35" table:default-cell-style-name="ce169"/>
        <table:table-column table:style-name="co36" table:default-cell-style-name="ce169"/>
        <table:table-column table:style-name="co38" table:default-cell-style-name="ce169"/>
        <table:table-column table:style-name="co39" table:number-columns-repeated="2" table:default-cell-style-name="ce169"/>
        <table:table-column table:style-name="co40" table:default-cell-style-name="ce169"/>
        <table:table-column table:style-name="co41" table:default-cell-style-name="ce12"/>
        <table:table-column table:style-name="co21" table:default-cell-style-name="ce12"/>
        <table:table-column table:style-name="co23" table:default-cell-style-name="ce175"/>
        <table:table-column table:style-name="co37" table:number-columns-repeated="964" table:default-cell-style-name="Default"/>
        <table:table-row table:style-name="ro3"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Typ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Haltbarkeit</text:p>
          </table:table-cell>
          <table:table-cell table:style-name="ce9" office:value-type="string" calcext:value-type="string">
            <text:p>Max. </text:p>
            <text:p>Masse (t)</text:p>
          </table:table-cell>
          <table:table-cell table:style-name="ce167" office:value-type="string" calcext:value-type="string">
            <text:p>Fracht (t)</text:p>
          </table:table-cell>
          <table:table-cell table:style-name="ce9" office:value-type="string" calcext:value-type="string">
            <text:p>Geschwin-</text:p>
            <text:p>digkeit (m/s)</text:p>
          </table:table-cell>
          <table:table-cell table:style-name="ce9" office:value-type="string" calcext:value-type="string">
            <text:p>Wenden (°/s)</text:p>
          </table:table-cell>
          <table:table-cell table:style-name="ce9" office:value-type="string" calcext:value-type="string">
            <text:p>Strafen (m/s)</text:p>
          </table:table-cell>
          <table:table-cell table:style-name="ce9" office:value-type="string" calcext:value-type="string">
            <text:p>Sektorgeschwin-</text:p>
            <text:p>digkeit (AE/h)</text:p>
          </table:table-cell>
          <table:table-cell table:style-name="ce9" office:value-type="string" calcext:value-type="string">
            <text:p>Bauvorraussetzung 1</text:p>
          </table:table-cell>
          <table:table-cell table:style-name="ce9" office:value-type="string" calcext:value-type="string">
            <text:p>Bauvorraussetzung 2</text:p>
          </table:table-cell>
          <table:table-cell table:style-name="ce9" office:value-type="string" calcext:value-type="string">
            <text:p>Bauvorraussetzung 3</text:p>
          </table:table-cell>
          <table:table-cell table:style-name="ce170" office:value-type="string" calcext:value-type="string">
            <text:p>Düsen-</text:p>
            <text:p>masse (%)</text:p>
          </table:table-cell>
          <table:table-cell table:style-name="ce170" office:value-type="string" calcext:value-type="string">
            <text:p>Schild-</text:p>
            <text:p>schaden (%)</text:p>
          </table:table-cell>
          <table:table-cell table:style-name="ce170" office:value-type="string" calcext:value-type="string">
            <text:p>Zerstörer-</text:p>
            <text:p>schaden (%)</text:p>
          </table:table-cell>
          <table:table-cell table:style-name="ce170" office:value-type="string" calcext:value-type="string">
            <text:p>Stasis-</text:p>
            <text:p>Widerstand</text:p>
          </table:table-cell>
          <table:table-cell table:style-name="ce9" office:value-type="string" calcext:value-type="string">
            <text:p>Spezial-</text:p>
            <text:p>plätze</text:p>
          </table:table-cell>
          <table:table-cell table:style-name="ce9" office:value-type="string" calcext:value-type="string">
            <text:p>Widerstands-</text:p>
            <text:p>plätze</text:p>
          </table:table-cell>
          <table:table-cell table:style-name="ce9" office:value-type="string" calcext:value-type="string">
            <text:p>Schild-</text:p>
            <text:p>plätze</text:p>
          </table:table-cell>
          <table:table-cell table:style-name="ce170" office:value-type="string" calcext:value-type="string">
            <text:p>Panzerungs-</text:p>
            <text:p>haltbarkeit</text:p>
          </table:table-cell>
          <table:table-cell table:style-name="ce170" office:value-type="string" calcext:value-type="string">
            <text:p>Panzerungs-</text:p>
            <text:p>masse</text:p>
          </table:table-cell>
          <table:table-cell table:style-name="ce170" office:value-type="string" calcext:value-type="string">
            <text:p>Fregatten-</text:p>
            <text:p>schaden</text:p>
          </table:table-cell>
          <table:table-cell table:style-name="ce170" office:value-type="string" calcext:value-type="string">
            <text:p>Reichweite</text:p>
          </table:table-cell>
          <table:table-cell table:style-name="ce170" office:value-type="string" calcext:value-type="string">
            <text:p>Waffen-</text:p>
            <text:p>masse</text:p>
          </table:table-cell>
          <table:table-cell table:style-name="ce170" office:value-type="string" calcext:value-type="string">
            <text:p>Schildum-</text:p>
            <text:p>gehung</text:p>
          </table:table-cell>
          <table:table-cell table:style-name="ce170" office:value-type="string" calcext:value-type="string">
            <text:p>Kreuzer-</text:p>
            <text:p>schaden</text:p>
          </table:table-cell>
          <table:table-cell table:style-name="ce9" office:value-type="string" calcext:value-type="string">
            <text:p>Unterstützung</text:p>
          </table:table-cell>
          <table:table-cell table:style-name="ce167" office:value-type="string" calcext:value-type="string">
            <text:p>Unterstützungs-</text:p>
            <text:p>reichweite (m)</text:p>
          </table:table-cell>
          <table:table-cell table:style-name="ce170" office:value-type="string" calcext:value-type="string">
            <text:p>Alarmstart</text:p>
          </table:table-cell>
          <table:table-cell table:style-name="ce170" office:value-type="string" calcext:value-type="string">
            <text:p>Schiffs-</text:p>
            <text:p>schaden</text:p>
          </table:table-cell>
          <table:table-cell table:style-name="ce170" office:value-type="string" calcext:value-type="string">
            <text:p>Staffel-</text:p>
            <text:p>masse</text:p>
          </table:table-cell>
          <table:table-cell table:style-name="ce170" office:value-type="string" calcext:value-type="string">
            <text:p>Schlachtschiff-</text:p>
            <text:p>schaden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9" office:value-type="string" calcext:value-type="string">
            <text:p>tB s</text:p>
          </table:table-cell>
          <table:table-cell table:style-name="ce9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style-name="ce176" table:number-columns-repeated="964"/>
        </table:table-row>
        <table:table-row table:style-name="ro4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orvette</text:p>
          </table:table-cell>
          <table:table-cell table:style-name="ce13" office:value-type="string" calcext:value-type="string">
            <text:p>Voyager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0" calcext:value-type="float">
            <text:p>110</text:p>
          </table:table-cell>
          <table:table-cell table:style-name="ce168" office:value-type="float" office:value="6000" calcext:value-type="float">
            <text:p>6.0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Fregatte</text:p>
          </table:table-cell>
          <table:table-cell table:style-name="ce14" office:value-type="string" calcext:value-type="string">
            <text:p>Harrier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00" calcext:value-type="float">
            <text:p>300</text:p>
          </table:table-cell>
          <table:table-cell table:style-name="ce168" office:value-type="float" office:value="16000" calcext:value-type="float">
            <text:p>16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Schiffslabor II</text:p>
          </table:table-cell>
          <table:table-cell table:style-name="ce10" office:value-type="string" calcext:value-type="string">
            <text:p>Schiffsfabrik II</text:p>
          </table:table-cell>
          <table:table-cell table:style-name="ce10" office:value-type="string" calcext:value-type="string">
            <text:p>Pulsstrahler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21085" calcext:value-type="float">
            <text:p>21.085</text:p>
          </table:table-cell>
          <table:table-cell table:style-name="ce168" table:number-columns-repeated="4"/>
          <table:table-cell table:style-name="ce168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15" office:value-type="string" calcext:value-type="string">
            <text:p>Harrier MK II</text:p>
          </table:table-cell>
          <table:table-cell table:style-name="ce10" office:value-type="float" office:value="46" calcext:value-type="float">
            <text:p>46</text:p>
          </table:table-cell>
          <table:table-cell table:style-name="ce10" table:formula="of:=[.E3]*5/100+[.E3]" office:value-type="float" office:value="315" calcext:value-type="float">
            <text:p>315</text:p>
          </table:table-cell>
          <table:table-cell table:style-name="ce168" office:value-type="float" office:value="20000" calcext:value-type="float">
            <text:p>20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I</text:p>
          </table:table-cell>
          <table:table-cell table:style-name="ce10" office:value-type="string" calcext:value-type="string">
            <text:p>Fregatte Harrier</text:p>
          </table:table-cell>
          <table:table-cell table:style-name="ce10"/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1825" calcext:value-type="float">
            <text:p>1.825</text:p>
          </table:table-cell>
          <table:table-cell table:style-name="ce168" table:number-columns-repeated="5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Fregatte</text:p>
          </table:table-cell>
          <table:table-cell table:style-name="ce16" office:value-type="string" calcext:value-type="string">
            <text:p>Talon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900" calcext:value-type="float">
            <text:p>900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string" calcext:value-type="string">
            <text:p>Schiffslabor VI</text:p>
          </table:table-cell>
          <table:table-cell table:style-name="ce10" office:value-type="string" calcext:value-type="string">
            <text:p>Schiffsfabrik VI</text:p>
          </table:table-cell>
          <table:table-cell table:style-name="ce10" office:value-type="string" calcext:value-type="string">
            <text:p>Fregatte Harrier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17" office:value-type="string" calcext:value-type="string">
            <text:p>Talon MK II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945" calcext:value-type="float">
            <text:p>945</text:p>
          </table:table-cell>
          <table:table-cell table:style-name="ce168" office:value-type="float" office:value="62500" calcext:value-type="float">
            <text:p>62.5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string" calcext:value-type="string">
            <text:p>Werkstatt <text:s/>III</text:p>
          </table:table-cell>
          <table:table-cell table:style-name="ce10" office:value-type="string" calcext:value-type="string">
            <text:p>Fregatte Talon</text:p>
          </table:table-cell>
          <table:table-cell table:style-name="ce10" office:value-type="string" calcext:value-type="string">
            <text:p>Fregatte Harrier MK II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18" office:value-type="string" calcext:value-type="string">
            <text:p>Talon MK III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990" calcext:value-type="float">
            <text:p>990</text:p>
          </table:table-cell>
          <table:table-cell table:style-name="ce168" office:value-type="float" office:value="75000" calcext:value-type="float">
            <text:p>75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string" calcext:value-type="string">
            <text:p>Fregatte Harrier MK II</text:p>
          </table:table-cell>
          <table:table-cell table:style-name="ce10" table:number-columns-repeated="2"/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Fregatte</text:p>
          </table:table-cell>
          <table:table-cell table:style-name="ce19" office:value-type="string" calcext:value-type="string">
            <text:p>Nighthawk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2500" calcext:value-type="float">
            <text:p>2500</text:p>
          </table:table-cell>
          <table:table-cell table:style-name="ce168" office:value-type="float" office:value="72000" calcext:value-type="float">
            <text:p>72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Schiffsfabrik VIII</text:p>
          </table:table-cell>
          <table:table-cell table:style-name="ce10" office:value-type="string" calcext:value-type="string">
            <text:p>Schiffslabor VIII</text:p>
          </table:table-cell>
          <table:table-cell table:style-name="ce10" office:value-type="string" calcext:value-type="string">
            <text:p>Fregatte Talon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20" office:value-type="string" calcext:value-type="string">
            <text:p>Nighthawk MK II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2625" calcext:value-type="float">
            <text:p>2625</text:p>
          </table:table-cell>
          <table:table-cell table:style-name="ce168" office:value-type="float" office:value="90000" calcext:value-type="float">
            <text:p>90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Werkstatt IV</text:p>
          </table:table-cell>
          <table:table-cell table:style-name="ce10" office:value-type="string" calcext:value-type="string">
            <text:p>Fregatte Nighthawk</text:p>
          </table:table-cell>
          <table:table-cell table:style-name="ce10" office:value-type="string" calcext:value-type="string">
            <text:p>Fregatte Talon MK II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21" office:value-type="string" calcext:value-type="string">
            <text:p>Nighthawk MK III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2750" calcext:value-type="float">
            <text:p>2750</text:p>
          </table:table-cell>
          <table:table-cell table:style-name="ce168" office:value-type="float" office:value="108000" calcext:value-type="float">
            <text:p>108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Fregatte Nighthawk MK II</text:p>
          </table:table-cell>
          <table:table-cell table:style-name="ce10" office:value-type="string" calcext:value-type="string">
            <text:p>Fregatte Talon MK III</text:p>
          </table:table-cell>
          <table:table-cell table:style-name="ce10"/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22" office:value-type="string" calcext:value-type="string">
            <text:p>Nighthawk MK IV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2875" calcext:value-type="float">
            <text:p>2875</text:p>
          </table:table-cell>
          <table:table-cell table:style-name="ce168" office:value-type="float" office:value="126000" calcext:value-type="float">
            <text:p>126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Werkstatt V</text:p>
          </table:table-cell>
          <table:table-cell table:style-name="ce10" office:value-type="string" calcext:value-type="string">
            <text:p>Fregatte Nighthawk MK III</text:p>
          </table:table-cell>
          <table:table-cell table:style-name="ce10"/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23" office:value-type="string" calcext:value-type="string">
            <text:p>Genesis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750" calcext:value-type="float">
            <text:p>750</text:p>
          </table:table-cell>
          <table:table-cell table:style-name="ce168" office:value-type="float" office:value="22000" calcext:value-type="float">
            <text:p>22.0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labor III</text:p>
          </table:table-cell>
          <table:table-cell table:style-name="ce10" office:value-type="string" calcext:value-type="string">
            <text:p>Schiffsfabri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24" office:value-type="string" calcext:value-type="string">
            <text:p>Genesis MK II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788" calcext:value-type="float">
            <text:p>788</text:p>
          </table:table-cell>
          <table:table-cell table:style-name="ce168" office:value-type="float" office:value="27500" calcext:value-type="float">
            <text:p>27.5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II</text:p>
          </table:table-cell>
          <table:table-cell table:style-name="ce10" office:value-type="string" calcext:value-type="string">
            <text:p>Kreuzer Genesis</text:p>
          </table:table-cell>
          <table:table-cell table:style-name="ce10"/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25" office:value-type="string" calcext:value-type="string">
            <text:p>Exodus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2010" calcext:value-type="float">
            <text:p>2010</text:p>
          </table:table-cell>
          <table:table-cell table:style-name="ce168" office:value-type="float" office:value="64000" calcext:value-type="float">
            <text:p>64.0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Schiffslabor VI</text:p>
          </table:table-cell>
          <table:table-cell table:style-name="ce10" office:value-type="string" calcext:value-type="string">
            <text:p>Schiffsfabrik VI</text:p>
          </table:table-cell>
          <table:table-cell table:style-name="ce10" office:value-type="string" calcext:value-type="string">
            <text:p>Kreuzer Genesis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26" office:value-type="string" calcext:value-type="string">
            <text:p>Exodus MK II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2111" calcext:value-type="float">
            <text:p>2111</text:p>
          </table:table-cell>
          <table:table-cell table:style-name="ce168" office:value-type="float" office:value="80000" calcext:value-type="float">
            <text:p>80.0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<text:s/>IV</text:p>
          </table:table-cell>
          <table:table-cell table:style-name="ce10" office:value-type="string" calcext:value-type="string">
            <text:p>Kreuzer Exodus</text:p>
          </table:table-cell>
          <table:table-cell table:style-name="ce10" office:value-type="string" calcext:value-type="string">
            <text:p>Kreuzer Genesis MK II</text:p>
          </table:table-cell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27" office:value-type="string" calcext:value-type="string">
            <text:p>Exodus MK III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2211" calcext:value-type="float">
            <text:p>2211</text:p>
          </table:table-cell>
          <table:table-cell table:style-name="ce168" office:value-type="float" office:value="96000" calcext:value-type="float">
            <text:p>96.0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Genesis MK II</text:p>
          </table:table-cell>
          <table:table-cell table:style-name="ce10" table:number-columns-repeated="2"/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652975" calcext:value-type="float">
            <text:p>652.975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3" calcext:value-type="float">
            <text:p>43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28" office:value-type="string" calcext:value-type="string">
            <text:p>Revelation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6000" calcext:value-type="float">
            <text:p>6000</text:p>
          </table:table-cell>
          <table:table-cell table:style-name="ce168" office:value-type="float" office:value="101000" calcext:value-type="float">
            <text:p>101.0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Schiffsfabrik IX</text:p>
          </table:table-cell>
          <table:table-cell table:style-name="ce10" office:value-type="string" calcext:value-type="string">
            <text:p>Schiffslabor IX</text:p>
          </table:table-cell>
          <table:table-cell table:style-name="ce10" office:value-type="string" calcext:value-type="string">
            <text:p>Kreuzer Exodus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29" office:value-type="string" calcext:value-type="string">
            <text:p>Revelation MK II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6300" calcext:value-type="float">
            <text:p>6300</text:p>
          </table:table-cell>
          <table:table-cell table:style-name="ce168" office:value-type="float" office:value="126250" calcext:value-type="float">
            <text:p>126.25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V</text:p>
          </table:table-cell>
          <table:table-cell table:style-name="ce10" office:value-type="string" calcext:value-type="string">
            <text:p>Kreuzer Revelation</text:p>
          </table:table-cell>
          <table:table-cell table:style-name="ce10" office:value-type="string" calcext:value-type="string">
            <text:p>Kreuzer Exodus MK II</text:p>
          </table:table-cell>
          <table:table-cell table:style-name="ce171" table:number-columns-repeated="4"/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30" office:value-type="string" calcext:value-type="string">
            <text:p>Revelation MK III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6600" calcext:value-type="float">
            <text:p>6600</text:p>
          </table:table-cell>
          <table:table-cell table:style-name="ce168" office:value-type="float" office:value="151500" calcext:value-type="float">
            <text:p>151.50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Revelation MK II</text:p>
          </table:table-cell>
          <table:table-cell table:style-name="ce10" office:value-type="string" calcext:value-type="string">
            <text:p>Kreuzer Exodus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31" office:value-type="string" calcext:value-type="string">
            <text:p>Revelation MK IV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68" office:value-type="float" office:value="176750" calcext:value-type="float">
            <text:p>176.750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Kreuzer Revelation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Zerstörer</text:p>
          </table:table-cell>
          <table:table-cell table:style-name="ce32" office:value-type="string" calcext:value-type="string">
            <text:p>Longbow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50" calcext:value-type="float">
            <text:p>650</text:p>
          </table:table-cell>
          <table:table-cell table:style-name="ce168" office:value-type="float" office:value="26000" calcext:value-type="float">
            <text:p>26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labor IV</text:p>
          </table:table-cell>
          <table:table-cell table:style-name="ce10" office:value-type="string" calcext:value-type="string">
            <text:p>Schiffsfabri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33" office:value-type="string" calcext:value-type="string">
            <text:p>Longbow MK II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83" calcext:value-type="float">
            <text:p>683</text:p>
          </table:table-cell>
          <table:table-cell table:style-name="ce168" office:value-type="float" office:value="32500" calcext:value-type="float">
            <text:p>32.5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II</text:p>
          </table:table-cell>
          <table:table-cell table:style-name="ce10" office:value-type="string" calcext:value-type="string">
            <text:p>Zerstörer Longbow</text:p>
          </table:table-cell>
          <table:table-cell table:style-name="ce10"/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Zerstörer</text:p>
          </table:table-cell>
          <table:table-cell table:style-name="ce34" office:value-type="string" calcext:value-type="string">
            <text:p>Broadsword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850" calcext:value-type="float">
            <text:p>1850</text:p>
          </table:table-cell>
          <table:table-cell table:style-name="ce168" office:value-type="float" office:value="80000" calcext:value-type="float">
            <text:p>80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labor VII</text:p>
          </table:table-cell>
          <table:table-cell table:style-name="ce10" office:value-type="string" calcext:value-type="string">
            <text:p>Schiffsfabrik VII</text:p>
          </table:table-cell>
          <table:table-cell table:style-name="ce10" office:value-type="string" calcext:value-type="string">
            <text:p>Zerstörer Longbow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42" office:value-type="string" calcext:value-type="string">
            <text:p>Broadsword MK II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943" calcext:value-type="float">
            <text:p>1943</text:p>
          </table:table-cell>
          <table:table-cell table:style-name="ce168" office:value-type="float" office:value="100000" calcext:value-type="float">
            <text:p>100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IV</text:p>
          </table:table-cell>
          <table:table-cell table:style-name="ce10" office:value-type="string" calcext:value-type="string">
            <text:p>Zerstörer Broadsword</text:p>
          </table:table-cell>
          <table:table-cell table:style-name="ce10" office:value-type="string" calcext:value-type="string">
            <text:p>Zerstörer Longbow MK II</text:p>
          </table:table-cell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43" office:value-type="string" calcext:value-type="string">
            <text:p>Broadsword MK III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035" calcext:value-type="float">
            <text:p>2035</text:p>
          </table:table-cell>
          <table:table-cell table:style-name="ce168" office:value-type="float" office:value="120000" calcext:value-type="float">
            <text:p>120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Zerstörer Broadsword MK II</text:p>
          </table:table-cell>
          <table:table-cell table:style-name="ce10" table:number-columns-repeated="2"/>
          <table:table-cell table:style-name="ce171" table:number-columns-repeated="4"/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1520550" calcext:value-type="float">
            <text:p>1.520.550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1" calcext:value-type="float">
            <text:p>9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Zerstörer</text:p>
          </table:table-cell>
          <table:table-cell table:style-name="ce44" office:value-type="string" calcext:value-type="string">
            <text:p>Trident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68" office:value-type="float" office:value="116000" calcext:value-type="float">
            <text:p>116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fabrik IX</text:p>
          </table:table-cell>
          <table:table-cell table:style-name="ce10" office:value-type="string" calcext:value-type="string">
            <text:p>Schiffslabor IX</text:p>
          </table:table-cell>
          <table:table-cell table:style-name="ce10" office:value-type="string" calcext:value-type="string">
            <text:p>Zerstörer Broadsword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45" office:value-type="string" calcext:value-type="string">
            <text:p>Trident MK II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725" calcext:value-type="float">
            <text:p>4725</text:p>
          </table:table-cell>
          <table:table-cell table:style-name="ce168" office:value-type="float" office:value="145000" calcext:value-type="float">
            <text:p>145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</text:p>
          </table:table-cell>
          <table:table-cell table:style-name="ce10" office:value-type="string" calcext:value-type="string">
            <text:p>Zerstörer Trident</text:p>
          </table:table-cell>
          <table:table-cell table:style-name="ce10" office:value-type="string" calcext:value-type="string">
            <text:p>Zerstörer Broadsword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46" office:value-type="string" calcext:value-type="string">
            <text:p>Trident MK III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4950" calcext:value-type="float">
            <text:p>4950</text:p>
          </table:table-cell>
          <table:table-cell table:style-name="ce168" office:value-type="float" office:value="174000" calcext:value-type="float">
            <text:p>174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Zerstörer Trident MK II</text:p>
          </table:table-cell>
          <table:table-cell table:style-name="ce10" office:value-type="string" calcext:value-type="string">
            <text:p>Zerstörer Broadsword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47" office:value-type="string" calcext:value-type="string">
            <text:p>Trident MK IV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5175" calcext:value-type="float">
            <text:p>5175</text:p>
          </table:table-cell>
          <table:table-cell table:style-name="ce168" office:value-type="float" office:value="203000" calcext:value-type="float">
            <text:p>203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Zerstörer Trident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Schlachtschiff</text:p>
          </table:table-cell>
          <table:table-cell table:style-name="ce48" office:value-type="string" calcext:value-type="string">
            <text:p>Rancor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135" calcext:value-type="float">
            <text:p>2135</text:p>
          </table:table-cell>
          <table:table-cell table:style-name="ce168" office:value-type="float" office:value="66000" calcext:value-type="float">
            <text:p>66.0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labor V</text:p>
          </table:table-cell>
          <table:table-cell table:style-name="ce10" office:value-type="string" calcext:value-type="string">
            <text:p>Schiffsfabrik 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49" office:value-type="string" calcext:value-type="string">
            <text:p>Rancor MK II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242" calcext:value-type="float">
            <text:p>2242</text:p>
          </table:table-cell>
          <table:table-cell table:style-name="ce168" office:value-type="float" office:value="82500" calcext:value-type="float">
            <text:p>82.5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III</text:p>
          </table:table-cell>
          <table:table-cell table:style-name="ce10" office:value-type="string" calcext:value-type="string">
            <text:p>Schlachtschiff Rancor</text:p>
          </table:table-cell>
          <table:table-cell table:style-name="ce10"/>
          <table:table-cell table:style-name="ce171" table:number-columns-repeated="4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Schlachtschiff</text:p>
          </table:table-cell>
          <table:table-cell table:style-name="ce50" office:value-type="string" calcext:value-type="string">
            <text:p>Venom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010" calcext:value-type="float">
            <text:p>5010</text:p>
          </table:table-cell>
          <table:table-cell table:style-name="ce168" office:value-type="float" office:value="196000" calcext:value-type="float">
            <text:p>196.0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fabrik VIII</text:p>
          </table:table-cell>
          <table:table-cell table:style-name="ce10" office:value-type="string" calcext:value-type="string">
            <text:p>Schiffslabor VIII</text:p>
          </table:table-cell>
          <table:table-cell table:style-name="ce10" office:value-type="string" calcext:value-type="string">
            <text:p>Schlachtschiff Rancor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51" office:value-type="string" calcext:value-type="string">
            <text:p>Venom MK II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261" calcext:value-type="float">
            <text:p>5261</text:p>
          </table:table-cell>
          <table:table-cell table:style-name="ce168" office:value-type="float" office:value="245000" calcext:value-type="float">
            <text:p>245.0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IV</text:p>
          </table:table-cell>
          <table:table-cell table:style-name="ce10" office:value-type="string" calcext:value-type="string">
            <text:p>Schlachtschiff Venom</text:p>
          </table:table-cell>
          <table:table-cell table:style-name="ce10" office:value-type="string" calcext:value-type="string">
            <text:p>Schlachtschiff Rancor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52" office:value-type="string" calcext:value-type="string">
            <text:p>Venom MK III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5511" calcext:value-type="float">
            <text:p>5511</text:p>
          </table:table-cell>
          <table:table-cell table:style-name="ce168" office:value-type="float" office:value="294000" calcext:value-type="float">
            <text:p>294.0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lachtschiff Venom MK II</text:p>
          </table:table-cell>
          <table:table-cell table:style-name="ce10" table:number-columns-repeated="2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Schlachtschiff</text:p>
          </table:table-cell>
          <table:table-cell table:style-name="ce53" office:value-type="string" calcext:value-type="string">
            <text:p>Fury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9250" calcext:value-type="float">
            <text:p>9250</text:p>
          </table:table-cell>
          <table:table-cell table:style-name="ce168" office:value-type="float" office:value="293000" calcext:value-type="float">
            <text:p>293.0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iffsfabrik X</text:p>
          </table:table-cell>
          <table:table-cell table:style-name="ce10" office:value-type="string" calcext:value-type="string">
            <text:p>Schiffslabor X</text:p>
          </table:table-cell>
          <table:table-cell table:style-name="ce10" office:value-type="string" calcext:value-type="string">
            <text:p>Schlachtschiff Venom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54" office:value-type="string" calcext:value-type="string">
            <text:p>Fury MK II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9713" calcext:value-type="float">
            <text:p>9713</text:p>
          </table:table-cell>
          <table:table-cell table:style-name="ce168" office:value-type="float" office:value="366250" calcext:value-type="float">
            <text:p>366.25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Schlachtschiff Fury</text:p>
          </table:table-cell>
          <table:table-cell table:style-name="ce10" office:value-type="string" calcext:value-type="string">
            <text:p>Schlachtschiff Venom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55" office:value-type="string" calcext:value-type="string">
            <text:p>Fury MK III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0175" calcext:value-type="float">
            <text:p>10175</text:p>
          </table:table-cell>
          <table:table-cell table:style-name="ce168" office:value-type="float" office:value="439500" calcext:value-type="float">
            <text:p>439.50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lachtschiff Fury MK II</text:p>
          </table:table-cell>
          <table:table-cell table:style-name="ce10" office:value-type="string" calcext:value-type="string">
            <text:p>Schlachtschiff Venom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56" office:value-type="string" calcext:value-type="string">
            <text:p>Fury MK IV</text:p>
          </table:table-cell>
          <table:table-cell table:style-name="ce10" office:value-type="float" office:value="900" calcext:value-type="float">
            <text:p>900</text:p>
          </table:table-cell>
          <table:table-cell table:style-name="ce10" office:value-type="float" office:value="10638" calcext:value-type="float">
            <text:p>10638</text:p>
          </table:table-cell>
          <table:table-cell table:style-name="ce168" office:value-type="float" office:value="512750" calcext:value-type="float">
            <text:p>512.750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I</text:p>
          </table:table-cell>
          <table:table-cell table:style-name="ce10" office:value-type="string" calcext:value-type="string">
            <text:p>Schlachtschiff Fury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Träger</text:p>
          </table:table-cell>
          <table:table-cell table:style-name="ce57" office:value-type="string" calcext:value-type="string">
            <text:p>Midgard</text:p>
          </table:table-cell>
          <table:table-cell table:style-name="ce10" office:value-type="float" office:value="1800" calcext:value-type="float">
            <text:p>1800</text:p>
          </table:table-cell>
          <table:table-cell table:style-name="ce10"/>
          <table:table-cell table:style-name="ce168"/>
          <table:table-cell table:style-name="ce10" office:value-type="float" office:value="220" calcext:value-type="float">
            <text:p>22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58" office:value-type="string" calcext:value-type="string">
            <text:p>Midgard MK II</text:p>
          </table:table-cell>
          <table:table-cell table:style-name="ce10" office:value-type="float" office:value="1800" calcext:value-type="float">
            <text:p>1800</text:p>
          </table:table-cell>
          <table:table-cell table:style-name="ce10" office:value-type="float" office:value="3575" calcext:value-type="float">
            <text:p>3575</text:p>
          </table:table-cell>
          <table:table-cell table:style-name="ce168" office:value-type="float" office:value="375000" calcext:value-type="float">
            <text:p>375.00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3"/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3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59" office:value-type="string" calcext:value-type="string">
            <text:p>Midgard MK III</text:p>
          </table:table-cell>
          <table:table-cell table:style-name="ce10" office:value-type="float" office:value="1800" calcext:value-type="float">
            <text:p>1800</text:p>
          </table:table-cell>
          <table:table-cell table:style-name="ce10" office:value-type="float" office:value="3746" calcext:value-type="float">
            <text:p>3746</text:p>
          </table:table-cell>
          <table:table-cell table:style-name="ce168" office:value-type="float" office:value="450000" calcext:value-type="float">
            <text:p>450.000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Träger Midgard MK II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3"/>
          <table:table-cell table:style-name="ce171" office:value-type="percentage" office:value="0.8" calcext:value-type="percentage">
            <text:p>80%</text:p>
          </table:table-cell>
          <table:table-cell table:style-name="ce171" table:number-columns-repeated="3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Träger</text:p>
          </table:table-cell>
          <table:table-cell table:style-name="ce60" office:value-type="string" calcext:value-type="string">
            <text:p>Valhalla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/>
          <table:table-cell table:style-name="ce168"/>
          <table:table-cell table:style-name="ce10" office:value-type="float" office:value="200" calcext:value-type="float">
            <text:p>20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61" office:value-type="string" calcext:value-type="string">
            <text:p>Valhalla MK II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5959" calcext:value-type="float">
            <text:p>5959</text:p>
          </table:table-cell>
          <table:table-cell table:style-name="ce168" office:value-type="float" office:value="500000" calcext:value-type="float">
            <text:p>500.0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Träger Valhalla</text:p>
          </table:table-cell>
          <table:table-cell table:style-name="ce10" office:value-type="string" calcext:value-type="string">
            <text:p>Träger Midgard MK II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62" office:value-type="string" calcext:value-type="string">
            <text:p>Valhalla MK III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6243" calcext:value-type="float">
            <text:p>6243</text:p>
          </table:table-cell>
          <table:table-cell table:style-name="ce168" office:value-type="float" office:value="600000" calcext:value-type="float">
            <text:p>600.0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Träger Valhalla MK II</text:p>
          </table:table-cell>
          <table:table-cell table:style-name="ce10" office:value-type="string" calcext:value-type="string">
            <text:p>Träger Midgard MK III</text:p>
          </table:table-cell>
          <table:table-cell table:style-name="ce10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63" office:value-type="string" calcext:value-type="string">
            <text:p>Valhalla MK IV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6526" calcext:value-type="float">
            <text:p>6526</text:p>
          </table:table-cell>
          <table:table-cell table:style-name="ce168" office:value-type="float" office:value="700000" calcext:value-type="float">
            <text:p>700.0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I</text:p>
          </table:table-cell>
          <table:table-cell table:style-name="ce10" office:value-type="string" calcext:value-type="string">
            <text:p>Träger Valhalla MK III</text:p>
          </table:table-cell>
          <table:table-cell table:style-name="ce10"/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Ionenfeld</text:p>
          </table:table-cell>
          <table:table-cell table:style-name="ce168" office:value-type="float" office:value="8000" calcext:value-type="float">
            <text:p>8.000</text:p>
          </table:table-cell>
          <table:table-cell table:style-name="ce171"/>
          <table:table-cell table:style-name="ce171" office:value-type="percentage" office:value="0.18" calcext:value-type="percentage">
            <text:p>18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Fregatte</text:p>
          </table:table-cell>
          <table:table-cell table:style-name="ce64" office:value-type="string" calcext:value-type="string">
            <text:p>Condor</text:p>
          </table:table-cell>
          <table:table-cell table:style-name="ce10" office:value-type="float" office:value="800" calcext:value-type="float">
            <text:p>800</text:p>
          </table:table-cell>
          <table:table-cell table:style-name="ce10"/>
          <table:table-cell table:style-name="ce168"/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65" office:value-type="string" calcext:value-type="string">
            <text:p>Condor MK II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3281" calcext:value-type="float">
            <text:p>3281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string" calcext:value-type="string">
            <text:p>Werkstatt V</text:p>
          </table:table-cell>
          <table:table-cell table:style-name="ce10" office:value-type="string" calcext:value-type="string">
            <text:p>Fregatte Condor</text:p>
          </table:table-cell>
          <table:table-cell table:style-name="ce10" office:value-type="string" calcext:value-type="string">
            <text:p>Fregatte Nighthawk MK II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66" office:value-type="string" calcext:value-type="string">
            <text:p>Condor MK III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3438" calcext:value-type="float">
            <text:p>3438</text:p>
          </table:table-cell>
          <table:table-cell table:style-name="ce168" office:value-type="float" office:value="54000" calcext:value-type="float">
            <text:p>54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string" calcext:value-type="string">
            <text:p>Fregatte Condor MK II</text:p>
          </table:table-cell>
          <table:table-cell table:style-name="ce10" office:value-type="string" calcext:value-type="string">
            <text:p>Fregatte Nighthawk MK III</text:p>
          </table:table-cell>
          <table:table-cell table:style-name="ce10"/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67" office:value-type="string" calcext:value-type="string">
            <text:p>Condor MK IV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3594" calcext:value-type="float">
            <text:p>3594</text:p>
          </table:table-cell>
          <table:table-cell table:style-name="ce168" office:value-type="float" office:value="63000" calcext:value-type="float">
            <text:p>63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string" calcext:value-type="string">
            <text:p>Fregatte Condor MK III</text:p>
          </table:table-cell>
          <table:table-cell table:style-name="ce10" office:value-type="string" calcext:value-type="string">
            <text:p>Fregatte Nighthawk MK IV</text:p>
          </table:table-cell>
          <table:table-cell table:style-name="ce10"/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68" office:value-type="string" calcext:value-type="string">
            <text:p>Condor MK V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3750" calcext:value-type="float">
            <text:p>3750</text:p>
          </table:table-cell>
          <table:table-cell table:style-name="ce168" office:value-type="float" office:value="72000" calcext:value-type="float">
            <text:p>72.000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76" calcext:value-type="float">
            <text:p>276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Fregatte Condor MK IV</text:p>
          </table:table-cell>
          <table:table-cell table:style-name="ce10"/>
          <table:table-cell table:style-name="ce171" office:value-type="percentage" office:value="-0.5" calcext:value-type="percentage">
            <text:p>-5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69" office:value-type="string" calcext:value-type="string">
            <text:p>Destiny</text:p>
          </table:table-cell>
          <table:table-cell table:style-name="ce10" office:value-type="float" office:value="450" calcext:value-type="float">
            <text:p>450</text:p>
          </table:table-cell>
          <table:table-cell table:style-name="ce10"/>
          <table:table-cell table:style-name="ce168"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0" office:value-type="string" calcext:value-type="string">
            <text:p>Destiny MK II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231" calcext:value-type="float">
            <text:p>2231</text:p>
          </table:table-cell>
          <table:table-cell table:style-name="ce168" office:value-type="float" office:value="40000" calcext:value-type="float">
            <text:p>40.0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Destiny</text:p>
          </table:table-cell>
          <table:table-cell table:style-name="ce10" office:value-type="string" calcext:value-type="string">
            <text:p>Kreuzer Exodus MK 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1" office:value-type="string" calcext:value-type="string">
            <text:p>Destiny MK III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338" calcext:value-type="float">
            <text:p>2338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Destiny MK II</text:p>
          </table:table-cell>
          <table:table-cell table:style-name="ce10" office:value-type="string" calcext:value-type="string">
            <text:p>Kreuzer Exodus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72" office:value-type="string" calcext:value-type="string">
            <text:p>Apocrypha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/>
          <table:table-cell table:style-name="ce168"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3" office:value-type="string" calcext:value-type="string">
            <text:p>Apocrypha MK II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7350" calcext:value-type="float">
            <text:p>7350</text:p>
          </table:table-cell>
          <table:table-cell table:style-name="ce168" office:value-type="float" office:value="63125" calcext:value-type="float">
            <text:p>63.125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Kreuzer Apocrypha</text:p>
          </table:table-cell>
          <table:table-cell table:style-name="ce10" office:value-type="string" calcext:value-type="string">
            <text:p>Kreuzer Revelation MK II</text:p>
          </table:table-cell>
          <table:table-cell table:style-name="ce171" table:number-columns-repeated="4"/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4" office:value-type="string" calcext:value-type="string">
            <text:p>Apocrypha MK III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7700" calcext:value-type="float">
            <text:p>7700</text:p>
          </table:table-cell>
          <table:table-cell table:style-name="ce168" office:value-type="float" office:value="75700" calcext:value-type="float">
            <text:p>75.7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Apocrypha MK II</text:p>
          </table:table-cell>
          <table:table-cell table:style-name="ce10" office:value-type="string" calcext:value-type="string">
            <text:p>Kreuzer Revelation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5" office:value-type="string" calcext:value-type="string">
            <text:p>Apocrypha MK IV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8050" calcext:value-type="float">
            <text:p>8050</text:p>
          </table:table-cell>
          <table:table-cell table:style-name="ce168" office:value-type="float" office:value="88375" calcext:value-type="float">
            <text:p>88.375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Kreuzer Apocrypha MK III</text:p>
          </table:table-cell>
          <table:table-cell table:style-name="ce10" office:value-type="string" calcext:value-type="string">
            <text:p>Kreuzer Revelation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76" office:value-type="string" calcext:value-type="string">
            <text:p>Apocrypha MK V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8400" calcext:value-type="float">
            <text:p>8400</text:p>
          </table:table-cell>
          <table:table-cell table:style-name="ce168" office:value-type="float" office:value="101000" calcext:value-type="float">
            <text:p>101.0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string" calcext:value-type="string">
            <text:p>Werkstatt <text:s/>VII</text:p>
          </table:table-cell>
          <table:table-cell table:style-name="ce10" office:value-type="string" calcext:value-type="string">
            <text:p>Kreuzer Apocrypha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Zerstörer</text:p>
          </table:table-cell>
          <table:table-cell table:style-name="ce77" office:value-type="string" calcext:value-type="string">
            <text:p>Scythe</text:p>
          </table:table-cell>
          <table:table-cell table:style-name="ce10" office:value-type="float" office:value="438" calcext:value-type="float">
            <text:p>438</text:p>
          </table:table-cell>
          <table:table-cell table:style-name="ce10"/>
          <table:table-cell table:style-name="ce168"/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78" office:value-type="string" calcext:value-type="string">
            <text:p>Scythe MK II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5985" calcext:value-type="float">
            <text:p>5985</text:p>
          </table:table-cell>
          <table:table-cell table:style-name="ce168" office:value-type="float" office:value="72500" calcext:value-type="float">
            <text:p>72.5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VI</text:p>
          </table:table-cell>
          <table:table-cell table:style-name="ce10" office:value-type="string" calcext:value-type="string">
            <text:p>Zerstörer Scythe</text:p>
          </table:table-cell>
          <table:table-cell table:style-name="ce10" office:value-type="string" calcext:value-type="string">
            <text:p>Zerstörer Trident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79" office:value-type="string" calcext:value-type="string">
            <text:p>Scythe MK III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6270" calcext:value-type="float">
            <text:p>6270</text:p>
          </table:table-cell>
          <table:table-cell table:style-name="ce168" office:value-type="float" office:value="87000" calcext:value-type="float">
            <text:p>87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Zerstörer Scythe MK II</text:p>
          </table:table-cell>
          <table:table-cell table:style-name="ce10" office:value-type="string" calcext:value-type="string">
            <text:p>Zerstörer Trident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80" office:value-type="string" calcext:value-type="string">
            <text:p>Scythe MK IV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6555" calcext:value-type="float">
            <text:p>6555</text:p>
          </table:table-cell>
          <table:table-cell table:style-name="ce168" office:value-type="float" office:value="101500" calcext:value-type="float">
            <text:p>101.5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Zerstörer Scythe MK III</text:p>
          </table:table-cell>
          <table:table-cell table:style-name="ce10" office:value-type="string" calcext:value-type="string">
            <text:p>Zerstörer Trident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81" office:value-type="string" calcext:value-type="string">
            <text:p>Scythe MK V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6840" calcext:value-type="float">
            <text:p>6840</text:p>
          </table:table-cell>
          <table:table-cell table:style-name="ce168" office:value-type="float" office:value="116000" calcext:value-type="float">
            <text:p>116.0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VII</text:p>
          </table:table-cell>
          <table:table-cell table:style-name="ce10" office:value-type="string" calcext:value-type="string">
            <text:p>Zerstörer Scythe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Schlachtschiff</text:p>
          </table:table-cell>
          <table:table-cell table:style-name="ce82" office:value-type="string" calcext:value-type="string">
            <text:p>Dread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/>
          <table:table-cell table:style-name="ce168"/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83" office:value-type="string" calcext:value-type="string">
            <text:p>Dread MK II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10301" calcext:value-type="float">
            <text:p>10301</text:p>
          </table:table-cell>
          <table:table-cell table:style-name="ce168" office:value-type="float" office:value="183125" calcext:value-type="float">
            <text:p>183.125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Schlachtschiff Dread</text:p>
          </table:table-cell>
          <table:table-cell table:style-name="ce10" office:value-type="string" calcext:value-type="string">
            <text:p>Schlachtschiff Fury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84" office:value-type="string" calcext:value-type="string">
            <text:p>Dread MK III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10791" calcext:value-type="float">
            <text:p>10791</text:p>
          </table:table-cell>
          <table:table-cell table:style-name="ce168" office:value-type="float" office:value="219750" calcext:value-type="float">
            <text:p>219.75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lachtschiff Dread MK II</text:p>
          </table:table-cell>
          <table:table-cell table:style-name="ce10" office:value-type="string" calcext:value-type="string">
            <text:p>Schlachtschiff Fury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85" office:value-type="string" calcext:value-type="string">
            <text:p>Dread MK IV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11282" calcext:value-type="float">
            <text:p>11282</text:p>
          </table:table-cell>
          <table:table-cell table:style-name="ce168" office:value-type="float" office:value="256375" calcext:value-type="float">
            <text:p>256.375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Schlachtschiff Dread MK III</text:p>
          </table:table-cell>
          <table:table-cell table:style-name="ce10" office:value-type="string" calcext:value-type="string">
            <text:p>Schlachtschiff Fury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86" office:value-type="string" calcext:value-type="string">
            <text:p>Dread MK V</text:p>
          </table:table-cell>
          <table:table-cell table:style-name="ce10" office:value-type="float" office:value="1125" calcext:value-type="float">
            <text:p>1125</text:p>
          </table:table-cell>
          <table:table-cell table:style-name="ce10" office:value-type="float" office:value="11772" calcext:value-type="float">
            <text:p>11772</text:p>
          </table:table-cell>
          <table:table-cell table:style-name="ce168" office:value-type="float" office:value="293000" calcext:value-type="float">
            <text:p>293.0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Schlachtschiff Dread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iegskutter</text:p>
          </table:table-cell>
          <table:table-cell table:style-name="ce87" office:value-type="string" calcext:value-type="string">
            <text:p>Gharial</text:p>
          </table:table-cell>
          <table:table-cell table:style-name="ce10" office:value-type="float" office:value="950" calcext:value-type="float">
            <text:p>950</text:p>
          </table:table-cell>
          <table:table-cell table:style-name="ce10"/>
          <table:table-cell table:style-name="ce168"/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iegskutter</text:p>
          </table:table-cell>
          <table:table-cell table:style-name="ce88" office:value-type="string" calcext:value-type="string">
            <text:p>Gharial MK II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6300" calcext:value-type="float">
            <text:p>6300</text:p>
          </table:table-cell>
          <table:table-cell table:style-name="ce168" office:value-type="float" office:value="126250" calcext:value-type="float">
            <text:p>126.25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Kriegskutter Gharial</text:p>
          </table:table-cell>
          <table:table-cell table:style-name="ce10"/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iegskutter</text:p>
          </table:table-cell>
          <table:table-cell table:style-name="ce89" office:value-type="string" calcext:value-type="string">
            <text:p>Gharial MK III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6600" calcext:value-type="float">
            <text:p>6600</text:p>
          </table:table-cell>
          <table:table-cell table:style-name="ce168" office:value-type="float" office:value="151500" calcext:value-type="float">
            <text:p>151.50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Fregatte Nighthawk MK III</text:p>
          </table:table-cell>
          <table:table-cell table:style-name="ce10" office:value-type="string" calcext:value-type="string">
            <text:p>Kriegskutter Gharial MK II</text:p>
          </table:table-cell>
          <table:table-cell table:style-name="ce10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71" office:value-type="percentage" office:value="0.24" calcext:value-type="percentage">
            <text:p>24%</text:p>
          </table:table-cell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iegskutter</text:p>
          </table:table-cell>
          <table:table-cell table:style-name="ce90" office:value-type="string" calcext:value-type="string">
            <text:p>Gharial MK IV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68" office:value-type="float" office:value="176750" calcext:value-type="float">
            <text:p>176.75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Fregatte Nighthawk MK IV</text:p>
          </table:table-cell>
          <table:table-cell table:style-name="ce10" office:value-type="string" calcext:value-type="string">
            <text:p>Kriegskutter Gharial MK III</text:p>
          </table:table-cell>
          <table:table-cell table:style-name="ce10"/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/>
          <table:table-cell table:style-name="ce171" office:value-type="percentage" office:value="0.36" calcext:value-type="percentage">
            <text:p>36%</text:p>
          </table:table-cell>
          <table:table-cell table:style-name="ce10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83" calcext:value-type="percentage">
            <text:p>83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iegskutter</text:p>
          </table:table-cell>
          <table:table-cell table:style-name="ce91" office:value-type="string" calcext:value-type="string">
            <text:p>Gharial MK V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7200" calcext:value-type="float">
            <text:p>7200</text:p>
          </table:table-cell>
          <table:table-cell table:style-name="ce168" office:value-type="float" office:value="202000" calcext:value-type="float">
            <text:p>202.00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string" calcext:value-type="string">
            <text:p>Werkstatt VII</text:p>
          </table:table-cell>
          <table:table-cell table:style-name="ce10" office:value-type="string" calcext:value-type="string">
            <text:p>Kriegskutter Gharial MK IV</text:p>
          </table:table-cell>
          <table:table-cell table:style-name="ce10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0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1" calcext:value-type="percentage">
            <text:p>100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Träger</text:p>
          </table:table-cell>
          <table:table-cell table:style-name="ce92" office:value-type="string" calcext:value-type="string">
            <text:p>Ragnarok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/>
          <table:table-cell table:style-name="ce168"/>
          <table:table-cell table:style-name="ce10" office:value-type="float" office:value="240" calcext:value-type="float">
            <text:p>24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93" office:value-type="string" calcext:value-type="string">
            <text:p>Ragnarok MK II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82" calcext:value-type="float">
            <text:p>7282</text:p>
          </table:table-cell>
          <table:table-cell table:style-name="ce168" office:value-type="float" office:value="625000" calcext:value-type="float">
            <text:p>625.00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Träger Ragnarok</text:p>
          </table:table-cell>
          <table:table-cell table:style-name="ce10" office:value-type="string" calcext:value-type="string">
            <text:p>Träger Midgard MK II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94" office:value-type="string" calcext:value-type="string">
            <text:p>Ragnarok MK III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69" calcext:value-type="float">
            <text:p>7269</text:p>
          </table:table-cell>
          <table:table-cell table:style-name="ce168" office:value-type="float" office:value="750000" calcext:value-type="float">
            <text:p>750.00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Träger Ragnarok MK II</text:p>
          </table:table-cell>
          <table:table-cell table:style-name="ce10" office:value-type="string" calcext:value-type="string">
            <text:p>Träger Midgard MK III</text:p>
          </table:table-cell>
          <table:table-cell table:style-name="ce10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95" office:value-type="string" calcext:value-type="string">
            <text:p>Ragnarok MK IV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975" calcext:value-type="float">
            <text:p>7975</text:p>
          </table:table-cell>
          <table:table-cell table:style-name="ce168" office:value-type="float" office:value="875000" calcext:value-type="float">
            <text:p>875.00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Träger Ragnarok MK III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18" calcext:value-type="percentage">
            <text:p>18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Träger</text:p>
          </table:table-cell>
          <table:table-cell table:style-name="ce96" office:value-type="string" calcext:value-type="string">
            <text:p>Ragnarok MK V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8322" calcext:value-type="float">
            <text:p>8322</text:p>
          </table:table-cell>
          <table:table-cell table:style-name="ce168" office:value-type="float" office:value="1000000" calcext:value-type="float">
            <text:p>1.000.000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table:number-columns-repeated="2"/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Träger Ragnarok MK IV</text:p>
          </table:table-cell>
          <table:table-cell table:style-name="ce10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 table:number-columns-repeated="2"/>
          <table:table-cell table:style-name="ce10" table:number-columns-repeated="3"/>
          <table:table-cell table:style-name="ce171" table:number-columns-repeated="7"/>
          <table:table-cell table:style-name="ce10" office:value-type="string" calcext:value-type="string">
            <text:p>Manövrierbarkeitsfeld</text:p>
          </table:table-cell>
          <table:table-cell table:style-name="ce168" office:value-type="float" office:value="11000" calcext:value-type="float">
            <text:p>11.000</text:p>
          </table:table-cell>
          <table:table-cell table:style-name="ce171"/>
          <table:table-cell table:style-name="ce171" office:value-type="percentage" office:value="0.25" calcext:value-type="percentage">
            <text:p>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Fregatte</text:p>
          </table:table-cell>
          <table:table-cell table:style-name="ce97" office:value-type="string" calcext:value-type="string">
            <text:p>Eagle</text:p>
          </table:table-cell>
          <table:table-cell table:style-name="ce10" office:value-type="float" office:value="960" calcext:value-type="float">
            <text:p>960</text:p>
          </table:table-cell>
          <table:table-cell table:style-name="ce10"/>
          <table:table-cell table:style-name="ce168"/>
          <table:table-cell table:style-name="ce10" office:value-type="float" office:value="300" calcext:value-type="float">
            <text:p>300</text:p>
          </table:table-cell>
          <table:table-cell table:style-name="ce10" table:number-columns-repeated="2"/>
          <table:table-cell table:style-name="ce10" office:value-type="float" office:value="303" calcext:value-type="float">
            <text:p>303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98" office:value-type="string" calcext:value-type="string">
            <text:p>Eagle MK II</text:p>
          </table:table-cell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4305" calcext:value-type="float">
            <text:p>4305</text:p>
          </table:table-cell>
          <table:table-cell table:style-name="ce168" office:value-type="float" office:value="108000" calcext:value-type="float">
            <text:p>108.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string" calcext:value-type="string">
            <text:p>Werkstatt V</text:p>
          </table:table-cell>
          <table:table-cell table:style-name="ce10" office:value-type="string" calcext:value-type="string">
            <text:p>Fregatte Eagle</text:p>
          </table:table-cell>
          <table:table-cell table:style-name="ce10" office:value-type="string" calcext:value-type="string">
            <text:p>Fregatte Nighthawk MK II</text:p>
          </table:table-cell>
          <table:table-cell table:style-name="ce171" office:value-type="percentage" office:value="-0.12" calcext:value-type="percentage">
            <text:p>-12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99" office:value-type="string" calcext:value-type="string">
            <text:p>Eagle MK III</text:p>
          </table:table-cell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4510" calcext:value-type="float">
            <text:p>4510</text:p>
          </table:table-cell>
          <table:table-cell table:style-name="ce168" office:value-type="float" office:value="129600" calcext:value-type="float">
            <text:p>129.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string" calcext:value-type="string">
            <text:p>Fregatte Eagle MK II</text:p>
          </table:table-cell>
          <table:table-cell table:style-name="ce10" office:value-type="string" calcext:value-type="string">
            <text:p>Fregatte Nighthawk MK III</text:p>
          </table:table-cell>
          <table:table-cell table:style-name="ce10"/>
          <table:table-cell table:style-name="ce171" office:value-type="percentage" office:value="-0.24" calcext:value-type="percentage">
            <text:p>-24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100" office:value-type="string" calcext:value-type="string">
            <text:p>Eagle MK IV</text:p>
          </table:table-cell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4715" calcext:value-type="float">
            <text:p>4715</text:p>
          </table:table-cell>
          <table:table-cell table:style-name="ce168" office:value-type="float" office:value="151200" calcext:value-type="float">
            <text:p>151.2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string" calcext:value-type="string">
            <text:p>Fregatte Eagle MK III</text:p>
          </table:table-cell>
          <table:table-cell table:style-name="ce10" office:value-type="string" calcext:value-type="string">
            <text:p>Fregatte Nighthawk MK IV</text:p>
          </table:table-cell>
          <table:table-cell table:style-name="ce10"/>
          <table:table-cell table:style-name="ce171" office:value-type="percentage" office:value="-0.36" calcext:value-type="percentage">
            <text:p>-36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71" office:value-type="percentage" office:value="0.6" calcext:value-type="percentage">
            <text:p>6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Fregatte</text:p>
          </table:table-cell>
          <table:table-cell table:style-name="ce101" office:value-type="string" calcext:value-type="string">
            <text:p>Eagle MK V</text:p>
          </table:table-cell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4920" calcext:value-type="float">
            <text:p>4920</text:p>
          </table:table-cell>
          <table:table-cell table:style-name="ce168" office:value-type="float" office:value="172800" calcext:value-type="float">
            <text:p>172.8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string" calcext:value-type="string">
            <text:p>Werkstatt <text:s/>VII</text:p>
          </table:table-cell>
          <table:table-cell table:style-name="ce10" office:value-type="string" calcext:value-type="string">
            <text:p>Fregatte Eagle MK IV</text:p>
          </table:table-cell>
          <table:table-cell table:style-name="ce10"/>
          <table:table-cell table:style-name="ce171" office:value-type="percentage" office:value="-0.5" calcext:value-type="percentage">
            <text:p>-5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71" office:value-type="percentage" office:value="0.8" calcext:value-type="percentage">
            <text:p>80%</text:p>
          </table:table-cell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reuzer</text:p>
          </table:table-cell>
          <table:table-cell table:style-name="ce102" office:value-type="string" calcext:value-type="string">
            <text:p>Corinthian</text:p>
          </table:table-cell>
          <table:table-cell table:style-name="ce10" office:value-type="float" office:value="1680" calcext:value-type="float">
            <text:p>1680</text:p>
          </table:table-cell>
          <table:table-cell table:style-name="ce10"/>
          <table:table-cell table:style-name="ce168"/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103" office:value-type="string" calcext:value-type="string">
            <text:p>Corinthian MK II</text:p>
          </table:table-cell>
          <table:table-cell table:style-name="ce10" office:value-type="float" office:value="1680" calcext:value-type="float">
            <text:p>1680</text:p>
          </table:table-cell>
          <table:table-cell table:style-name="ce10" office:value-type="float" office:value="7350" calcext:value-type="float">
            <text:p>7350</text:p>
          </table:table-cell>
          <table:table-cell table:style-name="ce168" office:value-type="float" office:value="75750" calcext:value-type="float">
            <text:p>75.75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Kreuzer Corinthian</text:p>
          </table:table-cell>
          <table:table-cell table:style-name="ce10" office:value-type="string" calcext:value-type="string">
            <text:p>Kreuzer Revelation MK II</text:p>
          </table:table-cell>
          <table:table-cell table:style-name="ce171" table:number-columns-repeated="4"/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104" office:value-type="string" calcext:value-type="string">
            <text:p>Corinthian MK III</text:p>
          </table:table-cell>
          <table:table-cell table:style-name="ce10" office:value-type="float" office:value="1680" calcext:value-type="float">
            <text:p>1680</text:p>
          </table:table-cell>
          <table:table-cell table:style-name="ce10" office:value-type="float" office:value="7700" calcext:value-type="float">
            <text:p>7700</text:p>
          </table:table-cell>
          <table:table-cell table:style-name="ce168" office:value-type="float" office:value="90900" calcext:value-type="float">
            <text:p>90.9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string" calcext:value-type="string">
            <text:p>Kreuzer Corinthian MK II</text:p>
          </table:table-cell>
          <table:table-cell table:style-name="ce10" office:value-type="string" calcext:value-type="string">
            <text:p>Kreuzer Revelation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105" office:value-type="string" calcext:value-type="string">
            <text:p>Corinthian MK IV</text:p>
          </table:table-cell>
          <table:table-cell table:style-name="ce10" office:value-type="float" office:value="1680" calcext:value-type="float">
            <text:p>1680</text:p>
          </table:table-cell>
          <table:table-cell table:style-name="ce10" office:value-type="float" office:value="8050" calcext:value-type="float">
            <text:p>8050</text:p>
          </table:table-cell>
          <table:table-cell table:style-name="ce168" office:value-type="float" office:value="106050" calcext:value-type="float">
            <text:p>106.05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string" calcext:value-type="string">
            <text:p>Kreuzer Corinthian MK III</text:p>
          </table:table-cell>
          <table:table-cell table:style-name="ce10" office:value-type="string" calcext:value-type="string">
            <text:p>Kreuzer Revelation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reuzer</text:p>
          </table:table-cell>
          <table:table-cell table:style-name="ce106" office:value-type="string" calcext:value-type="string">
            <text:p>Corinthian MK V</text:p>
          </table:table-cell>
          <table:table-cell table:style-name="ce10" office:value-type="float" office:value="1680" calcext:value-type="float">
            <text:p>1680</text:p>
          </table:table-cell>
          <table:table-cell table:style-name="ce10" office:value-type="float" office:value="8400" calcext:value-type="float">
            <text:p>8400</text:p>
          </table:table-cell>
          <table:table-cell table:style-name="ce168" office:value-type="float" office:value="121200" calcext:value-type="float">
            <text:p>121.20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Kreuzer Corinthian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table:number-columns-repeated="4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Zerstörer</text:p>
          </table:table-cell>
          <table:table-cell table:style-name="ce107" office:value-type="string" calcext:value-type="string">
            <text:p>Lance</text:p>
          </table:table-cell>
          <table:table-cell table:style-name="ce10" office:value-type="float" office:value="526" calcext:value-type="float">
            <text:p>526</text:p>
          </table:table-cell>
          <table:table-cell table:style-name="ce10"/>
          <table:table-cell table:style-name="ce168"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108" office:value-type="string" calcext:value-type="string">
            <text:p>Lance MK II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775" calcext:value-type="float">
            <text:p>5775</text:p>
          </table:table-cell>
          <table:table-cell table:style-name="ce168" office:value-type="float" office:value="87000" calcext:value-type="float">
            <text:p>87.0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Zerstörer Lance</text:p>
          </table:table-cell>
          <table:table-cell table:style-name="ce10" office:value-type="string" calcext:value-type="string">
            <text:p>Zerstörer Trident MK 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1" calcext:value-type="percentage">
            <text:p>1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109" office:value-type="string" calcext:value-type="string">
            <text:p>Lance MK III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6050" calcext:value-type="float">
            <text:p>6050</text:p>
          </table:table-cell>
          <table:table-cell table:style-name="ce168" office:value-type="float" office:value="104400" calcext:value-type="float">
            <text:p>104.4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Zerstörer Lance MK II</text:p>
          </table:table-cell>
          <table:table-cell table:style-name="ce10" office:value-type="string" calcext:value-type="string">
            <text:p>Zerstörer Trident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1.3" calcext:value-type="percentage">
            <text:p>13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110" office:value-type="string" calcext:value-type="string">
            <text:p>Lance MK IV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6325" calcext:value-type="float">
            <text:p>6325</text:p>
          </table:table-cell>
          <table:table-cell table:style-name="ce168" office:value-type="float" office:value="121800" calcext:value-type="float">
            <text:p>121.8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Zerstörer Lance MK III</text:p>
          </table:table-cell>
          <table:table-cell table:style-name="ce10" office:value-type="string" calcext:value-type="string">
            <text:p>Zerstörer Trident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1.6" calcext:value-type="percentage">
            <text:p>16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Zerstörer</text:p>
          </table:table-cell>
          <table:table-cell table:style-name="ce111" office:value-type="string" calcext:value-type="string">
            <text:p>Lance MK V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6600" calcext:value-type="float">
            <text:p>6600</text:p>
          </table:table-cell>
          <table:table-cell table:style-name="ce168" office:value-type="float" office:value="139200" calcext:value-type="float">
            <text:p>139.20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Zerstörer Lance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5" calcext:value-type="percentage">
            <text:p>15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2" calcext:value-type="percentage">
            <text:p>20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Schlachtschiff</text:p>
          </table:table-cell>
          <table:table-cell table:style-name="ce112" office:value-type="string" calcext:value-type="string">
            <text:p>Zeal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/>
          <table:table-cell table:style-name="ce168"/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113" office:value-type="string" calcext:value-type="string">
            <text:p>Zeal MK II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7182" calcext:value-type="float">
            <text:p>7182</text:p>
          </table:table-cell>
          <table:table-cell table:style-name="ce168" office:value-type="float" office:value="218750" calcext:value-type="float">
            <text:p>218.75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Schlachtschiff Zeal</text:p>
          </table:table-cell>
          <table:table-cell table:style-name="ce10" office:value-type="string" calcext:value-type="string">
            <text:p>Schlachtschiff Fury MK 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114" office:value-type="string" calcext:value-type="string">
            <text:p>Zeal MK III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7524" calcext:value-type="float">
            <text:p>7524</text:p>
          </table:table-cell>
          <table:table-cell table:style-name="ce168" office:value-type="float" office:value="263700" calcext:value-type="float">
            <text:p>263.7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Schlachtschiff Zeal MK II</text:p>
          </table:table-cell>
          <table:table-cell table:style-name="ce10" office:value-type="string" calcext:value-type="string">
            <text:p>Schlachtschiff Fury MK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0.23" calcext:value-type="percentage">
            <text:p>23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115" office:value-type="string" calcext:value-type="string">
            <text:p>Zeal MK IV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7866" calcext:value-type="float">
            <text:p>7866</text:p>
          </table:table-cell>
          <table:table-cell table:style-name="ce168" office:value-type="float" office:value="307650" calcext:value-type="float">
            <text:p>307.65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Schlachtschiff Zeal MK III</text:p>
          </table:table-cell>
          <table:table-cell table:style-name="ce10" office:value-type="string" calcext:value-type="string">
            <text:p>Schlachtschiff Fury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0.36" calcext:value-type="percentage">
            <text:p>36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Schlachtschiff</text:p>
          </table:table-cell>
          <table:table-cell table:style-name="ce116" office:value-type="string" calcext:value-type="string">
            <text:p>Zeal MK V</text:p>
          </table:table-cell>
          <table:table-cell table:style-name="ce10" office:value-type="float" office:value="1350" calcext:value-type="float">
            <text:p>1350</text:p>
          </table:table-cell>
          <table:table-cell table:style-name="ce10" office:value-type="float" office:value="8208" calcext:value-type="float">
            <text:p>8208</text:p>
          </table:table-cell>
          <table:table-cell table:style-name="ce168" office:value-type="float" office:value="351600" calcext:value-type="float">
            <text:p>351.600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Schlachtschiff Zeal MK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3"/>
          <table:table-cell table:style-name="ce171" office:value-type="percentage" office:value="1.25" calcext:value-type="percentage">
            <text:p>125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0.5" calcext:value-type="percentage">
            <text:p>50%</text:p>
          </table:table-cell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Rümpfe</text:p>
          </table:table-cell>
          <table:table-cell table:style-name="ce10" office:value-type="string" calcext:value-type="string">
            <text:p>Kutter</text:p>
          </table:table-cell>
          <table:table-cell table:style-name="ce117" office:value-type="string" calcext:value-type="string">
            <text:p>Komodo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/>
          <table:table-cell table:style-name="ce168"/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table:number-columns-repeated="3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utter</text:p>
          </table:table-cell>
          <table:table-cell table:style-name="ce118" office:value-type="string" calcext:value-type="string">
            <text:p>Komodo MK II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 office:value-type="float" office:value="7560" calcext:value-type="float">
            <text:p>7560</text:p>
          </table:table-cell>
          <table:table-cell table:style-name="ce168" office:value-type="float" office:value="189375" calcext:value-type="float">
            <text:p>189.375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string" calcext:value-type="string">
            <text:p>Werkstatt <text:s/>VI</text:p>
          </table:table-cell>
          <table:table-cell table:style-name="ce10" office:value-type="string" calcext:value-type="string">
            <text:p>Komodo-Kutter</text:p>
          </table:table-cell>
          <table:table-cell table:style-name="ce10" office:value-type="string" calcext:value-type="string">
            <text:p>Fregatte Nighthawk MK II</text:p>
          </table:table-cell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171" office:value-type="percentage" office:value="0.12" calcext:value-type="percentage">
            <text:p>12%</text:p>
          </table:table-cell>
          <table:table-cell table:style-name="ce10" table:number-columns-repeated="3"/>
          <table:table-cell table:style-name="ce171" office:value-type="percentage" office:value="0.05" calcext:value-type="percentage">
            <text:p>5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5" calcext:value-type="percentage">
            <text:p>50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utter</text:p>
          </table:table-cell>
          <table:table-cell table:style-name="ce119" office:value-type="string" calcext:value-type="string">
            <text:p>Komodo MK III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 office:value-type="float" office:value="7920" calcext:value-type="float">
            <text:p>7920</text:p>
          </table:table-cell>
          <table:table-cell table:style-name="ce168" office:value-type="float" office:value="227250" calcext:value-type="float">
            <text:p>227.25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string" calcext:value-type="string">
            <text:p>Komodo-Kutter MK II</text:p>
          </table:table-cell>
          <table:table-cell table:style-name="ce10" office:value-type="string" calcext:value-type="string">
            <text:p>Fregatte Nighthawk MK III</text:p>
          </table:table-cell>
          <table:table-cell table:style-name="ce10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71" office:value-type="percentage" office:value="0.24" calcext:value-type="percentage">
            <text:p>24%</text:p>
          </table:table-cell>
          <table:table-cell table:style-name="ce10" table:number-columns-repeated="3"/>
          <table:table-cell table:style-name="ce171" office:value-type="percentage" office:value="0.1" calcext:value-type="percentage">
            <text:p>1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66" calcext:value-type="percentage">
            <text:p>66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utter</text:p>
          </table:table-cell>
          <table:table-cell table:style-name="ce120" office:value-type="string" calcext:value-type="string">
            <text:p>Komodo MK IV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 office:value-type="float" office:value="8280" calcext:value-type="float">
            <text:p>8280</text:p>
          </table:table-cell>
          <table:table-cell table:style-name="ce168" office:value-type="float" office:value="265125" calcext:value-type="float">
            <text:p>265.125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string" calcext:value-type="string">
            <text:p>Komodo-Kutter MK III</text:p>
          </table:table-cell>
          <table:table-cell table:style-name="ce10" office:value-type="string" calcext:value-type="string">
            <text:p>Fregatte Nighthawk MK IV</text:p>
          </table:table-cell>
          <table:table-cell table:style-name="ce10"/>
          <table:table-cell table:style-name="ce171"/>
          <table:table-cell table:style-name="ce171" office:value-type="percentage" office:value="0.15" calcext:value-type="percentage">
            <text:p>15%</text:p>
          </table:table-cell>
          <table:table-cell table:style-name="ce171"/>
          <table:table-cell table:style-name="ce171" office:value-type="percentage" office:value="0.36" calcext:value-type="percentage">
            <text:p>36%</text:p>
          </table:table-cell>
          <table:table-cell table:style-name="ce10" table:number-columns-repeated="3"/>
          <table:table-cell table:style-name="ce171" office:value-type="percentage" office:value="0.15" calcext:value-type="percentage">
            <text:p>15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0.83" calcext:value-type="percentage">
            <text:p>83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verbesserung</text:p>
          </table:table-cell>
          <table:table-cell table:style-name="ce10" office:value-type="string" calcext:value-type="string">
            <text:p>Kutter</text:p>
          </table:table-cell>
          <table:table-cell table:style-name="ce121" office:value-type="string" calcext:value-type="string">
            <text:p>Komodo MK V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 office:value-type="float" office:value="8640" calcext:value-type="float">
            <text:p>8640</text:p>
          </table:table-cell>
          <table:table-cell table:style-name="ce168" office:value-type="float" office:value="303000" calcext:value-type="float">
            <text:p>303.00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string" calcext:value-type="string">
            <text:p>Werkstatt <text:s/>VIII</text:p>
          </table:table-cell>
          <table:table-cell table:style-name="ce10" office:value-type="string" calcext:value-type="string">
            <text:p>Komodo-Kutter MK IV</text:p>
          </table:table-cell>
          <table:table-cell table:style-name="ce10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0" table:number-columns-repeated="3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2" calcext:value-type="percentage">
            <text:p>-20%</text:p>
          </table:table-cell>
          <table:table-cell table:style-name="ce171" table:number-columns-repeated="5"/>
          <table:table-cell table:style-name="ce10"/>
          <table:table-cell table:style-name="ce168"/>
          <table:table-cell table:style-name="ce171" table:number-columns-repeated="3"/>
          <table:table-cell table:style-name="ce171" office:value-type="percentage" office:value="1" calcext:value-type="percentage">
            <text:p>100%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Plastahl-Platten</text:p>
          </table:table-cell>
          <table:table-cell table:style-name="ce122" office:value-type="string" calcext:value-type="string">
            <text:p>Plastahl-Platten I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Schiffslabor II</text:p>
          </table:table-cell>
          <table:table-cell table:style-name="ce10" table:number-columns-repeated="2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2510" calcext:value-type="float">
            <text:p>2.510</text:p>
          </table:table-cell>
          <table:table-cell table:style-name="ce168" table:number-columns-repeated="3"/>
          <table:table-cell table:style-name="ce168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" calcext:value-type="float">
            <text:p>4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Plastahl-Platten</text:p>
          </table:table-cell>
          <table:table-cell table:style-name="ce123" office:value-type="string" calcext:value-type="string">
            <text:p>Plastahl-Platten II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75" calcext:value-type="float">
            <text:p>7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-Platten I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Plastahl-Platten</text:p>
          </table:table-cell>
          <table:table-cell table:style-name="ce124" office:value-type="string" calcext:value-type="string">
            <text:p>Plastahl-Platten III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15" calcext:value-type="float">
            <text:p>11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-Platten II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Plastahl-Platten</text:p>
          </table:table-cell>
          <table:table-cell table:style-name="ce125" office:value-type="string" calcext:value-type="string">
            <text:p>Plastahl-Platten IV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75" calcext:value-type="float">
            <text:p>17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-Platten III</text:p>
          </table:table-cell>
          <table:table-cell table:style-name="ce10" office:value-type="string" calcext:value-type="string">
            <text:p>Schiffslabor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Plastahl-Platten</text:p>
          </table:table-cell>
          <table:table-cell table:style-name="ce126" office:value-type="string" calcext:value-type="string">
            <text:p>Plastahl-Platten V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265" calcext:value-type="float">
            <text:p>26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-Platten IV</text:p>
          </table:table-cell>
          <table:table-cell table:style-name="ce10" office:value-type="string" calcext:value-type="string">
            <text:p>Schiffslabor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Tritanium-Platten</text:p>
          </table:table-cell>
          <table:table-cell table:style-name="ce127" office:value-type="string" calcext:value-type="string">
            <text:p>Tritanium-Platten I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25" calcext:value-type="float">
            <text:p>12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-Platten I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Tritanium-Platten</text:p>
          </table:table-cell>
          <table:table-cell table:style-name="ce128" office:value-type="string" calcext:value-type="string">
            <text:p>Tritanium-Platten II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90" calcext:value-type="float">
            <text:p>19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-Platten I</text:p>
          </table:table-cell>
          <table:table-cell table:style-name="ce10" office:value-type="string" calcext:value-type="string">
            <text:p>Plastahl-Platten II</text:p>
          </table:table-cell>
          <table:table-cell table:style-name="ce10" office:value-type="string" calcext:value-type="string">
            <text:p>Schiffslabor IV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Tritanium-Platten</text:p>
          </table:table-cell>
          <table:table-cell table:style-name="ce129" office:value-type="string" calcext:value-type="string">
            <text:p>Tritanium-Platten III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285" calcext:value-type="float">
            <text:p>28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-Platten II</text:p>
          </table:table-cell>
          <table:table-cell table:style-name="ce10" office:value-type="string" calcext:value-type="string">
            <text:p>Plastahl-Platten III</text:p>
          </table:table-cell>
          <table:table-cell table:style-name="ce10" office:value-type="string" calcext:value-type="string">
            <text:p>Schiffslabor V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Tritanium-Platten</text:p>
          </table:table-cell>
          <table:table-cell table:style-name="ce130" office:value-type="string" calcext:value-type="string">
            <text:p>Tritanium-Platten IV</text:p>
          </table:table-cell>
          <table:table-cell table:style-name="ce10" office:value-type="float" office:value="860" calcext:value-type="float">
            <text:p>860</text:p>
          </table:table-cell>
          <table:table-cell table:style-name="ce10" office:value-type="float" office:value="430" calcext:value-type="float">
            <text:p>43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-Platten III</text:p>
          </table:table-cell>
          <table:table-cell table:style-name="ce10" office:value-type="string" calcext:value-type="string">
            <text:p>Plastahl-Platten IV</text:p>
          </table:table-cell>
          <table:table-cell table:style-name="ce10" office:value-type="string" calcext:value-type="string">
            <text:p>Schiffslabor V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527101" calcext:value-type="float">
            <text:p>527.101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37" calcext:value-type="float">
            <text:p>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71" calcext:value-type="float">
            <text:p>71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Tritanium-Platten</text:p>
          </table:table-cell>
          <table:table-cell table:style-name="ce131" office:value-type="string" calcext:value-type="string">
            <text:p>Tritanium-Platten V</text:p>
          </table:table-cell>
          <table:table-cell table:style-name="ce10" office:value-type="float" office:value="1290" calcext:value-type="float">
            <text:p>1290</text:p>
          </table:table-cell>
          <table:table-cell table:style-name="ce10" office:value-type="float" office:value="645" calcext:value-type="float">
            <text:p>64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-Platten IV</text:p>
          </table:table-cell>
          <table:table-cell table:style-name="ce10" office:value-type="string" calcext:value-type="string">
            <text:p>Plastahl-Platten V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Iridium-Platten</text:p>
          </table:table-cell>
          <table:table-cell table:style-name="ce132" office:value-type="string" calcext:value-type="string">
            <text:p>Iridium-Platten I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175" calcext:value-type="float">
            <text:p>17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-Platten I</text:p>
          </table:table-cell>
          <table:table-cell table:style-name="ce10" office:value-type="string" calcext:value-type="string">
            <text:p>Schiffslabor 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Iridium-Platten</text:p>
          </table:table-cell>
          <table:table-cell table:style-name="ce133" office:value-type="string" calcext:value-type="string">
            <text:p>Iridium-Platten II</text:p>
          </table:table-cell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265" calcext:value-type="float">
            <text:p>26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-Platten I</text:p>
          </table:table-cell>
          <table:table-cell table:style-name="ce10" office:value-type="string" calcext:value-type="string">
            <text:p>Tritanium-Platten II</text:p>
          </table:table-cell>
          <table:table-cell table:style-name="ce10" office:value-type="string" calcext:value-type="string">
            <text:p>Schiffslabor V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Iridium-Platten</text:p>
          </table:table-cell>
          <table:table-cell table:style-name="ce134" office:value-type="string" calcext:value-type="string">
            <text:p>Iridium-Platten III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400" calcext:value-type="float">
            <text:p>40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-Platten II</text:p>
          </table:table-cell>
          <table:table-cell table:style-name="ce10" office:value-type="string" calcext:value-type="string">
            <text:p>Tritanium-Platten III</text:p>
          </table:table-cell>
          <table:table-cell table:style-name="ce10" office:value-type="string" calcext:value-type="string">
            <text:p>Schiffslabor V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4325349" calcext:value-type="float">
            <text:p>4.325.349</text:p>
          </table:table-cell>
          <table:table-cell table:style-name="ce168" office:value-type="float" office:value="227650" calcext:value-type="float">
            <text:p>227.650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68" office:value-type="float" office:value="28" calcext:value-type="float">
            <text:p>2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68" calcext:value-type="float">
            <text:p>268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Iridium-Platten</text:p>
          </table:table-cell>
          <table:table-cell table:style-name="ce135" office:value-type="string" calcext:value-type="string">
            <text:p>Iridium-Platten IV</text:p>
          </table:table-cell>
          <table:table-cell table:style-name="ce10" office:value-type="float" office:value="1650" calcext:value-type="float">
            <text:p>1650</text:p>
          </table:table-cell>
          <table:table-cell table:style-name="ce10" office:value-type="float" office:value="600" calcext:value-type="float">
            <text:p>60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-Platten III</text:p>
          </table:table-cell>
          <table:table-cell table:style-name="ce10" office:value-type="string" calcext:value-type="string">
            <text:p>Tritanium-Platten IV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Iridium-Platten</text:p>
          </table:table-cell>
          <table:table-cell table:style-name="ce136" office:value-type="string" calcext:value-type="string">
            <text:p>Iridium-Platten V</text:p>
          </table:table-cell>
          <table:table-cell table:style-name="ce10" office:value-type="float" office:value="2475" calcext:value-type="float">
            <text:p>2475</text:p>
          </table:table-cell>
          <table:table-cell table:style-name="ce10" office:value-type="float" office:value="900" calcext:value-type="float">
            <text:p>90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-Platten IV</text:p>
          </table:table-cell>
          <table:table-cell table:style-name="ce10" office:value-type="string" calcext:value-type="string">
            <text:p>Tritanium-Platten V</text:p>
          </table:table-cell>
          <table:table-cell table:style-name="ce10" office:value-type="string" calcext:value-type="string">
            <text:p>Schiffslabor I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Zynthium-Platten</text:p>
          </table:table-cell>
          <table:table-cell table:style-name="ce137" office:value-type="string" calcext:value-type="string">
            <text:p>Zynthium-Platten I</text:p>
          </table:table-cell>
          <table:table-cell table:style-name="ce10" office:value-type="float" office:value="1575" calcext:value-type="float">
            <text:p>1575</text:p>
          </table:table-cell>
          <table:table-cell table:style-name="ce10" office:value-type="float" office:value="450" calcext:value-type="float">
            <text:p>45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-Platten I</text:p>
          </table:table-cell>
          <table:table-cell table:style-name="ce10" office:value-type="string" calcext:value-type="string">
            <text:p>Schiffslabor V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/>
          <table:table-cell table:style-name="ce168" office:value-type="float" office:value="4275641" calcext:value-type="float">
            <text:p>4.275.641</text:p>
          </table:table-cell>
          <table:table-cell table:style-name="ce168" office:value-type="float" office:value="225034" calcext:value-type="float">
            <text:p>225.034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21" calcext:value-type="float">
            <text:p>721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Zynthium-Platten</text:p>
          </table:table-cell>
          <table:table-cell table:style-name="ce138" office:value-type="string" calcext:value-type="string">
            <text:p>Zynthium-Platten II</text:p>
          </table:table-cell>
          <table:table-cell table:style-name="ce10" office:value-type="float" office:value="2365" calcext:value-type="float">
            <text:p>2365</text:p>
          </table:table-cell>
          <table:table-cell table:style-name="ce10" office:value-type="float" office:value="675" calcext:value-type="float">
            <text:p>67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-Platten I</text:p>
          </table:table-cell>
          <table:table-cell table:style-name="ce10" office:value-type="string" calcext:value-type="string">
            <text:p>Iridium-Platten II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Zynthium-Platten</text:p>
          </table:table-cell>
          <table:table-cell table:style-name="ce139" office:value-type="string" calcext:value-type="string">
            <text:p>Zynthium-Platten III</text:p>
          </table:table-cell>
          <table:table-cell table:style-name="ce10" office:value-type="float" office:value="3555" calcext:value-type="float">
            <text:p>3555</text:p>
          </table:table-cell>
          <table:table-cell table:style-name="ce10" office:value-type="float" office:value="1015" calcext:value-type="float">
            <text:p>101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-Platten II</text:p>
          </table:table-cell>
          <table:table-cell table:style-name="ce10" office:value-type="string" calcext:value-type="string">
            <text:p>Iridium-Platten III</text:p>
          </table:table-cell>
          <table:table-cell table:style-name="ce10" office:value-type="string" calcext:value-type="string">
            <text:p>Schiffslabor I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Zynthium-Platten</text:p>
          </table:table-cell>
          <table:table-cell table:style-name="ce140" office:value-type="string" calcext:value-type="string">
            <text:p>Zynthium-Platten IV</text:p>
          </table:table-cell>
          <table:table-cell table:style-name="ce10" office:value-type="float" office:value="5340" calcext:value-type="float">
            <text:p>5340</text:p>
          </table:table-cell>
          <table:table-cell table:style-name="ce10" office:value-type="float" office:value="1525" calcext:value-type="float">
            <text:p>152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-Platten III</text:p>
          </table:table-cell>
          <table:table-cell table:style-name="ce10" office:value-type="string" calcext:value-type="string">
            <text:p>Iridium-Platten IV</text:p>
          </table:table-cell>
          <table:table-cell table:style-name="ce10" office:value-type="string" calcext:value-type="string">
            <text:p>Schiffslabor 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Basispanzerung</text:p>
          </table:table-cell>
          <table:table-cell table:style-name="ce10" office:value-type="string" calcext:value-type="string">
            <text:p>Zynthium-Platten</text:p>
          </table:table-cell>
          <table:table-cell table:style-name="ce141" office:value-type="string" calcext:value-type="string">
            <text:p>Zynthium-Platten V</text:p>
          </table:table-cell>
          <table:table-cell table:style-name="ce10" office:value-type="float" office:value="8015" calcext:value-type="float">
            <text:p>8015</text:p>
          </table:table-cell>
          <table:table-cell table:style-name="ce10" office:value-type="float" office:value="2290" calcext:value-type="float">
            <text:p>229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-Platten IV</text:p>
          </table:table-cell>
          <table:table-cell table:style-name="ce10" office:value-type="string" calcext:value-type="string">
            <text:p>Iridium-Platten V</text:p>
          </table:table-cell>
          <table:table-cell table:style-name="ce10" office:value-type="string" calcext:value-type="string">
            <text:p>Schiffslabor 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Plastahl</text:p>
          </table:table-cell>
          <table:table-cell table:style-name="ce142" office:value-type="string" calcext:value-type="string">
            <text:p>Plastahl I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68"/>
          <table:table-cell table:style-name="ce10" table:number-columns-repeated="7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Plastahl</text:p>
          </table:table-cell>
          <table:table-cell table:style-name="ce143" office:value-type="string" calcext:value-type="string">
            <text:p>Plastahl II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 I</text:p>
          </table:table-cell>
          <table:table-cell table:style-name="ce10" table:number-columns-repeated="2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6526" calcext:value-type="float">
            <text:p>6.526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Plastahl</text:p>
          </table:table-cell>
          <table:table-cell table:style-name="ce144" office:value-type="string" calcext:value-type="string">
            <text:p>Plastahl III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0" calcext:value-type="float">
            <text:p>4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 II</text:p>
          </table:table-cell>
          <table:table-cell table:style-name="ce10" office:value-type="string" calcext:value-type="string">
            <text:p>Schiffslabor 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13053" calcext:value-type="float">
            <text:p>13.053</text:p>
          </table:table-cell>
          <table:table-cell table:style-name="ce168" table:number-columns-repeated="4"/>
          <table:table-cell table:style-name="ce168" office:value-type="float" office:value="5" calcext:value-type="float">
            <text:p>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Plastahl</text:p>
          </table:table-cell>
          <table:table-cell table:style-name="ce145" office:value-type="string" calcext:value-type="string">
            <text:p>Plastahl IV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80" calcext:value-type="float">
            <text:p>8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 III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Plastahl</text:p>
          </table:table-cell>
          <table:table-cell table:style-name="ce146" office:value-type="string" calcext:value-type="string">
            <text:p>Plastahl V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20" calcext:value-type="float">
            <text:p>12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 IV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Tritanium</text:p>
          </table:table-cell>
          <table:table-cell table:style-name="ce147" office:value-type="string" calcext:value-type="string">
            <text:p>Tritanium I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Plastahl I</text:p>
          </table:table-cell>
          <table:table-cell table:style-name="ce10" office:value-type="string" calcext:value-type="string">
            <text:p>Schiffslabor I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Tritanium</text:p>
          </table:table-cell>
          <table:table-cell table:style-name="ce148" office:value-type="string" calcext:value-type="string">
            <text:p>Tritanium II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65" calcext:value-type="float">
            <text:p>6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 I</text:p>
          </table:table-cell>
          <table:table-cell table:style-name="ce10" office:value-type="string" calcext:value-type="string">
            <text:p>Plastahl II</text:p>
          </table:table-cell>
          <table:table-cell table:style-name="ce10" office:value-type="string" calcext:value-type="string">
            <text:p>Schiffslabor IV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Tritanium</text:p>
          </table:table-cell>
          <table:table-cell table:style-name="ce149" office:value-type="string" calcext:value-type="string">
            <text:p>Tritanium III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105" calcext:value-type="float">
            <text:p>10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 II</text:p>
          </table:table-cell>
          <table:table-cell table:style-name="ce10" office:value-type="string" calcext:value-type="string">
            <text:p>Plastahl III</text:p>
          </table:table-cell>
          <table:table-cell table:style-name="ce10" office:value-type="string" calcext:value-type="string">
            <text:p>Schiffslabor V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Tritanium</text:p>
          </table:table-cell>
          <table:table-cell table:style-name="ce150" office:value-type="string" calcext:value-type="string">
            <text:p>Tritanium IV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170" calcext:value-type="float">
            <text:p>17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 III</text:p>
          </table:table-cell>
          <table:table-cell table:style-name="ce10" office:value-type="string" calcext:value-type="string">
            <text:p>Plastahl IV</text:p>
          </table:table-cell>
          <table:table-cell table:style-name="ce10" office:value-type="string" calcext:value-type="string">
            <text:p>Schiffslabor V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Tritanium</text:p>
          </table:table-cell>
          <table:table-cell table:style-name="ce151" office:value-type="string" calcext:value-type="string">
            <text:p>Tritanium V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270" calcext:value-type="float">
            <text:p>27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 IV</text:p>
          </table:table-cell>
          <table:table-cell table:style-name="ce10" office:value-type="string" calcext:value-type="string">
            <text:p>Plastahl V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1730141" calcext:value-type="float">
            <text:p>1.730.141</text:p>
          </table:table-cell>
          <table:table-cell table:style-name="ce168"/>
          <table:table-cell table:style-name="ce168" office:value-type="float" office:value="91060" calcext:value-type="float">
            <text:p>91.060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54" calcext:value-type="float">
            <text:p>154</text:p>
          </table:table-cell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Iridium</text:p>
          </table:table-cell>
          <table:table-cell table:style-name="ce152" office:value-type="string" calcext:value-type="string">
            <text:p>Iridium I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60" calcext:value-type="float">
            <text:p>6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Tritanium I</text:p>
          </table:table-cell>
          <table:table-cell table:style-name="ce10" office:value-type="string" calcext:value-type="string">
            <text:p>Schiffslabor 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Iridium</text:p>
          </table:table-cell>
          <table:table-cell table:style-name="ce153" office:value-type="string" calcext:value-type="string">
            <text:p>Iridium II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95" calcext:value-type="float">
            <text:p>9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 I</text:p>
          </table:table-cell>
          <table:table-cell table:style-name="ce10" office:value-type="string" calcext:value-type="string">
            <text:p>Tritanium II</text:p>
          </table:table-cell>
          <table:table-cell table:style-name="ce10" office:value-type="string" calcext:value-type="string">
            <text:p>Schiffslabor V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Iridium</text:p>
          </table:table-cell>
          <table:table-cell table:style-name="ce154" office:value-type="string" calcext:value-type="string">
            <text:p>Iridium III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150" calcext:value-type="float">
            <text:p>15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 II</text:p>
          </table:table-cell>
          <table:table-cell table:style-name="ce10" office:value-type="string" calcext:value-type="string">
            <text:p>Tritanium III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Iridium</text:p>
          </table:table-cell>
          <table:table-cell table:style-name="ce155" office:value-type="string" calcext:value-type="string">
            <text:p>Iridium IV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240" calcext:value-type="float">
            <text:p>24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 III</text:p>
          </table:table-cell>
          <table:table-cell table:style-name="ce10" office:value-type="string" calcext:value-type="string">
            <text:p>Tritanium IV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Iridium</text:p>
          </table:table-cell>
          <table:table-cell table:style-name="ce156" office:value-type="string" calcext:value-type="string">
            <text:p>Iridium V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385" calcext:value-type="float">
            <text:p>38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 IV</text:p>
          </table:table-cell>
          <table:table-cell table:style-name="ce10" office:value-type="string" calcext:value-type="string">
            <text:p>Tritanium V</text:p>
          </table:table-cell>
          <table:table-cell table:style-name="ce10" office:value-type="string" calcext:value-type="string">
            <text:p>Schiffslabor I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Zynthium</text:p>
          </table:table-cell>
          <table:table-cell table:style-name="ce157" office:value-type="string" calcext:value-type="string">
            <text:p>Zynthium I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80" calcext:value-type="float">
            <text:p>8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Iridium I</text:p>
          </table:table-cell>
          <table:table-cell table:style-name="ce10" office:value-type="string" calcext:value-type="string">
            <text:p>Schiffslabor V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5468842" calcext:value-type="float">
            <text:p>5.468.842</text:p>
          </table:table-cell>
          <table:table-cell table:style-name="ce168"/>
          <table:table-cell table:style-name="ce168" office:value-type="float" office:value="287834" calcext:value-type="float">
            <text:p>287.834</text:p>
          </table:table-cell>
          <table:table-cell table:style-name="ce168" table:number-columns-repeated="3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Zynthium</text:p>
          </table:table-cell>
          <table:table-cell table:style-name="ce158" office:value-type="string" calcext:value-type="string">
            <text:p>Zynthium II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130" calcext:value-type="float">
            <text:p>13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 I</text:p>
          </table:table-cell>
          <table:table-cell table:style-name="ce10" office:value-type="string" calcext:value-type="string">
            <text:p>Iridium II</text:p>
          </table:table-cell>
          <table:table-cell table:style-name="ce10" office:value-type="string" calcext:value-type="string">
            <text:p>Schiffslabor VIII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Zynthium</text:p>
          </table:table-cell>
          <table:table-cell table:style-name="ce159" office:value-type="string" calcext:value-type="string">
            <text:p>Zynthium III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210" calcext:value-type="float">
            <text:p>210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 II</text:p>
          </table:table-cell>
          <table:table-cell table:style-name="ce10" office:value-type="string" calcext:value-type="string">
            <text:p>Iridium III</text:p>
          </table:table-cell>
          <table:table-cell table:style-name="ce10" office:value-type="string" calcext:value-type="string">
            <text:p>Schiffslabor I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Zynthium</text:p>
          </table:table-cell>
          <table:table-cell table:style-name="ce160" office:value-type="string" calcext:value-type="string">
            <text:p>Zynthium IV</text:p>
          </table:table-cell>
          <table:table-cell table:style-name="ce10" office:value-type="float" office:value="1150" calcext:value-type="float">
            <text:p>1150</text:p>
          </table:table-cell>
          <table:table-cell table:style-name="ce10" office:value-type="float" office:value="335" calcext:value-type="float">
            <text:p>33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 III</text:p>
          </table:table-cell>
          <table:table-cell table:style-name="ce10" office:value-type="string" calcext:value-type="string">
            <text:p>Iridium IV</text:p>
          </table:table-cell>
          <table:table-cell table:style-name="ce10" office:value-type="string" calcext:value-type="string">
            <text:p>Schiffslabor 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Schiffspanzerung</text:p>
          </table:table-cell>
          <table:table-cell table:style-name="ce10" office:value-type="string" calcext:value-type="string">
            <text:p>Zynthium</text:p>
          </table:table-cell>
          <table:table-cell table:style-name="ce161" office:value-type="string" calcext:value-type="string">
            <text:p>Zynthium V</text:p>
          </table:table-cell>
          <table:table-cell table:style-name="ce10" office:value-type="float" office:value="1740" calcext:value-type="float">
            <text:p>1740</text:p>
          </table:table-cell>
          <table:table-cell table:style-name="ce10" office:value-type="float" office:value="535" calcext:value-type="float">
            <text:p>535</text:p>
          </table:table-cell>
          <table:table-cell table:style-name="ce168"/>
          <table:table-cell table:style-name="ce10" table:number-columns-repeated="4"/>
          <table:table-cell table:style-name="ce10" office:value-type="string" calcext:value-type="string">
            <text:p>Zynthium IV</text:p>
          </table:table-cell>
          <table:table-cell table:style-name="ce10" office:value-type="string" calcext:value-type="string">
            <text:p>Iridium V</text:p>
          </table:table-cell>
          <table:table-cell table:style-name="ce10" office:value-type="string" calcext:value-type="string">
            <text:p>Schiffslabor X</text:p>
          </table:table-cell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Fracht</text:p>
          </table:table-cell>
          <table:table-cell table:style-name="ce10" office:value-type="string" calcext:value-type="string">
            <text:p>Basisfracht</text:p>
          </table:table-cell>
          <table:table-cell table:style-name="ce162" office:value-type="string" calcext:value-type="string">
            <text:p>Basisfracht I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68" office:value-type="float" office:value="5000" calcext:value-type="float">
            <text:p>5.000</text:p>
          </table:table-cell>
          <table:table-cell table:style-name="ce10" table:number-columns-repeated="7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24839" calcext:value-type="float">
            <text:p>24.839</text:p>
          </table:table-cell>
          <table:table-cell table:style-name="ce168" table:number-columns-repeated="4"/>
          <table:table-cell table:style-name="ce168" office:value-type="float" office:value="1" calcext:value-type="float">
            <text:p>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Fracht</text:p>
          </table:table-cell>
          <table:table-cell table:style-name="ce10" office:value-type="string" calcext:value-type="string">
            <text:p>Basisfracht</text:p>
          </table:table-cell>
          <table:table-cell table:style-name="ce163" office:value-type="string" calcext:value-type="string">
            <text:p>Basisfracht II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68" office:value-type="float" office:value="15000" calcext:value-type="float">
            <text:p>15.000</text:p>
          </table:table-cell>
          <table:table-cell table:style-name="ce10" table:number-columns-repeated="4"/>
          <table:table-cell table:style-name="ce10" office:value-type="string" calcext:value-type="string">
            <text:p>Basisfracht I</text:p>
          </table:table-cell>
          <table:table-cell table:style-name="ce10" office:value-type="string" calcext:value-type="string">
            <text:p>Schiffslabor I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Fracht</text:p>
          </table:table-cell>
          <table:table-cell table:style-name="ce10" office:value-type="string" calcext:value-type="string">
            <text:p>Basisfracht</text:p>
          </table:table-cell>
          <table:table-cell table:style-name="ce164" office:value-type="string" calcext:value-type="string">
            <text:p>Basisfracht III</text:p>
          </table:table-cell>
          <table:table-cell table:style-name="ce10"/>
          <table:table-cell table:style-name="ce10" office:value-type="float" office:value="60" calcext:value-type="float">
            <text:p>60</text:p>
          </table:table-cell>
          <table:table-cell table:style-name="ce168" office:value-type="float" office:value="45000" calcext:value-type="float">
            <text:p>45.000</text:p>
          </table:table-cell>
          <table:table-cell table:style-name="ce10" table:number-columns-repeated="4"/>
          <table:table-cell table:style-name="ce10" office:value-type="string" calcext:value-type="string">
            <text:p>Basisfracht II</text:p>
          </table:table-cell>
          <table:table-cell table:style-name="ce10" office:value-type="string" calcext:value-type="string">
            <text:p>Schiffslabor V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10" office:value-type="string" calcext:value-type="string">
            <text:p>Fracht</text:p>
          </table:table-cell>
          <table:table-cell table:style-name="ce10" office:value-type="string" calcext:value-type="string">
            <text:p>Basisfracht</text:p>
          </table:table-cell>
          <table:table-cell table:style-name="ce165" office:value-type="string" calcext:value-type="string">
            <text:p>Basisfracht IV</text:p>
          </table:table-cell>
          <table:table-cell table:style-name="ce10"/>
          <table:table-cell table:style-name="ce10" office:value-type="float" office:value="80" calcext:value-type="float">
            <text:p>80</text:p>
          </table:table-cell>
          <table:table-cell table:style-name="ce168" office:value-type="float" office:value="135000" calcext:value-type="float">
            <text:p>135.000</text:p>
          </table:table-cell>
          <table:table-cell table:style-name="ce10" table:number-columns-repeated="4"/>
          <table:table-cell table:style-name="ce10" office:value-type="string" calcext:value-type="string">
            <text:p>Basisfracht III</text:p>
          </table:table-cell>
          <table:table-cell table:style-name="ce10" office:value-type="string" calcext:value-type="string">
            <text:p>Schiffslabor VII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office:value-type="float" office:value="5099126" calcext:value-type="float">
            <text:p>5.099.126</text:p>
          </table:table-cell>
          <table:table-cell table:style-name="ce168"/>
          <table:table-cell table:style-name="ce168" office:value-type="float" office:value="268375" calcext:value-type="float">
            <text:p>268.375</text:p>
          </table:table-cell>
          <table:table-cell table:style-name="ce168" table:number-columns-repeated="3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ce10" office:value-type="string" calcext:value-type="string">
            <text:p>Fracht</text:p>
          </table:table-cell>
          <table:table-cell table:style-name="ce10" office:value-type="string" calcext:value-type="string">
            <text:p>Basisfracht</text:p>
          </table:table-cell>
          <table:table-cell table:style-name="ce166" office:value-type="string" calcext:value-type="string">
            <text:p>Basisfracht V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68" office:value-type="float" office:value="405000" calcext:value-type="float">
            <text:p>405.000</text:p>
          </table:table-cell>
          <table:table-cell table:style-name="ce10" table:number-columns-repeated="4"/>
          <table:table-cell table:style-name="ce10" office:value-type="string" calcext:value-type="string">
            <text:p>Basisfracht IV</text:p>
          </table:table-cell>
          <table:table-cell table:style-name="ce10" office:value-type="string" calcext:value-type="string">
            <text:p>Schiffslabor IX</text:p>
          </table:table-cell>
          <table:table-cell table:style-name="ce10"/>
          <table:table-cell table:style-name="ce171" table:number-columns-repeated="4"/>
          <table:table-cell table:style-name="ce10" table:number-columns-repeated="3"/>
          <table:table-cell table:style-name="ce171" table:number-columns-repeated="7"/>
          <table:table-cell table:style-name="ce10"/>
          <table:table-cell table:style-name="ce168"/>
          <table:table-cell table:style-name="ce171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64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P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P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P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P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P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P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P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P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P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P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P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P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P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P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P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P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P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P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P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P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P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P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P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P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P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P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P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P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P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P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P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P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P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P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P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P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P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P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P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P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P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P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P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P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P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P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P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P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P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P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P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P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P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P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P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P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P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P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P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P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P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P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P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P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P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P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P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P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P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P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P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P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P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P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P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P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P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P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P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P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P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P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P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P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P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P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P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P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P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P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P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P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P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P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P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P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P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P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P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P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P102])))" calcext:base-cell-address="Schiffslabor.C102"/>
          </calcext:conditional-format>
          <calcext:conditional-format calcext:target-range-address="Schiffslabor.C103:Schiffslabor.C103">
            <calcext:condition calcext:apply-style-name="HintergrundGruen" calcext:value="formula-is(NOT(ISBLANK([.AP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P104])))" calcext:base-cell-address="Schiffslabor.C104"/>
          </calcext:conditional-format>
          <calcext:conditional-format calcext:target-range-address="Schiffslabor.C105:Schiffslabor.C105">
            <calcext:condition calcext:apply-style-name="HintergrundGruen" calcext:value="formula-is(NOT(ISBLANK([.AP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P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P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P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P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P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P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P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P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P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P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P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P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P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P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P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P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P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P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P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P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P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P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P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P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P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P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P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P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P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P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P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P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P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P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P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P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P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P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P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P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P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P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P148])))" calcext:base-cell-address="Schiffslabor.C148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13" table:default-cell-style-name="ce172"/>
        <table:table-column table:style-name="co48" table:default-cell-style-name="ce172"/>
        <table:table-column table:style-name="co14" table:default-cell-style-name="ce172"/>
        <table:table-column table:style-name="co21" table:default-cell-style-name="ce12"/>
        <table:table-column table:style-name="co49" table:default-cell-style-name="ce12"/>
        <table:table-column table:style-name="co21" table:default-cell-style-name="ce172"/>
        <table:table-column table:style-name="co50" table:default-cell-style-name="ce172"/>
        <table:table-column table:style-name="co50" table:default-cell-style-name="ce169"/>
        <table:table-column table:style-name="co51" table:default-cell-style-name="ce172"/>
        <table:table-column table:style-name="co52" table:default-cell-style-name="ce172"/>
        <table:table-column table:style-name="co25" table:default-cell-style-name="ce169"/>
        <table:table-column table:style-name="co19" table:default-cell-style-name="ce172"/>
        <table:table-column table:style-name="co13" table:default-cell-style-name="ce172"/>
        <table:table-column table:style-name="co11" table:default-cell-style-name="ce169"/>
        <table:table-column table:style-name="co53" table:default-cell-style-name="ce172"/>
        <table:table-column table:style-name="co54" table:default-cell-style-name="ce299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35" table:default-cell-style-name="ce169"/>
        <table:table-column table:style-name="co36" table:default-cell-style-name="ce169"/>
        <table:table-column table:style-name="co38" table:default-cell-style-name="ce169"/>
        <table:table-column table:style-name="co39" table:number-columns-repeated="2" table:default-cell-style-name="ce169"/>
        <table:table-column table:style-name="co40" table:default-cell-style-name="ce169"/>
        <table:table-column table:style-name="co41" table:default-cell-style-name="ce12"/>
        <table:table-column table:style-name="co21" table:default-cell-style-name="ce12"/>
        <table:table-column table:style-name="co23" table:default-cell-style-name="ce175"/>
        <table:table-column table:style-name="co37" table:number-columns-repeated="985" table:default-cell-style-name="ce12"/>
        <table:table-header-rows>
          <table:table-row table:style-name="ro5">
            <table:table-cell table:style-name="ce9" office:value-type="string" calcext:value-type="string">
              <text:p>Kategorie</text:p>
            </table:table-cell>
            <table:table-cell table:style-name="ce9" office:value-type="string" calcext:value-type="string">
              <text:p>Typ</text:p>
            </table:table-cell>
            <table:table-cell table:style-name="ce9" office:value-type="string" calcext:value-type="string">
              <text:p>Art</text:p>
            </table:table-cell>
            <table:table-cell table:style-name="ce9" office:value-type="string" calcext:value-type="string">
              <text:p>Sorte</text:p>
            </table:table-cell>
            <table:table-cell table:style-name="ce9" office:value-type="string" calcext:value-type="string">
              <text:p>Masse</text:p>
              <text:p>(t)</text:p>
            </table:table-cell>
            <table:table-cell table:style-name="ce167" office:value-type="string" calcext:value-type="string">
              <text:p>Energie</text:p>
            </table:table-cell>
            <table:table-cell table:style-name="ce170" office:value-type="string" calcext:value-type="string">
              <text:p>Verteidigung</text:p>
              <text:p>(%)</text:p>
            </table:table-cell>
            <table:table-cell table:style-name="ce9" office:value-type="string" calcext:value-type="string">
              <text:p>Masse</text:p>
              <text:p>(% Schiffsmasse)</text:p>
            </table:table-cell>
            <table:table-cell table:style-name="ce9" office:value-type="string" calcext:value-type="string">
              <text:p>Masse</text:p>
              <text:p>(% Waffenmasse)</text:p>
            </table:table-cell>
            <table:table-cell table:style-name="ce9" office:value-type="string" calcext:value-type="string">
              <text:p>Wenden</text:p>
              <text:p>(°/s)</text:p>
            </table:table-cell>
            <table:table-cell table:style-name="ce9" office:value-type="string" calcext:value-type="string">
              <text:p>Strafen</text:p>
              <text:p>(m/s)</text:p>
            </table:table-cell>
            <table:table-cell table:style-name="ce9" office:value-type="string" calcext:value-type="string">
              <text:p>Straffen</text:p>
              <text:p>(%)</text:p>
            </table:table-cell>
            <table:table-cell table:style-name="ce9" office:value-type="string" calcext:value-type="string">
              <text:p>Geschwindig-</text:p>
              <text:p>keit (%)</text:p>
            </table:table-cell>
            <table:table-cell table:style-name="ce167" office:value-type="string" calcext:value-type="string">
              <text:p>Geschwindig-</text:p>
              <text:p>keit (m/s)</text:p>
            </table:table-cell>
            <table:table-cell table:style-name="ce9" office:value-type="string" calcext:value-type="string">
              <text:p>Streuwinkel</text:p>
              <text:p>(%)</text:p>
            </table:table-cell>
            <table:table-cell table:style-name="ce9" office:value-type="string" calcext:value-type="string">
              <text:p>Schildum-</text:p>
              <text:p>gehung (%)</text:p>
            </table:table-cell>
            <table:table-cell table:style-name="ce167" office:value-type="string" calcext:value-type="string">
              <text:p>Reichweite</text:p>
              <text:p>(m)</text:p>
            </table:table-cell>
            <table:table-cell table:style-name="ce9" office:value-type="string" calcext:value-type="string">
              <text:p>Schild-</text:p>
              <text:p>schaden (%)</text:p>
            </table:table-cell>
            <table:table-cell table:style-name="ce9" office:value-type="string" calcext:value-type="string">
              <text:p>Haltbarkeits-</text:p>
              <text:p>schaden (%)</text:p>
            </table:table-cell>
            <table:table-cell table:style-name="ce167" office:value-type="string" calcext:value-type="string">
              <text:p>Effektradius</text:p>
              <text:p>(m)</text:p>
            </table:table-cell>
            <table:table-cell table:style-name="ce9" office:value-type="string" calcext:value-type="string">
              <text:p>Schadens-</text:p>
              <text:p>reduktion (%)</text:p>
            </table:table-cell>
            <table:table-cell table:style-name="ce296" office:value-type="string" calcext:value-type="string">
              <text:p>Aufladen</text:p>
              <text:p>(Energie/s)</text:p>
            </table:table-cell>
            <table:table-cell table:style-name="ce9" office:value-type="string" calcext:value-type="string">
              <text:p>Bauvorraussetzung 1</text:p>
            </table:table-cell>
            <table:table-cell table:style-name="ce9" office:value-type="string" calcext:value-type="string">
              <text:p>Bauvorraussetzung 2</text:p>
            </table:table-cell>
            <table:table-cell table:style-name="ce9" office:value-type="string" calcext:value-type="string">
              <text:p>Bauvorraussetzung 3</text:p>
            </table:table-cell>
            <table:table-cell table:style-name="ce167" office:value-type="string" calcext:value-type="string">
              <text:p>Baukosten He-3</text:p>
            </table:table-cell>
            <table:table-cell table:style-name="ce167" office:value-type="string" calcext:value-type="string">
              <text:p>Baukosten Erz</text:p>
            </table:table-cell>
            <table:table-cell table:style-name="ce167" office:value-type="string" calcext:value-type="string">
              <text:p>Baukosten AM</text:p>
            </table:table-cell>
            <table:table-cell table:style-name="ce167" office:value-type="string" calcext:value-type="string">
              <text:p>tB d</text:p>
            </table:table-cell>
            <table:table-cell table:style-name="ce167" office:value-type="string" calcext:value-type="string">
              <text:p>tB h</text:p>
            </table:table-cell>
            <table:table-cell table:style-name="ce167" office:value-type="string" calcext:value-type="string">
              <text:p>tB m</text:p>
            </table:table-cell>
            <table:table-cell table:style-name="ce9" office:value-type="string" calcext:value-type="string">
              <text:p>tB s</text:p>
            </table:table-cell>
            <table:table-cell table:style-name="ce9" office:value-type="string" calcext:value-type="string">
              <text:p>Münzen</text:p>
            </table:table-cell>
            <table:table-cell table:style-name="ce173" office:value-type="string" calcext:value-type="string">
              <text:p>gebaut</text:p>
            </table:table-cell>
            <table:table-cell table:style-name="ce176" table:number-columns-repeated="984"/>
            <table:table-cell/>
          </table:table-row>
        </table:table-header-rows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1" calcext:value-type="percentage">
            <text:p>1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table:number-columns-repeated="2"/>
          <table:table-cell table:style-name="ce168"/>
          <table:table-cell table:style-name="ce168" office:value-type="float" office:value="1273839" calcext:value-type="float">
            <text:p>1.273.839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6" calcext:value-type="float">
            <text:p>4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94" calcext:value-type="float">
            <text:p>194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2" calcext:value-type="percentage">
            <text:p>2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Basis-Phasenmunit.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I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Basis-Phasenmunit.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Phasenmunit.</text:p>
          </table:table-cell>
          <table:table-cell table:style-name="ce181" office:value-type="string" calcext:value-type="string">
            <text:p>Basis-Phasenmunit. I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4" calcext:value-type="percentage">
            <text:p>4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4" calcext:value-type="percentage">
            <text:p>4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Basis-Phasenmunit.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Phasenmunit.</text:p>
          </table:table-cell>
          <table:table-cell table:style-name="ce182" office:value-type="string" calcext:value-type="string">
            <text:p>Basis-Phasenmunit. 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Basis-Phasenmunit.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table:number-columns-repeated="2"/>
          <table:table-cell table:style-name="ce168"/>
          <table:table-cell table:style-name="ce168" office:value-type="float" office:value="632522" calcext:value-type="float">
            <text:p>632.522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6" calcext:value-type="float">
            <text:p>86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(Basis-)Streuungslauf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I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(Basis-)Streuungslauf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Streuungslauf</text:p>
          </table:table-cell>
          <table:table-cell table:style-name="ce186" office:value-type="string" calcext:value-type="string">
            <text:p>Basis-Streuungslauf I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(Basis-)Streuungslauf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(Basis-)Streuungslauf</text:p>
          </table:table-cell>
          <table:table-cell table:style-name="ce187" office:value-type="string" calcext:value-type="string">
            <text:p>Basis-Streuungslauf 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(Basis-)Streuungslauf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AM-Zünder</text:p>
          </table:table-cell>
          <table:table-cell table:style-name="ce188" office:value-type="string" calcext:value-type="string">
            <text:p>AM-Zünder 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" calcext:value-type="float">
            <text:p>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table:number-columns-repeated="2"/>
          <table:table-cell table:style-name="ce168"/>
          <table:table-cell table:style-name="ce168" office:value-type="float" office:value="1182850" calcext:value-type="float">
            <text:p>1.182.850</text:p>
          </table:table-cell>
          <table:table-cell table:style-name="ce168" table:number-columns-repeated="2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0" calcext:value-type="float">
            <text:p>180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AM-Zünder</text:p>
          </table:table-cell>
          <table:table-cell table:style-name="ce189" office:value-type="string" calcext:value-type="string">
            <text:p>AM-Zünder 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AM-Zünder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AM-Zünder</text:p>
          </table:table-cell>
          <table:table-cell table:style-name="ce190" office:value-type="string" calcext:value-type="string">
            <text:p>AM-Zünder I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50" calcext:value-type="float">
            <text:p>1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AM-Zünder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AM-Zünder</text:p>
          </table:table-cell>
          <table:table-cell table:style-name="ce191" office:value-type="string" calcext:value-type="string">
            <text:p>AM-Zünder I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00" calcext:value-type="float">
            <text:p>20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M-Zünde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AM-Zünder</text:p>
          </table:table-cell>
          <table:table-cell table:style-name="ce192" office:value-type="string" calcext:value-type="string">
            <text:p>AM-Zünder 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5" calcext:value-type="percentage">
            <text:p>5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M-Zünde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onenlader</text:p>
          </table:table-cell>
          <table:table-cell table:style-name="ce193" office:value-type="string" calcext:value-type="string">
            <text:p>Ionenlader 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onenlader</text:p>
          </table:table-cell>
          <table:table-cell table:style-name="ce194" office:value-type="string" calcext:value-type="string">
            <text:p>Ionenlader 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Ionenlader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onenlader</text:p>
          </table:table-cell>
          <table:table-cell table:style-name="ce195" office:value-type="string" calcext:value-type="string">
            <text:p>Ionenlader I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Ionenlader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onenlader</text:p>
          </table:table-cell>
          <table:table-cell table:style-name="ce196" office:value-type="string" calcext:value-type="string">
            <text:p>Ionenlader I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-0.13" calcext:value-type="percentage">
            <text:p>-13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onenlade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onenlader</text:p>
          </table:table-cell>
          <table:table-cell table:style-name="ce197" office:value-type="string" calcext:value-type="string">
            <text:p>Ionenlader 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5" calcext:value-type="percentage">
            <text:p>5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onenlade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ridiumfelder</text:p>
          </table:table-cell>
          <table:table-cell table:style-name="ce198" office:value-type="string" calcext:value-type="string">
            <text:p>Iridiumfelder 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290" calcext:value-type="float">
            <text:p>29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300"/>
          <table:table-cell table:number-columns-repeated="984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ridiumfelder</text:p>
          </table:table-cell>
          <table:table-cell table:style-name="ce199" office:value-type="string" calcext:value-type="string">
            <text:p>Iridiumfelder 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830" calcext:value-type="float">
            <text:p>83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office:value-type="string" calcext:value-type="string">
            <text:p>Iridiumfelder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ridiumfelder</text:p>
          </table:table-cell>
          <table:table-cell table:style-name="ce200" office:value-type="string" calcext:value-type="string">
            <text:p>Iridiumfelder I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9" calcext:value-type="percentage">
            <text:p>9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100" calcext:value-type="float">
            <text:p>1.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Iridiumfelder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ridiumfelder</text:p>
          </table:table-cell>
          <table:table-cell table:style-name="ce201" office:value-type="string" calcext:value-type="string">
            <text:p>Iridiumfelder I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370" calcext:value-type="float">
            <text:p>1.37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Iridiumfelde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Iridiumfelder</text:p>
          </table:table-cell>
          <table:table-cell table:style-name="ce202" office:value-type="string" calcext:value-type="string">
            <text:p>Iridiumfelder 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640" calcext:value-type="float">
            <text:p>1.6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ridiumfelde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table:number-columns-repeated="2"/>
          <table:table-cell table:style-name="ce168"/>
          <table:table-cell table:style-name="ce168" office:value-type="float" office:value="122989" calcext:value-type="float">
            <text:p>122.989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53" calcext:value-type="float">
            <text:p>5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7" calcext:value-type="float">
            <text:p>37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0" calcext:value-type="float">
            <text:p>5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Konzentrierte Blende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I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6" calcext:value-type="percentage">
            <text:p>6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750" calcext:value-type="float">
            <text:p>7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Konzentrierte Blende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Konzentrierte Blende</text:p>
          </table:table-cell>
          <table:table-cell table:style-name="ce206" office:value-type="string" calcext:value-type="string">
            <text:p>Konzentrierte Blende I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8" calcext:value-type="percentage">
            <text:p>8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0" calcext:value-type="float">
            <text:p>1.0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Konzentrierte Blende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komponenten</text:p>
          </table:table-cell>
          <table:table-cell table:style-name="ce10" office:value-type="string" calcext:value-type="string">
            <text:p>Konzentrierte Blende</text:p>
          </table:table-cell>
          <table:table-cell table:style-name="ce207" office:value-type="string" calcext:value-type="string">
            <text:p>Konzentrierte Blende 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1" calcext:value-type="percentage">
            <text:p>10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250" calcext:value-type="float">
            <text:p>1.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Konzentrierte Blende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Ablenkfeld</text:p>
          </table:table-cell>
          <table:table-cell table:style-name="ce208" office:value-type="string" calcext:value-type="string">
            <text:p>Ablenkfeld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816" calcext:value-type="float">
            <text:p>81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Ablenkfeld</text:p>
          </table:table-cell>
          <table:table-cell table:style-name="ce209" office:value-type="string" calcext:value-type="string">
            <text:p>Ablenkfeld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1173" calcext:value-type="float">
            <text:p>1173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Ablenkfe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Ablenkfeld</text:p>
          </table:table-cell>
          <table:table-cell table:style-name="ce210" office:value-type="string" calcext:value-type="string">
            <text:p>Ablenkfeld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1672" calcext:value-type="float">
            <text:p>1672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Ablenkfeld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Ablenkfeld</text:p>
          </table:table-cell>
          <table:table-cell table:style-name="ce211" office:value-type="string" calcext:value-type="string">
            <text:p>Ablenkfeld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049" calcext:value-type="float">
            <text:p>1049</text:p>
          </table:table-cell>
          <table:table-cell table:style-name="ce10" office:value-type="float" office:value="2361" calcext:value-type="float">
            <text:p>2361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Ablenkfe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Ablenkfeld</text:p>
          </table:table-cell>
          <table:table-cell table:style-name="ce212" office:value-type="string" calcext:value-type="string">
            <text:p>Ablenkfeld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645" calcext:value-type="float">
            <text:p>1645</text:p>
          </table:table-cell>
          <table:table-cell table:style-name="ce10" office:value-type="float" office:value="3291" calcext:value-type="float">
            <text:p>3291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blenkfe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chockfeld</text:p>
          </table:table-cell>
          <table:table-cell table:style-name="ce213" office:value-type="string" calcext:value-type="string">
            <text:p>Schockfeld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26" calcext:value-type="float">
            <text:p>326</text:p>
          </table:table-cell>
          <table:table-cell table:style-name="ce10" office:value-type="float" office:value="977" calcext:value-type="float">
            <text:p>977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table:number-columns-repeated="2"/>
          <table:table-cell table:style-name="ce168"/>
          <table:table-cell table:style-name="ce168" office:value-type="float" office:value="883541" calcext:value-type="float">
            <text:p>883.541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3" calcext:value-type="float">
            <text:p>143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chockfeld</text:p>
          </table:table-cell>
          <table:table-cell table:style-name="ce214" office:value-type="string" calcext:value-type="string">
            <text:p>Schockfeld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511" calcext:value-type="float">
            <text:p>511</text:p>
          </table:table-cell>
          <table:table-cell table:style-name="ce10" office:value-type="float" office:value="1404" calcext:value-type="float">
            <text:p>1404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Schockfe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chockfeld</text:p>
          </table:table-cell>
          <table:table-cell table:style-name="ce215" office:value-type="string" calcext:value-type="string">
            <text:p>Schockfeld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2002" calcext:value-type="float">
            <text:p>2002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Schockfeld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chockfeld</text:p>
          </table:table-cell>
          <table:table-cell table:style-name="ce216" office:value-type="string" calcext:value-type="string">
            <text:p>Schockfeld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2826" calcext:value-type="float">
            <text:p>282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Schockfe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chockfeld</text:p>
          </table:table-cell>
          <table:table-cell table:style-name="ce217" office:value-type="string" calcext:value-type="string">
            <text:p>Schockfeld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3940" calcext:value-type="float">
            <text:p>394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Schockfe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pektralfeld</text:p>
          </table:table-cell>
          <table:table-cell table:style-name="ce218" office:value-type="string" calcext:value-type="string">
            <text:p>Spektralfeld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569" calcext:value-type="float">
            <text:p>56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pektralfeld</text:p>
          </table:table-cell>
          <table:table-cell table:style-name="ce219" office:value-type="string" calcext:value-type="string">
            <text:p>Spektralfeld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818" calcext:value-type="float">
            <text:p>818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Spektralfe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pektralfeld</text:p>
          </table:table-cell>
          <table:table-cell table:style-name="ce220" office:value-type="string" calcext:value-type="string">
            <text:p>Spektralfeld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1167" calcext:value-type="float">
            <text:p>1167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Spektralfeld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pektralfeld</text:p>
          </table:table-cell>
          <table:table-cell table:style-name="ce221" office:value-type="string" calcext:value-type="string">
            <text:p>Spektralfeld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1647" calcext:value-type="float">
            <text:p>1647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Spektralfe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Basisschilde</text:p>
          </table:table-cell>
          <table:table-cell table:style-name="ce10" office:value-type="string" calcext:value-type="string">
            <text:p>Spektralfeld</text:p>
          </table:table-cell>
          <table:table-cell table:style-name="ce222" office:value-type="string" calcext:value-type="string">
            <text:p>Spektralfeld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148" calcext:value-type="float">
            <text:p>1148</text:p>
          </table:table-cell>
          <table:table-cell table:style-name="ce10" office:value-type="float" office:value="2296" calcext:value-type="float">
            <text:p>229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Spektralfe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AM-Sprengk.</text:p>
          </table:table-cell>
          <table:table-cell table:style-name="ce223" office:value-type="string" calcext:value-type="string">
            <text:p>AM-Sprengk. 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" calcext:value-type="float">
            <text:p>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table:number-columns-repeated="2"/>
          <table:table-cell table:style-name="ce168" office:value-type="float" office:value="3523696" calcext:value-type="float">
            <text:p>3.523.696</text:p>
          </table:table-cell>
          <table:table-cell table:style-name="ce168" table:number-columns-repeated="5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AM-Sprengk.</text:p>
          </table:table-cell>
          <table:table-cell table:style-name="ce224" office:value-type="string" calcext:value-type="string">
            <text:p>AM-Sprengk. 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AM-Sprengk.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AM-Sprengk.</text:p>
          </table:table-cell>
          <table:table-cell table:style-name="ce225" office:value-type="string" calcext:value-type="string">
            <text:p>AM-Sprengk. I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50" calcext:value-type="float">
            <text:p>1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AM-Sprengk.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AM-Sprengk.</text:p>
          </table:table-cell>
          <table:table-cell table:style-name="ce226" office:value-type="string" calcext:value-type="string">
            <text:p>AM-Sprengk. I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00" calcext:value-type="float">
            <text:p>20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M-Sprengk.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AM-Sprengk.</text:p>
          </table:table-cell>
          <table:table-cell table:style-name="ce227" office:value-type="string" calcext:value-type="string">
            <text:p>AM-Sprengk. 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M-Sprengk.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onenregler</text:p>
          </table:table-cell>
          <table:table-cell table:style-name="ce228" office:value-type="string" calcext:value-type="string">
            <text:p>Ionenregler 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table:number-columns-repeated="2"/>
          <table:table-cell table:style-name="ce168" office:value-type="float" office:value="1465865" calcext:value-type="float">
            <text:p>1.465.865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7" calcext:value-type="float">
            <text:p>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1" calcext:value-type="float">
            <text:p>61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onenregler</text:p>
          </table:table-cell>
          <table:table-cell table:style-name="ce229" office:value-type="string" calcext:value-type="string">
            <text:p>Ionenregler 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 office:value-type="percentage" office:value="-0.07" calcext:value-type="percentage">
            <text:p>-7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Ionenregler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onenregler</text:p>
          </table:table-cell>
          <table:table-cell table:style-name="ce230" office:value-type="string" calcext:value-type="string">
            <text:p>Ionenregler I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8" calcext:value-type="percentage">
            <text:p>18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Ionenregler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onenregler</text:p>
          </table:table-cell>
          <table:table-cell table:style-name="ce231" office:value-type="string" calcext:value-type="string">
            <text:p>Ionenregler I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 office:value-type="percentage" office:value="-0.13" calcext:value-type="percentage">
            <text:p>-13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onenregle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onenregler</text:p>
          </table:table-cell>
          <table:table-cell table:style-name="ce232" office:value-type="string" calcext:value-type="string">
            <text:p>Ionenregler 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onenregle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ridiummagnet</text:p>
          </table:table-cell>
          <table:table-cell table:style-name="ce233" office:value-type="string" calcext:value-type="string">
            <text:p>Iridiummagnet 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6" calcext:value-type="percentage">
            <text:p>6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540" calcext:value-type="float">
            <text:p>5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ridiummagnet</text:p>
          </table:table-cell>
          <table:table-cell table:style-name="ce234" office:value-type="string" calcext:value-type="string">
            <text:p>Iridiummagnet 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2" calcext:value-type="percentage">
            <text:p>12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080" calcext:value-type="float">
            <text:p>1.0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office:value-type="string" calcext:value-type="string">
            <text:p>Iridiummagnet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ridiummagnet</text:p>
          </table:table-cell>
          <table:table-cell table:style-name="ce235" office:value-type="string" calcext:value-type="string">
            <text:p>Iridiummagnet I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8" calcext:value-type="percentage">
            <text:p>18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350" calcext:value-type="float">
            <text:p>1.35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Iridiummagnet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ridiummagnet</text:p>
          </table:table-cell>
          <table:table-cell table:style-name="ce236" office:value-type="string" calcext:value-type="string">
            <text:p>Iridiummagnet I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620" calcext:value-type="float">
            <text:p>1.6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Iridiummagnet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Iridiummagnet</text:p>
          </table:table-cell>
          <table:table-cell table:style-name="ce237" office:value-type="string" calcext:value-type="string">
            <text:p>Iridiummagnet 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3" calcext:value-type="percentage">
            <text:p>30%</text:p>
          </table:table-cell>
          <table:table-cell table:style-name="ce10" table:number-columns-repeated="2"/>
          <table:table-cell table:style-name="ce171" table:number-columns-repeated="2"/>
          <table:table-cell table:style-name="ce168" office:value-type="float" office:value="1860" calcext:value-type="float">
            <text:p>1.8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Iridiummagnet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8" calcext:value-type="percentage">
            <text:p>8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250" calcext:value-type="float">
            <text:p>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6" calcext:value-type="percentage">
            <text:p>16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500" calcext:value-type="float">
            <text:p>5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Konzentrierte Optik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I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4" calcext:value-type="percentage">
            <text:p>24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750" calcext:value-type="float">
            <text:p>7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Konzentrierte Optik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Konzentrierte Optik</text:p>
          </table:table-cell>
          <table:table-cell table:style-name="ce241" office:value-type="string" calcext:value-type="string">
            <text:p>Konzentrierte Optik I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32" calcext:value-type="percentage">
            <text:p>32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000" calcext:value-type="float">
            <text:p>1.00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Konzentrierte Optik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Konzentrierte Optik</text:p>
          </table:table-cell>
          <table:table-cell table:style-name="ce242" office:value-type="string" calcext:value-type="string">
            <text:p>Konzentrierte Optik V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4" calcext:value-type="percentage">
            <text:p>4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 office:value-type="float" office:value="1250" calcext:value-type="float">
            <text:p>1.250</text:p>
          </table:table-cell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Konzentrierte Optik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Phasenmunit.</text:p>
          </table:table-cell>
          <table:table-cell table:style-name="ce243" office:value-type="string" calcext:value-type="string">
            <text:p>Phasenmunit. 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Phasenmunit.</text:p>
          </table:table-cell>
          <table:table-cell table:style-name="ce244" office:value-type="string" calcext:value-type="string">
            <text:p>Phasenmunit. 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2" calcext:value-type="percentage">
            <text:p>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Phasenmunit. I</text:p>
          </table:table-cell>
          <table:table-cell table:style-name="ce10"/>
          <table:table-cell table:style-name="ce168" office:value-type="float" office:value="3718479" calcext:value-type="float">
            <text:p>3.718.479</text:p>
          </table:table-cell>
          <table:table-cell table:style-name="ce168" table:number-columns-repeated="3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5" calcext:value-type="float">
            <text:p>195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Phasenmunit.</text:p>
          </table:table-cell>
          <table:table-cell table:style-name="ce245" office:value-type="string" calcext:value-type="string">
            <text:p>Phasenmunit. I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3" calcext:value-type="percentage">
            <text:p>3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Phasenmunit.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Phasenmunit.</text:p>
          </table:table-cell>
          <table:table-cell table:style-name="ce246" office:value-type="string" calcext:value-type="string">
            <text:p>Phasenmunit. I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4" calcext:value-type="percentage">
            <text:p>4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Phasenmunit.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Phasenmunit.</text:p>
          </table:table-cell>
          <table:table-cell table:style-name="ce247" office:value-type="string" calcext:value-type="string">
            <text:p>Phasenmunit. V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5" calcext:value-type="percentage">
            <text:p>2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/>
          <table:table-cell table:style-name="ce171" office:value-type="percentage" office:value="0.5" calcext:value-type="percentage">
            <text:p>5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Phasenmunit.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otationsdüsen</text:p>
          </table:table-cell>
          <table:table-cell table:style-name="ce248" office:value-type="string" calcext:value-type="string">
            <text:p>Rotationsdüsen 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1" calcext:value-type="percentage">
            <text:p>1%</text:p>
          </table:table-cell>
          <table:table-cell table:style-name="ce171"/>
          <table:table-cell table:style-name="ce10" office:value-type="float" office:value="2" calcext:value-type="float">
            <text:p>2</text:p>
          </table:table-cell>
          <table:table-cell table:style-name="ce10"/>
          <table:table-cell table:number-columns-repeated="2" table:style-name="ce171" office:value-type="percentage" office:value="-0.05" calcext:value-type="percentage">
            <text:p>-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office:value-type="float" office:value="4829" calcext:value-type="float">
            <text:p>4.829</text:p>
          </table:table-cell>
          <table:table-cell table:style-name="ce168" table:number-columns-repeated="4"/>
          <table:table-cell table:style-name="ce168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otationsdüsen</text:p>
          </table:table-cell>
          <table:table-cell table:style-name="ce249" office:value-type="string" calcext:value-type="string">
            <text:p>Rotationsdüsen 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" table:style-name="ce171" office:value-type="percentage" office:value="-0.1" calcext:value-type="percentage">
            <text:p>-1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office:value-type="string" calcext:value-type="string">
            <text:p>Rotationsdüsen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otationsdüsen</text:p>
          </table:table-cell>
          <table:table-cell table:style-name="ce250" office:value-type="string" calcext:value-type="string">
            <text:p>Rotationsdüsen I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3" calcext:value-type="percentage">
            <text:p>3%</text:p>
          </table:table-cell>
          <table:table-cell table:style-name="ce171"/>
          <table:table-cell table:style-name="ce10" office:value-type="float" office:value="6" calcext:value-type="float">
            <text:p>6</text:p>
          </table:table-cell>
          <table:table-cell table:style-name="ce10"/>
          <table:table-cell table:number-columns-repeated="2" table:style-name="ce171" office:value-type="percentage" office:value="-0.15" calcext:value-type="percentage">
            <text:p>-1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office:value-type="string" calcext:value-type="string">
            <text:p>Rotationsdüsen II</text:p>
          </table:table-cell>
          <table:table-cell table:style-name="ce10"/>
          <table:table-cell table:style-name="ce168" office:value-type="float" office:value="1681700" calcext:value-type="float">
            <text:p>1.681.700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otationsdüsen</text:p>
          </table:table-cell>
          <table:table-cell table:style-name="ce251" office:value-type="string" calcext:value-type="string">
            <text:p>Rotationsdüsen I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office:value-type="float" office:value="8" calcext:value-type="float">
            <text:p>8</text:p>
          </table:table-cell>
          <table:table-cell table:style-name="ce10"/>
          <table:table-cell table:number-columns-repeated="2" table:style-name="ce171" office:value-type="percentage" office:value="-0.2" calcext:value-type="percentage">
            <text:p>-20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Rotationsdüsen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otationsdüsen</text:p>
          </table:table-cell>
          <table:table-cell table:style-name="ce252" office:value-type="string" calcext:value-type="string">
            <text:p>Rotationsdüsen 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5" calcext:value-type="percentage">
            <text:p>5%</text:p>
          </table:table-cell>
          <table:table-cell table:style-name="ce171"/>
          <table:table-cell table:style-name="ce10" office:value-type="float" office:value="12" calcext:value-type="float">
            <text:p>12</text:p>
          </table:table-cell>
          <table:table-cell table:style-name="ce10"/>
          <table:table-cell table:number-columns-repeated="2" table:style-name="ce171" office:value-type="percentage" office:value="-0.25" calcext:value-type="percentage">
            <text:p>-25%</text:p>
          </table:table-cell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Rotationsdüsen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office:value-type="float" office:value="-7" calcext:value-type="float">
            <text:p>-7</text:p>
          </table:table-cell>
          <table:table-cell table:style-name="ce10"/>
          <table:table-cell table:style-name="ce171" table:number-columns-repeated="2"/>
          <table:table-cell table:style-name="ce168" office:value-type="float" office:value="20" calcext:value-type="float">
            <text:p>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office:value-type="float" office:value="39156" calcext:value-type="float">
            <text:p>39.156</text:p>
          </table:table-cell>
          <table:table-cell table:style-name="ce168" table:number-columns-repeated="4"/>
          <table:table-cell table:style-name="ce168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office:value-type="float" office:value="-13" calcext:value-type="float">
            <text:p>-13</text:p>
          </table:table-cell>
          <table:table-cell table:style-name="ce10"/>
          <table:table-cell table:style-name="ce171" table:number-columns-repeated="2"/>
          <table:table-cell table:style-name="ce168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office:value-type="string" calcext:value-type="string">
            <text:p>Rückwärtige Düsen I</text:p>
          </table:table-cell>
          <table:table-cell table:style-name="ce10"/>
          <table:table-cell table:style-name="ce168" office:value-type="float" office:value="587340" calcext:value-type="float">
            <text:p>587.340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I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10" office:value-type="float" office:value="-20" calcext:value-type="float">
            <text:p>-20</text:p>
          </table:table-cell>
          <table:table-cell table:style-name="ce10"/>
          <table:table-cell table:style-name="ce171" table:number-columns-repeated="2"/>
          <table:table-cell table:style-name="ce168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Rückwärtige Düsen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ückwärtige Düsen</text:p>
          </table:table-cell>
          <table:table-cell table:style-name="ce256" office:value-type="string" calcext:value-type="string">
            <text:p>Rückwärtige Düsen I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8" calcext:value-type="percentage">
            <text:p>8%</text:p>
          </table:table-cell>
          <table:table-cell table:style-name="ce171"/>
          <table:table-cell table:style-name="ce10" office:value-type="float" office:value="-26" calcext:value-type="float">
            <text:p>-26</text:p>
          </table:table-cell>
          <table:table-cell table:style-name="ce10"/>
          <table:table-cell table:style-name="ce171" table:number-columns-repeated="2"/>
          <table:table-cell table:style-name="ce168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Rückwärtige Düsen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Rückwärtige Düsen</text:p>
          </table:table-cell>
          <table:table-cell table:style-name="ce257" office:value-type="string" calcext:value-type="string">
            <text:p>Rückwärtige Düsen 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0" office:value-type="float" office:value="-33" calcext:value-type="float">
            <text:p>-33</text:p>
          </table:table-cell>
          <table:table-cell table:style-name="ce10"/>
          <table:table-cell table:style-name="ce171" table:number-columns-repeated="2"/>
          <table:table-cell table:style-name="ce168" office:value-type="float" office:value="100" calcext:value-type="float">
            <text:p>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Rückwärtige Düsen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afdüsen</text:p>
          </table:table-cell>
          <table:table-cell table:style-name="ce258" office:value-type="string" calcext:value-type="string">
            <text:p>Strafdüsen 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20" calcext:value-type="float">
            <text:p>2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afdüsen</text:p>
          </table:table-cell>
          <table:table-cell table:style-name="ce259" office:value-type="string" calcext:value-type="string">
            <text:p>Strafdüsen 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office:value-type="float" office:value="-10" calcext:value-type="float">
            <text:p>-10</text:p>
          </table:table-cell>
          <table:table-cell table:style-name="ce10" office:value-type="float" office:value="40" calcext:value-type="float">
            <text:p>4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office:value-type="string" calcext:value-type="string">
            <text:p>Strafdüsen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afdüsen</text:p>
          </table:table-cell>
          <table:table-cell table:style-name="ce260" office:value-type="string" calcext:value-type="string">
            <text:p>Strafdüsen II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10" office:value-type="float" office:value="-15" calcext:value-type="float">
            <text:p>-15</text:p>
          </table:table-cell>
          <table:table-cell table:style-name="ce10" office:value-type="float" office:value="60" calcext:value-type="float">
            <text:p>6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Strafdüsen II</text:p>
          </table:table-cell>
          <table:table-cell table:style-name="ce10"/>
          <table:table-cell table:style-name="ce168" office:value-type="float" office:value="2610399" calcext:value-type="float">
            <text:p>2.610.399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33" calcext:value-type="float">
            <text:p>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0" calcext:value-type="float">
            <text:p>110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afdüsen</text:p>
          </table:table-cell>
          <table:table-cell table:style-name="ce261" office:value-type="string" calcext:value-type="string">
            <text:p>Strafdüsen I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8" calcext:value-type="percentage">
            <text:p>8%</text:p>
          </table:table-cell>
          <table:table-cell table:style-name="ce171"/>
          <table:table-cell table:style-name="ce10" office:value-type="float" office:value="-20" calcext:value-type="float">
            <text:p>-20</text:p>
          </table:table-cell>
          <table:table-cell table:style-name="ce10" office:value-type="float" office:value="80" calcext:value-type="float">
            <text:p>8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Strafdüsen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afdüsen</text:p>
          </table:table-cell>
          <table:table-cell table:style-name="ce262" office:value-type="string" calcext:value-type="string">
            <text:p>Strafdüsen V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1" calcext:value-type="percentage">
            <text:p>10%</text:p>
          </table:table-cell>
          <table:table-cell table:style-name="ce171"/>
          <table:table-cell table:style-name="ce10" office:value-type="float" office:value="-25" calcext:value-type="float">
            <text:p>-25</text:p>
          </table:table-cell>
          <table:table-cell table:style-name="ce10" office:value-type="float" office:value="100" calcext:value-type="float">
            <text:p>100</text:p>
          </table:table-cell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Strafdüsen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euungslauf</text:p>
          </table:table-cell>
          <table:table-cell table:style-name="ce263" office:value-type="string" calcext:value-type="string">
            <text:p>Streuungslauf 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3" calcext:value-type="percentage">
            <text:p>3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table:number-columns-repeated="2"/>
          <table:table-cell table:style-name="ce168" office:value-type="float" office:value="266009" calcext:value-type="float">
            <text:p>266.009</text:p>
          </table:table-cell>
          <table:table-cell table:style-name="ce168" table:number-columns-repeated="4"/>
          <table:table-cell table:style-name="ce168" office:value-type="float" office:value="28" calcext:value-type="float">
            <text:p>2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euungslauf</text:p>
          </table:table-cell>
          <table:table-cell table:style-name="ce264" office:value-type="string" calcext:value-type="string">
            <text:p>Streuungslauf 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05" calcext:value-type="percentage">
            <text:p>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4" calcext:value-type="percentage">
            <text:p>4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office:value-type="string" calcext:value-type="string">
            <text:p>Streuungslauf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euungslauf</text:p>
          </table:table-cell>
          <table:table-cell table:style-name="ce265" office:value-type="string" calcext:value-type="string">
            <text:p>Streuungslauf I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" calcext:value-type="percentage">
            <text:p>1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5" calcext:value-type="percentage">
            <text:p>5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Streuungslauf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euungslauf</text:p>
          </table:table-cell>
          <table:table-cell table:style-name="ce266" office:value-type="string" calcext:value-type="string">
            <text:p>Streuungslauf I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15" calcext:value-type="percentage">
            <text:p>15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6" calcext:value-type="percentage">
            <text:p>6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Streuungslauf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komponenten</text:p>
          </table:table-cell>
          <table:table-cell table:style-name="ce10" office:value-type="string" calcext:value-type="string">
            <text:p>Streuungslauf</text:p>
          </table:table-cell>
          <table:table-cell table:style-name="ce267" office:value-type="string" calcext:value-type="string">
            <text:p>Streuungslauf V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 table:number-columns-repeated="2"/>
          <table:table-cell table:style-name="ce171" office:value-type="percentage" office:value="0.2" calcext:value-type="percentage">
            <text:p>20%</text:p>
          </table:table-cell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office:value-type="percentage" office:value="0.7" calcext:value-type="percentage">
            <text:p>7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Streuungslauf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Ablenkschild</text:p>
          </table:table-cell>
          <table:table-cell table:style-name="ce268" office:value-type="string" calcext:value-type="string">
            <text:p>Ablenkschild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3" calcext:value-type="float">
            <text:p>33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office:value-type="float" office:value="23493" calcext:value-type="float">
            <text:p>23.493</text:p>
          </table:table-cell>
          <table:table-cell table:style-name="ce168" table:number-columns-repeated="4"/>
          <table:table-cell table:style-name="ce168" office:value-type="float" office:value="16" calcext:value-type="float">
            <text:p>1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Ablenkschild</text:p>
          </table:table-cell>
          <table:table-cell table:style-name="ce269" office:value-type="string" calcext:value-type="string">
            <text:p>Ablenkschild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15" calcext:value-type="float">
            <text:p>115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office:value-type="string" calcext:value-type="string">
            <text:p>Ablenkschi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Ablenkschild</text:p>
          </table:table-cell>
          <table:table-cell table:style-name="ce270" office:value-type="string" calcext:value-type="string">
            <text:p>Ablenkschild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99" calcext:value-type="float">
            <text:p>39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Ablenkschild II</text:p>
          </table:table-cell>
          <table:table-cell table:style-name="ce10"/>
          <table:table-cell table:style-name="ce168" office:value-type="float" office:value="3727351" calcext:value-type="float">
            <text:p>3.727.351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26" calcext:value-type="float">
            <text:p>26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8" calcext:value-type="float">
            <text:p>88</text:p>
          </table:table-cell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Ablenkschild</text:p>
          </table:table-cell>
          <table:table-cell table:style-name="ce271" office:value-type="string" calcext:value-type="string">
            <text:p>Ablenkschild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1380" calcext:value-type="float">
            <text:p>138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Ablenkschi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Ablenkschild</text:p>
          </table:table-cell>
          <table:table-cell table:style-name="ce272" office:value-type="string" calcext:value-type="string">
            <text:p>Ablenkschild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589" calcext:value-type="float">
            <text:p>1589</text:p>
          </table:table-cell>
          <table:table-cell table:style-name="ce10" office:value-type="float" office:value="4766" calcext:value-type="float">
            <text:p>476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Ablenkschi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chockschild</text:p>
          </table:table-cell>
          <table:table-cell table:style-name="ce273" office:value-type="string" calcext:value-type="string">
            <text:p>Schockschild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3" calcext:value-type="float">
            <text:p>43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office:value-type="float" office:value="30614" calcext:value-type="float">
            <text:p>30.614</text:p>
          </table:table-cell>
          <table:table-cell table:style-name="ce168" table:number-columns-repeated="4"/>
          <table:table-cell table:style-name="ce168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chockschild</text:p>
          </table:table-cell>
          <table:table-cell table:style-name="ce274" office:value-type="string" calcext:value-type="string">
            <text:p>Schockschild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9" calcext:value-type="float">
            <text:p>14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V</text:p>
          </table:table-cell>
          <table:table-cell table:style-name="ce10" office:value-type="string" calcext:value-type="string">
            <text:p>Schockschi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chockschild</text:p>
          </table:table-cell>
          <table:table-cell table:style-name="ce275" office:value-type="string" calcext:value-type="string">
            <text:p>Schockschild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516" calcext:value-type="float">
            <text:p>51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</text:p>
          </table:table-cell>
          <table:table-cell table:style-name="ce10" office:value-type="string" calcext:value-type="string">
            <text:p>Schockschild II</text:p>
          </table:table-cell>
          <table:table-cell table:style-name="ce10"/>
          <table:table-cell table:style-name="ce168" office:value-type="float" office:value="4820333" calcext:value-type="float">
            <text:p>4.820.333</text:p>
          </table:table-cell>
          <table:table-cell table:style-name="ce168" table:number-columns-repeated="5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chockschild</text:p>
          </table:table-cell>
          <table:table-cell table:style-name="ce276" office:value-type="string" calcext:value-type="string">
            <text:p>Schockschild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1783" calcext:value-type="float">
            <text:p>1783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I</text:p>
          </table:table-cell>
          <table:table-cell table:style-name="ce10" office:value-type="string" calcext:value-type="string">
            <text:p>Schockschi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chockschild</text:p>
          </table:table-cell>
          <table:table-cell table:style-name="ce277" office:value-type="string" calcext:value-type="string">
            <text:p>Schockschild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082" calcext:value-type="float">
            <text:p>2082</text:p>
          </table:table-cell>
          <table:table-cell table:style-name="ce10" office:value-type="float" office:value="6156" calcext:value-type="float">
            <text:p>615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X</text:p>
          </table:table-cell>
          <table:table-cell table:style-name="ce10" office:value-type="string" calcext:value-type="string">
            <text:p>Schockschi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pektralschild</text:p>
          </table:table-cell>
          <table:table-cell table:style-name="ce278" office:value-type="string" calcext:value-type="string">
            <text:p>Spektralschild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office:value-type="float" office:value="6320" calcext:value-type="float">
            <text:p>6.320</text:p>
          </table:table-cell>
          <table:table-cell table:style-name="ce168" table:number-columns-repeated="4"/>
          <table:table-cell table:style-name="ce168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pektralschild</text:p>
          </table:table-cell>
          <table:table-cell table:style-name="ce279" office:value-type="string" calcext:value-type="string">
            <text:p>Spektralschild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9" calcext:value-type="float">
            <text:p>6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II</text:p>
          </table:table-cell>
          <table:table-cell table:style-name="ce10" office:value-type="string" calcext:value-type="string">
            <text:p>Spektralschild 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pektralschild</text:p>
          </table:table-cell>
          <table:table-cell table:style-name="ce280" office:value-type="string" calcext:value-type="string">
            <text:p>Spektralschild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239" calcext:value-type="float">
            <text:p>239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</text:p>
          </table:table-cell>
          <table:table-cell table:style-name="ce10" office:value-type="string" calcext:value-type="string">
            <text:p>Spektralschild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pektralschild</text:p>
          </table:table-cell>
          <table:table-cell table:style-name="ce281" office:value-type="string" calcext:value-type="string">
            <text:p>Spektralschild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827" calcext:value-type="float">
            <text:p>827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VII</text:p>
          </table:table-cell>
          <table:table-cell table:style-name="ce10" office:value-type="string" calcext:value-type="string">
            <text:p>Spektralschild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</text:p>
          </table:table-cell>
          <table:table-cell table:style-name="ce10" office:value-type="string" calcext:value-type="string">
            <text:p>Spektralschild</text:p>
          </table:table-cell>
          <table:table-cell table:style-name="ce282" office:value-type="string" calcext:value-type="string">
            <text:p>Spektralschild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952" calcext:value-type="float">
            <text:p>952</text:p>
          </table:table-cell>
          <table:table-cell table:style-name="ce10" office:value-type="float" office:value="2856" calcext:value-type="float">
            <text:p>2856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office:value-type="string" calcext:value-type="string">
            <text:p>Techniklabor IX</text:p>
          </table:table-cell>
          <table:table-cell table:style-name="ce10" office:value-type="string" calcext:value-type="string">
            <text:p>Spektralschild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Energie-Widerstand</text:p>
          </table:table-cell>
          <table:table-cell table:style-name="ce283" office:value-type="string" calcext:value-type="string">
            <text:p>Energie-Widerstand 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Energie-Widerstand</text:p>
          </table:table-cell>
          <table:table-cell table:style-name="ce284" office:value-type="string" calcext:value-type="string">
            <text:p>Energie-Widerstand II</text:p>
          </table:table-cell>
          <table:table-cell table:style-name="ce10" office:value-type="string" calcext:value-type="string">
            <text:p>Energie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Explosiv-Widerstand</text:p>
          </table:table-cell>
          <table:table-cell table:style-name="ce285" office:value-type="string" calcext:value-type="string">
            <text:p>Explosiv-Widerstand 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Explosiv-Widerstand</text:p>
          </table:table-cell>
          <table:table-cell table:style-name="ce286" office:value-type="string" calcext:value-type="string">
            <text:p>Explosiv-Widerstand 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Explosiv-Widerstand</text:p>
          </table:table-cell>
          <table:table-cell table:style-name="ce287" office:value-type="string" calcext:value-type="string">
            <text:p>Explosiv-Widerstand III</text:p>
          </table:table-cell>
          <table:table-cell table:style-name="ce10" office:value-type="string" calcext:value-type="string">
            <text:p>Explosiv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3" calcext:value-type="percentage">
            <text:p>3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Projektil-Widerstand</text:p>
          </table:table-cell>
          <table:table-cell table:style-name="ce288" office:value-type="string" calcext:value-type="string">
            <text:p>Projektil-Widerstand 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2" calcext:value-type="percentage">
            <text:p>2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1" calcext:value-type="percentage">
            <text:p>1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Projektil-Widerstand</text:p>
          </table:table-cell>
          <table:table-cell table:style-name="ce289" office:value-type="string" calcext:value-type="string">
            <text:p>Projektil-Widerstand II</text:p>
          </table:table-cell>
          <table:table-cell table:style-name="ce10" office:value-type="string" calcext:value-type="string">
            <text:p>Projektil</text:p>
          </table:table-cell>
          <table:table-cell table:style-name="ce10" table:number-columns-repeated="2"/>
          <table:table-cell table:style-name="ce171"/>
          <table:table-cell table:style-name="ce171" office:value-type="percentage" office:value="0.04" calcext:value-type="percentage">
            <text:p>4%</text:p>
          </table:table-cell>
          <table:table-cell table:style-name="ce171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office:value-type="percentage" office:value="0.2" calcext:value-type="percentage">
            <text:p>20%</text:p>
          </table:table-cell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Sprengschild</text:p>
          </table:table-cell>
          <table:table-cell table:style-name="ce290" office:value-type="string" calcext:value-type="string">
            <text:p>Sprengschild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250" calcext:value-type="float">
            <text:p>2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 office:value-type="float" office:value="25" calcext:value-type="float">
            <text:p>25</text:p>
          </table:table-cell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Sprengschild</text:p>
          </table:table-cell>
          <table:table-cell table:style-name="ce291" office:value-type="string" calcext:value-type="string">
            <text:p>Sprengschild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850" calcext:value-type="float">
            <text:p>85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 office:value-type="float" office:value="85" calcext:value-type="float">
            <text:p>85</text:p>
          </table:table-cell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schilde-SM</text:p>
          </table:table-cell>
          <table:table-cell table:style-name="ce10" office:value-type="string" calcext:value-type="string">
            <text:p>Sprengschild</text:p>
          </table:table-cell>
          <table:table-cell table:style-name="ce292" office:value-type="string" calcext:value-type="string">
            <text:p>Sprengschild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927" calcext:value-type="float">
            <text:p>1927</text:p>
          </table:table-cell>
          <table:table-cell table:style-name="ce10" office:value-type="float" office:value="2890" calcext:value-type="float">
            <text:p>2890</text:p>
          </table:table-cell>
          <table:table-cell table:style-name="ce171" office:value-type="percentage" office:value="0.9" calcext:value-type="percentage">
            <text:p>90%</text:p>
          </table:table-cell>
          <table:table-cell table:style-name="ce171" table:number-columns-repeated="2"/>
          <table:table-cell table:style-name="ce10" table:number-columns-repeated="2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 office:value-type="float" office:value="289" calcext:value-type="float">
            <text:p>289</text:p>
          </table:table-cell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985"/>
        </table:table-row>
        <table:table-row table:style-name="ro2">
          <table:table-cell table:style-name="ce10" office:value-type="string" calcext:value-type="string">
            <text:p>Schiffs-Baupläne</text:p>
          </table:table-cell>
          <table:table-cell table:style-name="ce10" office:value-type="string" calcext:value-type="string">
            <text:p>Fusionsdüsen</text:p>
          </table:table-cell>
          <table:table-cell table:style-name="ce293" office:value-type="string" calcext:value-type="string">
            <text:p>Fusionsdüsen I</text:p>
          </table:table-cell>
          <table:table-cell table:style-name="ce10" table:number-columns-repeated="3"/>
          <table:table-cell table:style-name="ce171"/>
          <table:table-cell table:style-name="ce171" office:value-type="percentage" office:value="0.06" calcext:value-type="percentage">
            <text:p>6%</text:p>
          </table:table-cell>
          <table:table-cell table:style-name="ce171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71" office:value-type="percentage" office:value="-0.2" calcext:value-type="percentage">
            <text:p>-20%</text:p>
          </table:table-cell>
          <table:table-cell table:style-name="ce171"/>
          <table:table-cell table:style-name="ce168"/>
          <table:table-cell table:style-name="ce171" table:number-columns-repeated="2"/>
          <table:table-cell table:style-name="ce168"/>
          <table:table-cell table:style-name="ce171" table:number-columns-repeated="2"/>
          <table:table-cell table:style-name="ce168"/>
          <table:table-cell table:style-name="ce171"/>
          <table:table-cell table:style-name="ce297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number-columns-repeated="985"/>
        </table:table-row>
        <table:table-row table:style-name="ro2" table:number-rows-repeated="23">
          <table:table-cell table:style-name="ce177" table:number-columns-repeated="6"/>
          <table:table-cell table:style-name="ce294" table:number-columns-repeated="3"/>
          <table:table-cell table:style-name="ce177" table:number-columns-repeated="2"/>
          <table:table-cell table:style-name="ce294" table:number-columns-repeated="2"/>
          <table:table-cell table:style-name="ce295"/>
          <table:table-cell table:style-name="ce294" table:number-columns-repeated="2"/>
          <table:table-cell table:style-name="ce295"/>
          <table:table-cell table:style-name="ce294" table:number-columns-repeated="2"/>
          <table:table-cell table:style-name="ce295"/>
          <table:table-cell table:style-name="ce294"/>
          <table:table-cell table:style-name="ce298"/>
          <table:table-cell table:style-name="ce177" table:number-columns-repeated="3"/>
          <table:table-cell table:style-name="ce295" table:number-columns-repeated="6"/>
          <table:table-cell table:style-name="ce177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77" table:number-columns-repeated="2"/>
          <table:table-cell table:number-columns-repeated="14"/>
          <table:table-cell table:style-name="ce295" table:number-columns-repeated="6"/>
          <table:table-cell table:style-name="ce177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77" table:number-columns-repeated="2"/>
          <table:table-cell table:number-columns-repeated="14"/>
          <table:table-cell table:style-name="ce295" table:number-columns-repeated="3"/>
          <table:table-cell table:number-columns-repeated="991"/>
        </table:table-row>
        <table:table-row table:style-name="ro2" table:number-rows-repeated="1048397">
          <table:table-cell table:number-columns-repeated="1019"/>
        </table:table-row>
        <table:table-row table:style-name="ro2">
          <table:table-cell table:number-columns-repeated="1019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H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H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H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H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H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H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H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H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H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H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H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H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H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H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H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H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H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H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H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H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H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H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H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H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H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H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H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H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H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H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H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H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H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H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H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H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H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H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H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H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H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H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H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H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H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H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H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H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H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H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H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H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H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H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H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H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H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H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H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H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H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H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H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H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H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H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H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H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H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H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H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H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H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H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H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H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H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H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H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H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H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H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H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H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H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H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H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H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H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H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H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H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H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H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H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H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H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H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H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H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H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H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H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H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H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H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H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H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H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H111])))" calcext:base-cell-address="Techniklabor.C111"/>
          </calcext:conditional-format>
          <calcext:conditional-format calcext:target-range-address="Techniklabor.C112:Techniklabor.C112">
            <calcext:condition calcext:apply-style-name="HintergrundGruen" calcext:value="formula-is(NOT(ISBLANK([.AH112])))" calcext:base-cell-address="Techniklabor.C112"/>
          </calcext:conditional-format>
          <calcext:conditional-format calcext:target-range-address="Techniklabor.C113:Techniklabor.C113">
            <calcext:condition calcext:apply-style-name="HintergrundGruen" calcext:value="formula-is(NOT(ISBLANK([.AH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H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H115])))" calcext:base-cell-address="Techniklabor.C115"/>
          </calcext:conditional-format>
          <calcext:conditional-format calcext:target-range-address="Techniklabor.C116:Techniklabor.C116">
            <calcext:condition calcext:apply-style-name="HintergrundGruen" calcext:value="formula-is(NOT(ISBLANK([.AH116])))" calcext:base-cell-address="Techniklabor.C116"/>
          </calcext:conditional-format>
          <calcext:conditional-format calcext:target-range-address="Techniklabor.C117:Techniklabor.C117">
            <calcext:condition calcext:apply-style-name="HintergrundGruen" calcext:value="formula-is(NOT(ISBLANK([.AH117])))" calcext:base-cell-address="Techniklabor.C117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7" table:default-cell-style-name="ce12"/>
        <table:table-column table:style-name="co7" table:default-cell-style-name="Default"/>
        <table:table-column table:style-name="co58" table:default-cell-style-name="Default"/>
        <table:table-column table:style-name="co45" table:default-cell-style-name="Default"/>
        <table:table-column table:style-name="co9" table:default-cell-style-name="Default"/>
        <table:table-column table:style-name="co59" table:default-cell-style-name="Default"/>
        <table:table-column table:style-name="co25" table:number-columns-repeated="2" table:default-cell-style-name="ce387"/>
        <table:table-column table:style-name="co11" table:default-cell-style-name="ce12"/>
        <table:table-column table:style-name="co27" table:default-cell-style-name="ce387"/>
        <table:table-column table:style-name="co60" table:default-cell-style-name="ce387"/>
        <table:table-column table:style-name="co21" table:default-cell-style-name="ce387"/>
        <table:table-column table:style-name="co31" table:default-cell-style-name="ce387"/>
        <table:table-column table:style-name="co8" table:default-cell-style-name="ce387"/>
        <table:table-column table:style-name="co52" table:default-cell-style-name="ce172"/>
        <table:table-column table:style-name="co55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number-columns-repeated="2" table:default-cell-style-name="ce169"/>
        <table:table-column table:style-name="co40" table:default-cell-style-name="ce169"/>
        <table:table-column table:style-name="co41" table:default-cell-style-name="ce12"/>
        <table:table-column table:style-name="co21" table:default-cell-style-name="Default"/>
        <table:table-column table:style-name="co23" table:default-cell-style-name="ce175"/>
        <table:table-column table:style-name="co37" table:number-columns-repeated="985" table:default-cell-style-name="Default"/>
        <table:table-row table:style-name="ro5">
          <table:table-cell table:style-name="ce9" office:value-type="string" calcext:value-type="string">
            <text:p>Kategorie</text:p>
          </table:table-cell>
          <table:table-cell table:style-name="ce9" office:value-type="string" calcext:value-type="string">
            <text:p>Typ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Sorte</text:p>
          </table:table-cell>
          <table:table-cell table:style-name="ce9" office:value-type="string" calcext:value-type="string">
            <text:p>Masse (t)</text:p>
          </table:table-cell>
          <table:table-cell table:style-name="ce167" office:value-type="string" calcext:value-type="string">
            <text:p>DPS</text:p>
          </table:table-cell>
          <table:table-cell table:style-name="ce296" office:value-type="string" calcext:value-type="string">
            <text:p>Reichweite</text:p>
            <text:p>(m) von</text:p>
          </table:table-cell>
          <table:table-cell table:style-name="ce296" office:value-type="string" calcext:value-type="string">
            <text:p>Reichweite</text:p>
            <text:p>(m) bis</text:p>
          </table:table-cell>
          <table:table-cell table:style-name="ce9" office:value-type="string" calcext:value-type="string">
            <text:p>Geschwin-</text:p>
            <text:p>digkeit (m/s)</text:p>
          </table:table-cell>
          <table:table-cell table:style-name="ce296" office:value-type="string" calcext:value-type="string">
            <text:p>Effekt-</text:p>
            <text:p>radius (m)</text:p>
          </table:table-cell>
          <table:table-cell table:style-name="ce296" office:value-type="string" calcext:value-type="string">
            <text:p>Streu-</text:p>
            <text:p>winkel (°)</text:p>
          </table:table-cell>
          <table:table-cell table:style-name="ce296" office:value-type="string" calcext:value-type="string">
            <text:p>Flugzeit</text:p>
            <text:p>(s)</text:p>
          </table:table-cell>
          <table:table-cell table:style-name="ce296" office:value-type="string" calcext:value-type="string">
            <text:p>Alarmstart</text:p>
            <text:p>(m)</text:p>
          </table:table-cell>
          <table:table-cell table:style-name="ce296" office:value-type="string" calcext:value-type="string">
            <text:p>Haltbarkeit</text:p>
          </table:table-cell>
          <table:table-cell table:style-name="ce9" office:value-type="string" calcext:value-type="string">
            <text:p>Schildum-</text:p>
            <text:p>gehung (%)</text:p>
          </table:table-cell>
          <table:table-cell table:style-name="ce9" office:value-type="string" calcext:value-type="string">
            <text:p>Bauvorraussetzung 1</text:p>
          </table:table-cell>
          <table:table-cell table:style-name="ce9" office:value-type="string" calcext:value-type="string">
            <text:p>Bauvorraussetzung 2</text:p>
          </table:table-cell>
          <table:table-cell table:style-name="ce9" office:value-type="string" calcext:value-type="string">
            <text:p>Bauvorraussetzung 3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9" office:value-type="string" calcext:value-type="string">
            <text:p>tB s</text:p>
          </table:table-cell>
          <table:table-cell table:style-name="ce9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style-name="ce176" table:number-columns-repeated="984"/>
          <table:table-cell table:style-name="ce12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(Basis-)Jägerstaffel</text:p>
          </table:table-cell>
          <table:table-cell table:style-name="ce301" office:value-type="string" calcext:value-type="string">
            <text:p>Basis-Jägerstaffel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56" calcext:value-type="float">
            <text:p>56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Gravitationsk.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(Basis-)Jägerstaffel</text:p>
          </table:table-cell>
          <table:table-cell table:style-name="ce302" office:value-type="string" calcext:value-type="string">
            <text:p>Basis-Jägerstaffel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78" calcext:value-type="float">
            <text:p>78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(Basis-)Jägerstaffel I</text:p>
          </table:table-cell>
          <table:table-cell table:style-name="ce10" office:value-type="string" calcext:value-type="string">
            <text:p>Gravitationsk.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(Basis-)Jägerstaffel</text:p>
          </table:table-cell>
          <table:table-cell table:style-name="ce303" office:value-type="string" calcext:value-type="string">
            <text:p>Basis-Jägerstaffel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110" calcext:value-type="float">
            <text:p>110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(Basis-)Jägerstaffel II</text:p>
          </table:table-cell>
          <table:table-cell table:style-name="ce10" office:value-type="string" calcext:value-type="string">
            <text:p>Gravitationsk.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Fusionstorpedo</text:p>
          </table:table-cell>
          <table:table-cell table:style-name="ce304" office:value-type="string" calcext:value-type="string">
            <text:p>Fusionstorpedo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5" calcext:value-type="float">
            <text:p>15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raketen I</text:p>
          </table:table-cell>
          <table:table-cell table:style-name="ce10" office:value-type="string" calcext:value-type="string">
            <text:p>Waffenlabor VII</text:p>
          </table:table-cell>
          <table:table-cell table:style-name="ce10"/>
          <table:table-cell table:style-name="ce168"/>
          <table:table-cell table:style-name="ce168" office:value-type="float" office:value="3428287" calcext:value-type="float">
            <text:p>3.428.287</text:p>
          </table:table-cell>
          <table:table-cell table:style-name="ce168" office:value-type="float" office:value="604992" calcext:value-type="float">
            <text:p>604.992</text:p>
          </table:table-cell>
          <table:table-cell table:style-name="ce168"/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32" calcext:value-type="float">
            <text:p>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9" calcext:value-type="float">
            <text:p>169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Fusionstorpedo</text:p>
          </table:table-cell>
          <table:table-cell table:style-name="ce305" office:value-type="string" calcext:value-type="string">
            <text:p>Fusionstorpedo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26" calcext:value-type="float">
            <text:p>2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Fusionstorpedo I</text:p>
          </table:table-cell>
          <table:table-cell table:style-name="ce10" office:value-type="string" calcext:value-type="string">
            <text:p>Plasmaraketen II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Fusionstorpedo</text:p>
          </table:table-cell>
          <table:table-cell table:style-name="ce306" office:value-type="string" calcext:value-type="string">
            <text:p>Fusionstorpedo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46" calcext:value-type="float">
            <text:p>4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Fusionstorpedo II</text:p>
          </table:table-cell>
          <table:table-cell table:style-name="ce10" office:value-type="string" calcext:value-type="string">
            <text:p>Plasmaraketen III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Fusionstorpedo</text:p>
          </table:table-cell>
          <table:table-cell table:style-name="ce307" office:value-type="string" calcext:value-type="string">
            <text:p>Fusionstorpedo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075" calcext:value-type="float">
            <text:p>1075</text:p>
          </table:table-cell>
          <table:table-cell table:style-name="ce10" office:value-type="float" office:value="80" calcext:value-type="float">
            <text:p>8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Fusionstorpedo III</text:p>
          </table:table-cell>
          <table:table-cell table:style-name="ce10" office:value-type="string" calcext:value-type="string">
            <text:p>Plasmaraketen I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Fusionstorpedo</text:p>
          </table:table-cell>
          <table:table-cell table:style-name="ce308" office:value-type="string" calcext:value-type="string">
            <text:p>Fusionstorpedo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875" calcext:value-type="float">
            <text:p>1875</text:p>
          </table:table-cell>
          <table:table-cell table:style-name="ce10" office:value-type="float" office:value="141" calcext:value-type="float">
            <text:p>141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Fusionstorpedo IV</text:p>
          </table:table-cell>
          <table:table-cell table:style-name="ce10" office:value-type="string" calcext:value-type="string">
            <text:p>Plasmaraketen 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Gravitationsk.</text:p>
          </table:table-cell>
          <table:table-cell table:style-name="ce309" office:value-type="string" calcext:value-type="string">
            <text:p>Gravitationsk.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" calcext:value-type="float">
            <text:p>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Thermalstrahl I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Gravitationsk.</text:p>
          </table:table-cell>
          <table:table-cell table:style-name="ce310" office:value-type="string" calcext:value-type="string">
            <text:p>Gravitationsk.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ravitationsk. I</text:p>
          </table:table-cell>
          <table:table-cell table:style-name="ce10" office:value-type="string" calcext:value-type="string">
            <text:p>Thermalstrahl II</text:p>
          </table:table-cell>
          <table:table-cell table:style-name="ce10" office:value-type="string" calcext:value-type="string">
            <text:p>Waffenlabor VI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Gravitationsk.</text:p>
          </table:table-cell>
          <table:table-cell table:style-name="ce311" office:value-type="string" calcext:value-type="string">
            <text:p>Gravitationsk.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ravitationsk. II</text:p>
          </table:table-cell>
          <table:table-cell table:style-name="ce10" office:value-type="string" calcext:value-type="string">
            <text:p>Thermalstrahl III</text:p>
          </table:table-cell>
          <table:table-cell table:style-name="ce10" office:value-type="string" calcext:value-type="string">
            <text:p>Waffenlabor VII</text:p>
          </table:table-cell>
          <table:table-cell table:style-name="ce168"/>
          <table:table-cell table:style-name="ce168" office:value-type="float" office:value="3929913" calcext:value-type="float">
            <text:p>3.929.913</text:p>
          </table:table-cell>
          <table:table-cell table:style-name="ce168" office:value-type="float" office:value="693514" calcext:value-type="float">
            <text:p>693.514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1" calcext:value-type="float">
            <text:p>191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Gravitationsk.</text:p>
          </table:table-cell>
          <table:table-cell table:style-name="ce312" office:value-type="string" calcext:value-type="string">
            <text:p>Gravitationsk.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32" calcext:value-type="float">
            <text:p>3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ravitationsk. III</text:p>
          </table:table-cell>
          <table:table-cell table:style-name="ce10" office:value-type="string" calcext:value-type="string">
            <text:p>Thermalstrahl IV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Gravitationsk.</text:p>
          </table:table-cell>
          <table:table-cell table:style-name="ce313" office:value-type="string" calcext:value-type="string">
            <text:p>Gravitationsk.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58" calcext:value-type="float">
            <text:p>5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ravitationsk. IV</text:p>
          </table:table-cell>
          <table:table-cell table:style-name="ce10" office:value-type="string" calcext:value-type="string">
            <text:p>Thermalstrahl V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gnetkanone</text:p>
          </table:table-cell>
          <table:table-cell table:style-name="ce314" office:value-type="string" calcext:value-type="string">
            <text:p>Magnetkanone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" calcext:value-type="float">
            <text:p>9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/>
          <table:table-cell table:style-name="ce168" office:value-type="float" office:value="16933" calcext:value-type="float">
            <text:p>16.933</text:p>
          </table:table-cell>
          <table:table-cell table:style-name="ce168" table:number-columns-repeated="3"/>
          <table:table-cell table:style-name="ce168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gnetkanone</text:p>
          </table:table-cell>
          <table:table-cell table:style-name="ce315" office:value-type="string" calcext:value-type="string">
            <text:p>Magnetkanone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16" calcext:value-type="float">
            <text:p>1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gnetkanone I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gnetkanone</text:p>
          </table:table-cell>
          <table:table-cell table:style-name="ce316" office:value-type="string" calcext:value-type="string">
            <text:p>Magnetkanone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28" calcext:value-type="float">
            <text:p>28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gnetkanone II</text:p>
          </table:table-cell>
          <table:table-cell table:style-name="ce10" office:value-type="string" calcext:value-type="string">
            <text:p>Waffenlabor V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gnetkanone</text:p>
          </table:table-cell>
          <table:table-cell table:style-name="ce317" office:value-type="string" calcext:value-type="string">
            <text:p>Magnetkanone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805" calcext:value-type="float">
            <text:p>805</text:p>
          </table:table-cell>
          <table:table-cell table:style-name="ce10" office:value-type="float" office:value="48" calcext:value-type="float">
            <text:p>48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gnetkanone III</text:p>
          </table:table-cell>
          <table:table-cell table:style-name="ce10" office:value-type="string" calcext:value-type="string">
            <text:p>Waffenlabor V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gnetkanone</text:p>
          </table:table-cell>
          <table:table-cell table:style-name="ce318" office:value-type="string" calcext:value-type="string">
            <text:p>Magnetkanone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410" calcext:value-type="float">
            <text:p>1410</text:p>
          </table:table-cell>
          <table:table-cell table:style-name="ce10" office:value-type="float" office:value="85" calcext:value-type="float">
            <text:p>85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gnetkanone IV</text:p>
          </table:table-cell>
          <table:table-cell table:style-name="ce10" office:value-type="string" calcext:value-type="string">
            <text:p>Waffenlabor V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ssebeschl.</text:p>
          </table:table-cell>
          <table:table-cell table:style-name="ce319" office:value-type="string" calcext:value-type="string">
            <text:p>Massebeschl.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2" calcext:value-type="float">
            <text:p>12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gnetkanone I</text:p>
          </table:table-cell>
          <table:table-cell table:style-name="ce10" office:value-type="string" calcext:value-type="string">
            <text:p>Waffenlabor V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ssebeschl.</text:p>
          </table:table-cell>
          <table:table-cell table:style-name="ce320" office:value-type="string" calcext:value-type="string">
            <text:p>Massebeschl.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21" calcext:value-type="float">
            <text:p>21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beschl. I</text:p>
          </table:table-cell>
          <table:table-cell table:style-name="ce10" office:value-type="string" calcext:value-type="string">
            <text:p>Magnetkanone II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ssebeschl.</text:p>
          </table:table-cell>
          <table:table-cell table:style-name="ce321" office:value-type="string" calcext:value-type="string">
            <text:p>Massebeschl.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615" calcext:value-type="float">
            <text:p>615</text:p>
          </table:table-cell>
          <table:table-cell table:style-name="ce10" office:value-type="float" office:value="37" calcext:value-type="float">
            <text:p>37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beschl. II</text:p>
          </table:table-cell>
          <table:table-cell table:style-name="ce10" office:value-type="string" calcext:value-type="string">
            <text:p>Magnetkanone III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ssebeschl.</text:p>
          </table:table-cell>
          <table:table-cell table:style-name="ce322" office:value-type="string" calcext:value-type="string">
            <text:p>Massebeschl.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075" calcext:value-type="float">
            <text:p>1075</text:p>
          </table:table-cell>
          <table:table-cell table:style-name="ce10" office:value-type="float" office:value="65" calcext:value-type="float">
            <text:p>65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beschl. III</text:p>
          </table:table-cell>
          <table:table-cell table:style-name="ce10" office:value-type="string" calcext:value-type="string">
            <text:p>Magnetkanone I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Massebeschl.</text:p>
          </table:table-cell>
          <table:table-cell table:style-name="ce323" office:value-type="string" calcext:value-type="string">
            <text:p>Massebeschl.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880" calcext:value-type="float">
            <text:p>1880</text:p>
          </table:table-cell>
          <table:table-cell table:style-name="ce10" office:value-type="float" office:value="113" calcext:value-type="float">
            <text:p>113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beschl. IV</text:p>
          </table:table-cell>
          <table:table-cell table:style-name="ce10" office:value-type="string" calcext:value-type="string">
            <text:p>Magnetkanone 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Plasmaraketen</text:p>
          </table:table-cell>
          <table:table-cell table:style-name="ce324" office:value-type="string" calcext:value-type="string">
            <text:p>Plasmaraketen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Magnetkanone I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Plasmaraketen</text:p>
          </table:table-cell>
          <table:table-cell table:style-name="ce325" office:value-type="string" calcext:value-type="string">
            <text:p>Plasmaraketen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31" calcext:value-type="float">
            <text:p>31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raketen I</text:p>
          </table:table-cell>
          <table:table-cell table:style-name="ce10" office:value-type="string" calcext:value-type="string">
            <text:p>Waffenlabor VI</text:p>
          </table:table-cell>
          <table:table-cell table:style-name="ce10"/>
          <table:table-cell table:style-name="ce168"/>
          <table:table-cell table:style-name="ce168" office:value-type="float" office:value="2191229" calcext:value-type="float">
            <text:p>2.191.229</text:p>
          </table:table-cell>
          <table:table-cell table:style-name="ce168" office:value-type="float" office:value="243470" calcext:value-type="float">
            <text:p>243.470</text:p>
          </table:table-cell>
          <table:table-cell table:style-name="ce168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4" calcext:value-type="float">
            <text:p>84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Plasmaraketen</text:p>
          </table:table-cell>
          <table:table-cell table:style-name="ce326" office:value-type="string" calcext:value-type="string">
            <text:p>Plasmaraketen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54" calcext:value-type="float">
            <text:p>54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raketen II</text:p>
          </table:table-cell>
          <table:table-cell table:style-name="ce10" office:value-type="string" calcext:value-type="string">
            <text:p>Waffenlabor V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Plasmaraketen</text:p>
          </table:table-cell>
          <table:table-cell table:style-name="ce327" office:value-type="string" calcext:value-type="string">
            <text:p>Plasmaraketen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95" calcext:value-type="float">
            <text:p>95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raketen III</text:p>
          </table:table-cell>
          <table:table-cell table:style-name="ce10" office:value-type="string" calcext:value-type="string">
            <text:p>Waffenlabor V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Plasmaraketen</text:p>
          </table:table-cell>
          <table:table-cell table:style-name="ce328" office:value-type="string" calcext:value-type="string">
            <text:p>Plasmaraketen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185" calcext:value-type="float">
            <text:p>1185</text:p>
          </table:table-cell>
          <table:table-cell table:style-name="ce10" office:value-type="float" office:value="166" calcext:value-type="float">
            <text:p>166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raketen IV</text:p>
          </table:table-cell>
          <table:table-cell table:style-name="ce10" office:value-type="string" calcext:value-type="string">
            <text:p>Waffenlabor IX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Thermalstrahl</text:p>
          </table:table-cell>
          <table:table-cell table:style-name="ce329" office:value-type="string" calcext:value-type="string">
            <text:p>Thermalstrahl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Thermalstrahl</text:p>
          </table:table-cell>
          <table:table-cell table:style-name="ce330" office:value-type="string" calcext:value-type="string">
            <text:p>Thermalstrahl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Thermalstrahl I</text:p>
          </table:table-cell>
          <table:table-cell table:style-name="ce10" office:value-type="string" calcext:value-type="string">
            <text:p>Magnetkanone I</text:p>
          </table:table-cell>
          <table:table-cell table:style-name="ce10" office:value-type="string" calcext:value-type="string">
            <text:p>Waffenlabor I</text:p>
          </table:table-cell>
          <table:table-cell table:style-name="ce168"/>
          <table:table-cell table:style-name="ce168" office:value-type="float" office:value="31376" calcext:value-type="float">
            <text:p>31.376</text:p>
          </table:table-cell>
          <table:table-cell table:style-name="ce168" table:number-columns-repeated="3"/>
          <table:table-cell table:style-name="ce168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Thermalstrahl</text:p>
          </table:table-cell>
          <table:table-cell table:style-name="ce331" office:value-type="string" calcext:value-type="string">
            <text:p>Thermalstrahl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1" calcext:value-type="float">
            <text:p>3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Thermalstrahl II</text:p>
          </table:table-cell>
          <table:table-cell table:style-name="ce10" office:value-type="string" calcext:value-type="string">
            <text:p>Waffenlabo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Thermalstrahl</text:p>
          </table:table-cell>
          <table:table-cell table:style-name="ce332" office:value-type="string" calcext:value-type="string">
            <text:p>Thermalstrahl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54" calcext:value-type="float">
            <text:p>5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Thermalstrahl III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Basiswaffen</text:p>
          </table:table-cell>
          <table:table-cell table:style-name="ce10" office:value-type="string" calcext:value-type="string">
            <text:p>Thermalstrahl</text:p>
          </table:table-cell>
          <table:table-cell table:style-name="ce333" office:value-type="string" calcext:value-type="string">
            <text:p>Thermalstrahl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94" calcext:value-type="float">
            <text:p>9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3500" calcext:value-type="float">
            <text:p>35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Thermalstrahl IV</text:p>
          </table:table-cell>
          <table:table-cell table:style-name="ce10" office:value-type="string" calcext:value-type="string">
            <text:p>Waffenlabor V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Gaußgeschütz</text:p>
          </table:table-cell>
          <table:table-cell table:style-name="ce334" office:value-type="string" calcext:value-type="string">
            <text:p>Gaußgeschütz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" calcext:value-type="float">
            <text:p>7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chienenges. I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Gaußgeschütz</text:p>
          </table:table-cell>
          <table:table-cell table:style-name="ce335" office:value-type="string" calcext:value-type="string">
            <text:p>Gaußgeschütz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außgeschütz I</text:p>
          </table:table-cell>
          <table:table-cell table:style-name="ce10" office:value-type="string" calcext:value-type="string">
            <text:p>Schienenges. II</text:p>
          </table:table-cell>
          <table:table-cell table:style-name="ce10" office:value-type="string" calcext:value-type="string">
            <text:p>Waffenlabor VI</text:p>
          </table:table-cell>
          <table:table-cell table:style-name="ce168" office:value-type="float" office:value="3388500" calcext:value-type="float">
            <text:p>3.388.500</text:p>
          </table:table-cell>
          <table:table-cell table:style-name="ce168"/>
          <table:table-cell table:style-name="ce168" office:value-type="float" office:value="376500" calcext:value-type="float">
            <text:p>376.500</text:p>
          </table:table-cell>
          <table:table-cell table:style-name="ce168"/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58" calcext:value-type="float">
            <text:p>5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8" calcext:value-type="float">
            <text:p>198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Gaußgeschütz</text:p>
          </table:table-cell>
          <table:table-cell table:style-name="ce336" office:value-type="string" calcext:value-type="string">
            <text:p>Gaußgeschütz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13" calcext:value-type="float">
            <text:p>13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außgeschütz II</text:p>
          </table:table-cell>
          <table:table-cell table:style-name="ce10" office:value-type="string" calcext:value-type="string">
            <text:p>Schienenges. III</text:p>
          </table:table-cell>
          <table:table-cell table:style-name="ce10" office:value-type="string" calcext:value-type="string">
            <text:p>Waffenlabor V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Gaußgeschütz</text:p>
          </table:table-cell>
          <table:table-cell table:style-name="ce337" office:value-type="string" calcext:value-type="string">
            <text:p>Gaußgeschütz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außgeschütz III</text:p>
          </table:table-cell>
          <table:table-cell table:style-name="ce10" office:value-type="string" calcext:value-type="string">
            <text:p>Schienenges. IV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Gaußgeschütz</text:p>
          </table:table-cell>
          <table:table-cell table:style-name="ce338" office:value-type="string" calcext:value-type="string">
            <text:p>Gaußgeschütz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24" calcext:value-type="float">
            <text:p>24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außgeschütz IV</text:p>
          </table:table-cell>
          <table:table-cell table:style-name="ce10" office:value-type="string" calcext:value-type="string">
            <text:p>Schienenges. V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HEX-Rakete</text:p>
          </table:table-cell>
          <table:table-cell table:style-name="ce339" office:value-type="string" calcext:value-type="string">
            <text:p>HEX-Rakete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16" calcext:value-type="float">
            <text:p>1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treurakete I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HEX-Rakete</text:p>
          </table:table-cell>
          <table:table-cell table:style-name="ce340" office:value-type="string" calcext:value-type="string">
            <text:p>HEX-Rakete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19" calcext:value-type="float">
            <text:p>1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HEX-Rakete I</text:p>
          </table:table-cell>
          <table:table-cell table:style-name="ce10" office:value-type="string" calcext:value-type="string">
            <text:p>Streurakete II</text:p>
          </table:table-cell>
          <table:table-cell table:style-name="ce10" office:value-type="string" calcext:value-type="string">
            <text:p>Waffenlabor VI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HEX-Rakete</text:p>
          </table:table-cell>
          <table:table-cell table:style-name="ce341" office:value-type="string" calcext:value-type="string">
            <text:p>HEX-Rakete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23" calcext:value-type="float">
            <text:p>2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HEX-Rakete II</text:p>
          </table:table-cell>
          <table:table-cell table:style-name="ce10" office:value-type="string" calcext:value-type="string">
            <text:p>Streurakete III</text:p>
          </table:table-cell>
          <table:table-cell table:style-name="ce10" office:value-type="string" calcext:value-type="string">
            <text:p>Waffenlabor VII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HEX-Rakete</text:p>
          </table:table-cell>
          <table:table-cell table:style-name="ce342" office:value-type="string" calcext:value-type="string">
            <text:p>HEX-Rakete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27" calcext:value-type="float">
            <text:p>27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HEX-Rakete III</text:p>
          </table:table-cell>
          <table:table-cell table:style-name="ce10" office:value-type="string" calcext:value-type="string">
            <text:p>Streurakete IV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HEX-Rakete</text:p>
          </table:table-cell>
          <table:table-cell table:style-name="ce343" office:value-type="string" calcext:value-type="string">
            <text:p>HEX-Rakete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32" calcext:value-type="float">
            <text:p>3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HEX-Rakete IV</text:p>
          </table:table-cell>
          <table:table-cell table:style-name="ce10" office:value-type="string" calcext:value-type="string">
            <text:p>Streurakete V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Jägerstaffel</text:p>
          </table:table-cell>
          <table:table-cell table:style-name="ce344" office:value-type="string" calcext:value-type="string">
            <text:p>Jägerstaffel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56" calcext:value-type="float">
            <text:p>56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Störstrahler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Jägerstaffel</text:p>
          </table:table-cell>
          <table:table-cell table:style-name="ce345" office:value-type="string" calcext:value-type="string">
            <text:p>Jägerstaffel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78" calcext:value-type="float">
            <text:p>78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Jägerstaffel I</text:p>
          </table:table-cell>
          <table:table-cell table:style-name="ce10" office:value-type="string" calcext:value-type="string">
            <text:p>Polaronenstr. 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Jägerstaffel</text:p>
          </table:table-cell>
          <table:table-cell table:style-name="ce346" office:value-type="string" calcext:value-type="string">
            <text:p>Jägerstaffel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110" calcext:value-type="float">
            <text:p>110</text:p>
          </table:table-cell>
          <table:table-cell table:style-name="ce297" table:number-columns-repeated="2"/>
          <table:table-cell table:style-name="ce10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71"/>
          <table:table-cell table:style-name="ce10" office:value-type="string" calcext:value-type="string">
            <text:p>Jägerstaffel II</text:p>
          </table:table-cell>
          <table:table-cell table:style-name="ce10" office:value-type="string" calcext:value-type="string">
            <text:p>Polaronenstr.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Massegesch.</text:p>
          </table:table-cell>
          <table:table-cell table:style-name="ce347" office:value-type="string" calcext:value-type="string">
            <text:p>Massegesch.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1" calcext:value-type="float">
            <text:p>11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Gaußgeschütz I</text:p>
          </table:table-cell>
          <table:table-cell table:style-name="ce10" office:value-type="string" calcext:value-type="string">
            <text:p>Waffenlabor V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Massegesch.</text:p>
          </table:table-cell>
          <table:table-cell table:style-name="ce348" office:value-type="string" calcext:value-type="string">
            <text:p>Massegesch.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330" calcext:value-type="float">
            <text:p>330</text:p>
          </table:table-cell>
          <table:table-cell table:style-name="ce10" office:value-type="float" office:value="15" calcext:value-type="float">
            <text:p>15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gesch. I</text:p>
          </table:table-cell>
          <table:table-cell table:style-name="ce10" office:value-type="string" calcext:value-type="string">
            <text:p>Gaußgeschütz II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Massegesch.</text:p>
          </table:table-cell>
          <table:table-cell table:style-name="ce349" office:value-type="string" calcext:value-type="string">
            <text:p>Massegesch.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95" calcext:value-type="float">
            <text:p>495</text:p>
          </table:table-cell>
          <table:table-cell table:style-name="ce10" office:value-type="float" office:value="20" calcext:value-type="float">
            <text:p>2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gesch. II</text:p>
          </table:table-cell>
          <table:table-cell table:style-name="ce10" office:value-type="string" calcext:value-type="string">
            <text:p>Gaußgeschütz III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Massegesch.</text:p>
          </table:table-cell>
          <table:table-cell table:style-name="ce350" office:value-type="string" calcext:value-type="string">
            <text:p>Massegesch.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27" calcext:value-type="float">
            <text:p>27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gesch. III</text:p>
          </table:table-cell>
          <table:table-cell table:style-name="ce10" office:value-type="string" calcext:value-type="string">
            <text:p>Gaußgeschütz I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Massegesch.</text:p>
          </table:table-cell>
          <table:table-cell table:style-name="ce351" office:value-type="string" calcext:value-type="string">
            <text:p>Massegesch.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120" calcext:value-type="float">
            <text:p>1120</text:p>
          </table:table-cell>
          <table:table-cell table:style-name="ce10" office:value-type="float" office:value="37" calcext:value-type="float">
            <text:p>37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Massegesch. IV</text:p>
          </table:table-cell>
          <table:table-cell table:style-name="ce10" office:value-type="string" calcext:value-type="string">
            <text:p>Gaußgeschütz 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lasmatorpedo</text:p>
          </table:table-cell>
          <table:table-cell table:style-name="ce352" office:value-type="string" calcext:value-type="string">
            <text:p>Plasmatorpedo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15" calcext:value-type="float">
            <text:p>15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HEX-Rakete I</text:p>
          </table:table-cell>
          <table:table-cell table:style-name="ce10" office:value-type="string" calcext:value-type="string">
            <text:p>Waffenlabor VI</text:p>
          </table:table-cell>
          <table:table-cell table:style-name="ce10"/>
          <table:table-cell table:style-name="ce168" office:value-type="float" office:value="1156608" calcext:value-type="float">
            <text:p>1.156.608</text:p>
          </table:table-cell>
          <table:table-cell table:style-name="ce168"/>
          <table:table-cell table:style-name="ce168" office:value-type="float" office:value="128512" calcext:value-type="float">
            <text:p>128.512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2" calcext:value-type="float">
            <text:p>152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lasmatorpedo</text:p>
          </table:table-cell>
          <table:table-cell table:style-name="ce353" office:value-type="string" calcext:value-type="string">
            <text:p>Plasmatorpedo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19" calcext:value-type="float">
            <text:p>19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torpedo I</text:p>
          </table:table-cell>
          <table:table-cell table:style-name="ce10" office:value-type="string" calcext:value-type="string">
            <text:p>HEX-Rakete II</text:p>
          </table:table-cell>
          <table:table-cell table:style-name="ce10" office:value-type="string" calcext:value-type="string">
            <text:p>Waffenlabor V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lasmatorpedo</text:p>
          </table:table-cell>
          <table:table-cell table:style-name="ce354" office:value-type="string" calcext:value-type="string">
            <text:p>Plasmatorpedo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675" calcext:value-type="float">
            <text:p>675</text:p>
          </table:table-cell>
          <table:table-cell table:style-name="ce10" office:value-type="float" office:value="24" calcext:value-type="float">
            <text:p>24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torpedo II</text:p>
          </table:table-cell>
          <table:table-cell table:style-name="ce10" office:value-type="string" calcext:value-type="string">
            <text:p>HEX-Rakete III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lasmatorpedo</text:p>
          </table:table-cell>
          <table:table-cell table:style-name="ce355" office:value-type="string" calcext:value-type="string">
            <text:p>Plasmatorpedo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015" calcext:value-type="float">
            <text:p>1015</text:p>
          </table:table-cell>
          <table:table-cell table:style-name="ce10" office:value-type="float" office:value="31" calcext:value-type="float">
            <text:p>31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torpedo III</text:p>
          </table:table-cell>
          <table:table-cell table:style-name="ce10" office:value-type="string" calcext:value-type="string">
            <text:p>HEX-Rakete IV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lasmatorpedo</text:p>
          </table:table-cell>
          <table:table-cell table:style-name="ce356" office:value-type="string" calcext:value-type="string">
            <text:p>Plasmatorpedo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525" calcext:value-type="float">
            <text:p>1525</text:p>
          </table:table-cell>
          <table:table-cell table:style-name="ce10" office:value-type="float" office:value="40" calcext:value-type="float">
            <text:p>40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Plasmatorpedo IV</text:p>
          </table:table-cell>
          <table:table-cell table:style-name="ce10" office:value-type="string" calcext:value-type="string">
            <text:p>HEX-Rakete IV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olaronenstr.</text:p>
          </table:table-cell>
          <table:table-cell table:style-name="ce357" office:value-type="string" calcext:value-type="string">
            <text:p>Polaronenstr.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" calcext:value-type="float">
            <text:p>1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törstrahler I</text:p>
          </table:table-cell>
          <table:table-cell table:style-name="ce10" office:value-type="string" calcext:value-type="string">
            <text:p>Waffenlabor VII</text:p>
          </table:table-cell>
          <table:table-cell table:style-name="ce10"/>
          <table:table-cell table:style-name="ce168" office:value-type="float" office:value="1934087" calcext:value-type="float">
            <text:p>1.934.087</text:p>
          </table:table-cell>
          <table:table-cell table:style-name="ce168"/>
          <table:table-cell table:style-name="ce168" office:value-type="float" office:value="341310" calcext:value-type="float">
            <text:p>341.310</text:p>
          </table:table-cell>
          <table:table-cell table:style-name="ce168"/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2" calcext:value-type="float">
            <text:p>152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olaronenstr.</text:p>
          </table:table-cell>
          <table:table-cell table:style-name="ce358" office:value-type="string" calcext:value-type="string">
            <text:p>Polaronenstr.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4" calcext:value-type="float">
            <text:p>1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olaronenstr. I</text:p>
          </table:table-cell>
          <table:table-cell table:style-name="ce10" office:value-type="string" calcext:value-type="string">
            <text:p>Störstrahler II</text:p>
          </table:table-cell>
          <table:table-cell table:style-name="ce10" office:value-type="string" calcext:value-type="string">
            <text:p>Waffenlabor V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olaronenstr.</text:p>
          </table:table-cell>
          <table:table-cell table:style-name="ce359" office:value-type="string" calcext:value-type="string">
            <text:p>Polaronenstr.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olaronenstr. II</text:p>
          </table:table-cell>
          <table:table-cell table:style-name="ce10" office:value-type="string" calcext:value-type="string">
            <text:p>Störstrahler III</text:p>
          </table:table-cell>
          <table:table-cell table:style-name="ce10" office:value-type="string" calcext:value-type="string">
            <text:p>Waffenlabor I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olaronenstr.</text:p>
          </table:table-cell>
          <table:table-cell table:style-name="ce360" office:value-type="string" calcext:value-type="string">
            <text:p>Polaronenstr.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23" calcext:value-type="float">
            <text:p>2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olaronenstr. III</text:p>
          </table:table-cell>
          <table:table-cell table:style-name="ce10" office:value-type="string" calcext:value-type="string">
            <text:p>Störstrahler I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olaronenstr.</text:p>
          </table:table-cell>
          <table:table-cell table:style-name="ce361" office:value-type="string" calcext:value-type="string">
            <text:p>Polaronenstr.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29" calcext:value-type="float">
            <text:p>2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olaronenstr. IV</text:p>
          </table:table-cell>
          <table:table-cell table:style-name="ce10" office:value-type="string" calcext:value-type="string">
            <text:p>Störstrahler V</text:p>
          </table:table-cell>
          <table:table-cell table:style-name="ce10" office:value-type="string" calcext:value-type="string">
            <text:p>Waffenlabor X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ulsstrahler</text:p>
          </table:table-cell>
          <table:table-cell table:style-name="ce362" office:value-type="string" calcext:value-type="string">
            <text:p>Pulsstrahler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ulsstrahler</text:p>
          </table:table-cell>
          <table:table-cell table:style-name="ce363" office:value-type="string" calcext:value-type="string">
            <text:p>Pulsstrahler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</text:p>
          </table:table-cell>
          <table:table-cell table:style-name="ce10" table:number-columns-repeated="2"/>
          <table:table-cell table:style-name="ce168" office:value-type="float" office:value="1236" calcext:value-type="float">
            <text:p>1.236</text:p>
          </table:table-cell>
          <table:table-cell table:style-name="ce168" table:number-columns-repeated="5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ulsstrahler</text:p>
          </table:table-cell>
          <table:table-cell table:style-name="ce364" office:value-type="string" calcext:value-type="string">
            <text:p>Pulsstrahler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I</text:p>
          </table:table-cell>
          <table:table-cell table:style-name="ce10" office:value-type="string" calcext:value-type="string">
            <text:p>Waffenlabor II</text:p>
          </table:table-cell>
          <table:table-cell table:style-name="ce10"/>
          <table:table-cell table:style-name="ce168" office:value-type="float" office:value="4945" calcext:value-type="float">
            <text:p>4.945</text:p>
          </table:table-cell>
          <table:table-cell table:style-name="ce168" table:number-columns-repeated="4"/>
          <table:table-cell table:style-name="ce168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ulsstrahler</text:p>
          </table:table-cell>
          <table:table-cell table:style-name="ce365" office:value-type="string" calcext:value-type="string">
            <text:p>Pulsstrahler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2" calcext:value-type="float">
            <text:p>1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II</text:p>
          </table:table-cell>
          <table:table-cell table:style-name="ce10" office:value-type="string" calcext:value-type="string">
            <text:p>Waffenlabo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Pulsstrahler</text:p>
          </table:table-cell>
          <table:table-cell table:style-name="ce366" office:value-type="string" calcext:value-type="string">
            <text:p>Pulsstrahler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V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chienenges.</text:p>
          </table:table-cell>
          <table:table-cell table:style-name="ce367" office:value-type="string" calcext:value-type="string">
            <text:p>Schienenges.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I</text:p>
          </table:table-cell>
          <table:table-cell table:style-name="ce10" office:value-type="string" calcext:value-type="string">
            <text:p>Magnetkanone I</text:p>
          </table:table-cell>
          <table:table-cell table:style-name="ce10" office:value-type="string" calcext:value-type="string">
            <text:p>Waffenlabor I</text:p>
          </table:table-cell>
          <table:table-cell table:style-name="ce168" office:value-type="float" office:value="7452" calcext:value-type="float">
            <text:p>7.452</text:p>
          </table:table-cell>
          <table:table-cell table:style-name="ce168" table:number-columns-repeated="4"/>
          <table:table-cell table:style-name="ce168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chienenges.</text:p>
          </table:table-cell>
          <table:table-cell table:style-name="ce368" office:value-type="string" calcext:value-type="string">
            <text:p>Schienenges. 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" calcext:value-type="float">
            <text:p>6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chienenges. I</text:p>
          </table:table-cell>
          <table:table-cell table:style-name="ce10" office:value-type="string" calcext:value-type="string">
            <text:p>Waffenlabor II</text:p>
          </table:table-cell>
          <table:table-cell table:style-name="ce10"/>
          <table:table-cell table:style-name="ce168" office:value-type="float" office:value="29808" calcext:value-type="float">
            <text:p>29.808</text:p>
          </table:table-cell>
          <table:table-cell table:style-name="ce168" table:number-columns-repeated="4"/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chienenges.</text:p>
          </table:table-cell>
          <table:table-cell table:style-name="ce369" office:value-type="string" calcext:value-type="string">
            <text:p>Schienenges. II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8" calcext:value-type="float">
            <text:p>8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chienenges. II</text:p>
          </table:table-cell>
          <table:table-cell table:style-name="ce10" office:value-type="string" calcext:value-type="string">
            <text:p>Waffenlabo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chienenges.</text:p>
          </table:table-cell>
          <table:table-cell table:style-name="ce370" office:value-type="string" calcext:value-type="string">
            <text:p>Schienenges. I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chienenges. III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chienenges.</text:p>
          </table:table-cell>
          <table:table-cell table:style-name="ce371" office:value-type="string" calcext:value-type="string">
            <text:p>Schienenges. V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3" calcext:value-type="float">
            <text:p>13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chienenges. IV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office:value-type="float" office:value="1907598" calcext:value-type="float">
            <text:p>1.907.598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3" calcext:value-type="float">
            <text:p>3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örstrahler</text:p>
          </table:table-cell>
          <table:table-cell table:style-name="ce372" office:value-type="string" calcext:value-type="string">
            <text:p>Störstrahler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Pulsstrahler I</text:p>
          </table:table-cell>
          <table:table-cell table:style-name="ce10" office:value-type="string" calcext:value-type="string">
            <text:p>Waffenlabo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örstrahler</text:p>
          </table:table-cell>
          <table:table-cell table:style-name="ce373" office:value-type="string" calcext:value-type="string">
            <text:p>Störstrahler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4" calcext:value-type="float">
            <text:p>1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törstrahler I</text:p>
          </table:table-cell>
          <table:table-cell table:style-name="ce10" office:value-type="string" calcext:value-type="string">
            <text:p>Pulsstrahler II</text:p>
          </table:table-cell>
          <table:table-cell table:style-name="ce10" office:value-type="string" calcext:value-type="string">
            <text:p>Waffenlabor IV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örstrahler</text:p>
          </table:table-cell>
          <table:table-cell table:style-name="ce374" office:value-type="string" calcext:value-type="string">
            <text:p>Störstrahler I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törstrahler II</text:p>
          </table:table-cell>
          <table:table-cell table:style-name="ce10" office:value-type="string" calcext:value-type="string">
            <text:p>Pulsstrahler III</text:p>
          </table:table-cell>
          <table:table-cell table:style-name="ce10" office:value-type="string" calcext:value-type="string">
            <text:p>Waffenlabor V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örstrahler</text:p>
          </table:table-cell>
          <table:table-cell table:style-name="ce375" office:value-type="string" calcext:value-type="string">
            <text:p>Störstrahler I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29" calcext:value-type="float">
            <text:p>2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törstrahler III</text:p>
          </table:table-cell>
          <table:table-cell table:style-name="ce10" office:value-type="string" calcext:value-type="string">
            <text:p>Pulsstrahler IV</text:p>
          </table:table-cell>
          <table:table-cell table:style-name="ce10" office:value-type="string" calcext:value-type="string">
            <text:p>Waffenlabor VI</text:p>
          </table:table-cell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örstrahler</text:p>
          </table:table-cell>
          <table:table-cell table:style-name="ce376" office:value-type="string" calcext:value-type="string">
            <text:p>Störstrahler V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480" calcext:value-type="float">
            <text:p>480</text:p>
          </table:table-cell>
          <table:table-cell table:style-name="ce10" office:value-type="float" office:value="42" calcext:value-type="float">
            <text:p>4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office:value-type="string" calcext:value-type="string">
            <text:p>Störstrahler IV</text:p>
          </table:table-cell>
          <table:table-cell table:style-name="ce10" office:value-type="string" calcext:value-type="string">
            <text:p>Pulsstrahler V</text:p>
          </table:table-cell>
          <table:table-cell table:style-name="ce10" office:value-type="string" calcext:value-type="string">
            <text:p>Waffenlabor VI</text:p>
          </table:table-cell>
          <table:table-cell table:style-name="ce168" office:value-type="float" office:value="8945640" calcext:value-type="float">
            <text:p>8.945.640</text:p>
          </table:table-cell>
          <table:table-cell table:style-name="ce168"/>
          <table:table-cell table:style-name="ce168" office:value-type="float" office:value="993960" calcext:value-type="float">
            <text:p>993.960</text:p>
          </table:table-cell>
          <table:table-cell table:style-name="ce168" table:number-columns-repeated="3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reurakete</text:p>
          </table:table-cell>
          <table:table-cell table:style-name="ce377" office:value-type="string" calcext:value-type="string">
            <text:p>Streurakete 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chienenges. I</text:p>
          </table:table-cell>
          <table:table-cell table:style-name="ce10" office:value-type="string" calcext:value-type="string">
            <text:p>Waffenlabor II</text:p>
          </table:table-cell>
          <table:table-cell table:style-name="ce10"/>
          <table:table-cell table:style-name="ce168" office:value-type="float" office:value="24316" calcext:value-type="float">
            <text:p>24.316</text:p>
          </table:table-cell>
          <table:table-cell table:style-name="ce168" table:number-columns-repeated="4"/>
          <table:table-cell table:style-name="ce168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reurakete</text:p>
          </table:table-cell>
          <table:table-cell table:style-name="ce378" office:value-type="string" calcext:value-type="string">
            <text:p>Streurakete 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3" calcext:value-type="float">
            <text:p>1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treurakete I</text:p>
          </table:table-cell>
          <table:table-cell table:style-name="ce10" office:value-type="string" calcext:value-type="string">
            <text:p>Waffenlabor III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reurakete</text:p>
          </table:table-cell>
          <table:table-cell table:style-name="ce379" office:value-type="string" calcext:value-type="string">
            <text:p>Streurakete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6" calcext:value-type="float">
            <text:p>1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treurakete II</text:p>
          </table:table-cell>
          <table:table-cell table:style-name="ce10" office:value-type="string" calcext:value-type="string">
            <text:p>Waffenlabor I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reurakete</text:p>
          </table:table-cell>
          <table:table-cell table:style-name="ce380" office:value-type="string" calcext:value-type="string">
            <text:p>Streurakete I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treurakete III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</text:p>
          </table:table-cell>
          <table:table-cell table:style-name="ce10" office:value-type="string" calcext:value-type="string">
            <text:p>Streurakete</text:p>
          </table:table-cell>
          <table:table-cell table:style-name="ce381" office:value-type="string" calcext:value-type="string">
            <text:p>Streurakete V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25" calcext:value-type="float">
            <text:p>25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0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71"/>
          <table:table-cell table:style-name="ce10" office:value-type="string" calcext:value-type="string">
            <text:p>Streurakete IV</text:p>
          </table:table-cell>
          <table:table-cell table:style-name="ce10" office:value-type="string" calcext:value-type="string">
            <text:p>Waffenlabor V</text:p>
          </table:table-cell>
          <table:table-cell table:style-name="ce10"/>
          <table:table-cell table:style-name="ce168" office:value-type="float" office:value="2956781" calcext:value-type="float">
            <text:p>2.956.781</text:p>
          </table:table-cell>
          <table:table-cell table:style-name="ce168"/>
          <table:table-cell table:style-name="ce168" office:value-type="float" office:value="155620" calcext:value-type="float">
            <text:p>155.620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58" calcext:value-type="float">
            <text:p>5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8" calcext:value-type="float">
            <text:p>58</text:p>
          </table:table-cell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-SM</text:p>
          </table:table-cell>
          <table:table-cell table:style-name="ce10" office:value-type="string" calcext:value-type="string">
            <text:p>Hydrarakete</text:p>
          </table:table-cell>
          <table:table-cell table:style-name="ce382" office:value-type="string" calcext:value-type="string">
            <text:p>Hydrarakete III</text:p>
          </table:table-cell>
          <table:table-cell table:style-name="ce10" office:value-type="string" calcext:value-type="string">
            <text:p>Explosiv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34" calcext:value-type="float">
            <text:p>34</text:p>
          </table:table-cell>
          <table:table-cell table:style-name="ce297" office:value-type="float" office:value="1500" calcext:value-type="float">
            <text:p>15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0" office:value-type="float" office:value="1400" calcext:value-type="float">
            <text:p>14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repeated="3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-SM</text:p>
          </table:table-cell>
          <table:table-cell table:style-name="ce10" office:value-type="string" calcext:value-type="string">
            <text:p>Thermalstrahler</text:p>
          </table:table-cell>
          <table:table-cell table:style-name="ce383" office:value-type="string" calcext:value-type="string">
            <text:p>Thermalstrahler 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22" calcext:value-type="float">
            <text:p>2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00" calcext:value-type="float">
            <text:p>30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-SM</text:p>
          </table:table-cell>
          <table:table-cell table:style-name="ce10" office:value-type="string" calcext:value-type="string">
            <text:p>Thermalstrahler</text:p>
          </table:table-cell>
          <table:table-cell table:style-name="ce384" office:value-type="string" calcext:value-type="string">
            <text:p>Thermalstrahler II</text:p>
          </table:table-cell>
          <table:table-cell table:style-name="ce10" office:value-type="string" calcext:value-type="string">
            <text:p>Energie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38" calcext:value-type="float">
            <text:p>3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00" calcext:value-type="float">
            <text:p>3000</text:p>
          </table:table-cell>
          <table:table-cell table:style-name="ce10" office:value-type="float" office:value="3000" calcext:value-type="float">
            <text:p>300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waffen-SM</text:p>
          </table:table-cell>
          <table:table-cell table:style-name="ce10" office:value-type="string" calcext:value-type="string">
            <text:p>Gladiusgeschütz</text:p>
          </table:table-cell>
          <table:table-cell table:style-name="ce385" office:value-type="string" calcext:value-type="string">
            <text:p>Gladiusgeschütz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18" calcext:value-type="float">
            <text:p>18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0" office:value-type="float" office:value="2000" calcext:value-type="float">
            <text:p>2000</text:p>
          </table:table-cell>
          <table:table-cell table:style-name="ce297" table:number-columns-repeated="5"/>
          <table:table-cell table:style-name="ce171"/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style-name="ce12" table:number-columns-repeated="985"/>
        </table:table-row>
        <table:table-row table:style-name="ro2">
          <table:table-cell table:style-name="ce10" office:value-type="string" calcext:value-type="string">
            <text:p>Schiffs-Baupläne</text:p>
          </table:table-cell>
          <table:table-cell table:style-name="ce10" office:value-type="string" calcext:value-type="string">
            <text:p>Wellengeschütz</text:p>
          </table:table-cell>
          <table:table-cell table:style-name="ce386" office:value-type="string" calcext:value-type="string">
            <text:p>Wellengeschütz I</text:p>
          </table:table-cell>
          <table:table-cell table:style-name="ce10" office:value-type="string" calcext:value-type="string">
            <text:p>Projektil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17" calcext:value-type="float">
            <text:p>17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800" calcext:value-type="float">
            <text:p>4800</text:p>
          </table:table-cell>
          <table:table-cell table:style-name="ce10" office:value-type="float" office:value="1800" calcext:value-type="float">
            <text:p>1800</text:p>
          </table:table-cell>
          <table:table-cell table:style-name="ce297" table:number-columns-repeated="5"/>
          <table:table-cell table:style-name="ce171" office:value-type="percentage" office:value="25" calcext:value-type="percentage">
            <text:p>2500%</text:p>
          </table:table-cell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 office:value-type="string" calcext:value-type="string">
            <text:p>x</text:p>
          </table:table-cell>
          <table:table-cell table:style-name="ce12" table:number-columns-repeated="985"/>
        </table:table-row>
        <table:table-row table:style-name="ro2" table:number-rows-repeated="25">
          <table:table-cell table:style-name="ce177" table:number-columns-repeated="6"/>
          <table:table-cell table:style-name="ce298" table:number-columns-repeated="2"/>
          <table:table-cell table:style-name="ce177"/>
          <table:table-cell table:style-name="ce298" table:number-columns-repeated="5"/>
          <table:table-cell table:style-name="ce294"/>
          <table:table-cell table:style-name="ce177" table:number-columns-repeated="3"/>
          <table:table-cell table:style-name="ce295" table:number-columns-repeated="6"/>
          <table:table-cell table:style-name="ce177" table:number-columns-repeated="2"/>
          <table:table-cell table:style-name="ce388"/>
          <table:table-cell table:style-name="ce12" table:number-columns-repeated="985"/>
        </table:table-row>
        <table:table-row table:style-name="ro2" table:number-rows-repeated="4">
          <table:table-cell table:number-columns-repeated="8"/>
          <table:table-cell table:style-name="ce177"/>
          <table:table-cell table:number-columns-repeated="5"/>
          <table:table-cell table:style-name="ce294"/>
          <table:table-cell table:number-columns-repeated="6"/>
          <table:table-cell table:style-name="ce295" table:number-columns-repeated="3"/>
          <table:table-cell table:style-name="ce177"/>
          <table:table-cell/>
          <table:table-cell table:style-name="ce388"/>
          <table:table-cell table:number-columns-repeated="985"/>
        </table:table-row>
        <table:table-row table:style-name="ro2" table:number-rows-repeated="24">
          <table:table-cell table:number-columns-repeated="8"/>
          <table:table-cell table:style-name="ce177"/>
          <table:table-cell table:number-columns-repeated="5"/>
          <table:table-cell table:style-name="ce294"/>
          <table:table-cell table:number-columns-repeated="6"/>
          <table:table-cell table:style-name="ce295" table:number-columns-repeated="3"/>
          <table:table-cell table:style-name="ce177"/>
          <table:table-cell table:number-columns-repeated="987"/>
        </table:table-row>
        <table:table-row table:style-name="ro2" table:number-rows-repeated="11">
          <table:table-cell table:number-columns-repeated="8"/>
          <table:table-cell table:style-name="ce177"/>
          <table:table-cell table:number-columns-repeated="12"/>
          <table:table-cell table:style-name="ce295" table:number-columns-repeated="3"/>
          <table:table-cell table:style-name="ce177"/>
          <table:table-cell table:number-columns-repeated="987"/>
        </table:table-row>
        <table:table-row table:style-name="ro2" table:number-rows-repeated="60">
          <table:table-cell table:number-columns-repeated="21"/>
          <table:table-cell table:style-name="ce295" table:number-columns-repeated="3"/>
          <table:table-cell table:style-name="ce177"/>
          <table:table-cell table:number-columns-repeated="987"/>
        </table:table-row>
        <table:table-row table:style-name="ro2" table:number-rows-repeated="1048364">
          <table:table-cell table:number-columns-repeated="1012"/>
        </table:table-row>
        <table:table-row table:style-name="ro2">
          <table:table-cell table:number-columns-repeated="1012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A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A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A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A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A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A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A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A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A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A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A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A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A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A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A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A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A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A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A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A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A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A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A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A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A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A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A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A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A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A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A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A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A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A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A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A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A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A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A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A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A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A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A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A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A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A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A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A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A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A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A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A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A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A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A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A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A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A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A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A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A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A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A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A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A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A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A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A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A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A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A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A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A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A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A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A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A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A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A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A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A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A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A84])))" calcext:base-cell-address="Waffenlabor.C84"/>
          </calcext:conditional-format>
          <calcext:conditional-format calcext:target-range-address="Waffenlabor.C85:Waffenlabor.C85">
            <calcext:condition calcext:apply-style-name="HintergrundGruen" calcext:value="formula-is(NOT(ISBLANK([.AA85])))" calcext:base-cell-address="Waffenlabor.C85"/>
          </calcext:conditional-format>
          <calcext:conditional-format calcext:target-range-address="Waffenlabor.C86:Waffenlabor.C86">
            <calcext:condition calcext:apply-style-name="HintergrundGruen" calcext:value="formula-is(NOT(ISBLANK([.AA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A87])))" calcext:base-cell-address="Waffenlabor.C87"/>
          </calcext:conditional-format>
        </calcext:conditional-formats>
      </table:table>
      <table:table table:name="Modul Verbesserung" table:style-name="ta5">
        <office:forms form:automatic-focus="false" form:apply-design-mode="false"/>
        <table:table-column table:style-name="co61" table:default-cell-style-name="ce12"/>
        <table:table-column table:style-name="co62" table:default-cell-style-name="ce12"/>
        <table:table-column table:style-name="co8" table:default-cell-style-name="ce12"/>
        <table:table-column table:style-name="co9" table:default-cell-style-name="ce12"/>
        <table:table-column table:style-name="co63" table:default-cell-style-name="ce12"/>
        <table:table-column table:style-name="co10" table:default-cell-style-name="ce169"/>
        <table:table-column table:style-name="co64" table:default-cell-style-name="ce169"/>
        <table:table-column table:style-name="co27" table:default-cell-style-name="ce12"/>
        <table:table-column table:style-name="co65" table:default-cell-style-name="ce12"/>
        <table:table-column table:style-name="co66" table:default-cell-style-name="ce12"/>
        <table:table-column table:style-name="co55" table:number-columns-repeated="3" table:default-cell-style-name="ce12"/>
        <table:table-column table:style-name="co35" table:default-cell-style-name="ce169"/>
        <table:table-column table:style-name="co36" table:default-cell-style-name="ce169"/>
        <table:table-column table:style-name="co38" table:default-cell-style-name="ce169"/>
        <table:table-column table:style-name="co39" table:number-columns-repeated="2" table:default-cell-style-name="ce169"/>
        <table:table-column table:style-name="co40" table:default-cell-style-name="ce169"/>
        <table:table-column table:style-name="co41" table:default-cell-style-name="ce12"/>
        <table:table-column table:style-name="co21" table:default-cell-style-name="ce12"/>
        <table:table-column table:style-name="co23" table:default-cell-style-name="ce175"/>
        <table:table-column table:style-name="co37" table:number-columns-repeated="1002" table:default-cell-style-name="ce12"/>
        <table:table-row table:style-name="ro5">
          <table:table-cell table:style-name="ce9" office:value-type="string" calcext:value-type="string">
            <text:p>Typ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Haltbarkeit</text:p>
          </table:table-cell>
          <table:table-cell table:style-name="ce9" office:value-type="string" calcext:value-type="string">
            <text:p>Max.</text:p>
            <text:p>Masse (t)</text:p>
          </table:table-cell>
          <table:table-cell table:style-name="ce167" office:value-type="string" calcext:value-type="string">
            <text:p>Kollateral</text:p>
          </table:table-cell>
          <table:table-cell table:style-name="ce167" office:value-type="string" calcext:value-type="string">
            <text:p>Lager (t)</text:p>
          </table:table-cell>
          <table:table-cell table:style-name="ce167" office:value-type="string" calcext:value-type="string">
            <text:p>Produziert (t/h)</text:p>
          </table:table-cell>
          <table:table-cell table:style-name="ce9" office:value-type="string" calcext:value-type="string">
            <text:p>Max.</text:p>
            <text:p>Bernstein</text:p>
          </table:table-cell>
          <table:table-cell table:style-name="ce9" office:value-type="string" calcext:value-type="string">
            <text:p>Flotten</text:p>
          </table:table-cell>
          <table:table-cell table:style-name="ce9" office:value-type="string" calcext:value-type="string">
            <text:p>Flotten-</text:p>
            <text:p>masse</text:p>
          </table:table-cell>
          <table:table-cell table:style-name="ce9" office:value-type="string" calcext:value-type="string">
            <text:p>Bauvorraussetzung 1</text:p>
          </table:table-cell>
          <table:table-cell table:style-name="ce9" office:value-type="string" calcext:value-type="string">
            <text:p>Bauvorraussetzung 2</text:p>
          </table:table-cell>
          <table:table-cell table:style-name="ce9" office:value-type="string" calcext:value-type="string">
            <text:p>Bauvorraussetzung 3</text:p>
          </table:table-cell>
          <table:table-cell table:style-name="ce167" office:value-type="string" calcext:value-type="string">
            <text:p>Baukosten He-3</text:p>
          </table:table-cell>
          <table:table-cell table:style-name="ce167" office:value-type="string" calcext:value-type="string">
            <text:p>Baukosten Erz</text:p>
          </table:table-cell>
          <table:table-cell table:style-name="ce167" office:value-type="string" calcext:value-type="string">
            <text:p>Baukosten AM</text:p>
          </table:table-cell>
          <table:table-cell table:style-name="ce167" office:value-type="string" calcext:value-type="string">
            <text:p>tB d</text:p>
          </table:table-cell>
          <table:table-cell table:style-name="ce167" office:value-type="string" calcext:value-type="string">
            <text:p>tB h</text:p>
          </table:table-cell>
          <table:table-cell table:style-name="ce167" office:value-type="string" calcext:value-type="string">
            <text:p>tB m</text:p>
          </table:table-cell>
          <table:table-cell table:style-name="ce9" office:value-type="string" calcext:value-type="string">
            <text:p>tB s</text:p>
          </table:table-cell>
          <table:table-cell table:style-name="ce9" office:value-type="string" calcext:value-type="string">
            <text:p>Münzen</text:p>
          </table:table-cell>
          <table:table-cell table:style-name="ce173" office:value-type="string" calcext:value-type="string">
            <text:p>gebaut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89" office:value-type="string" calcext:value-type="string">
            <text:p>Antimateriesilo 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90" office:value-type="string" calcext:value-type="string">
            <text:p>Antimateriesilo 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Antimateriesilo 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91" office:value-type="string" calcext:value-type="string">
            <text:p>Antimateriesilo I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Antimateriesilo 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92" office:value-type="string" calcext:value-type="string">
            <text:p>Antimateriesilo IV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80" calcext:value-type="float">
            <text:p>80</text:p>
          </table:table-cell>
          <table:table-cell table:style-name="ce168" office:value-type="float" office:value="1024000" calcext:value-type="float">
            <text:p>1.024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Antimateriesilo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93" office:value-type="string" calcext:value-type="string">
            <text:p>Antimateriesilo V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14" calcext:value-type="float">
            <text:p>114</text:p>
          </table:table-cell>
          <table:table-cell table:style-name="ce168" office:value-type="float" office:value="1638000" calcext:value-type="float">
            <text:p>1.638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Antimateriesilo IV</text:p>
          </table:table-cell>
          <table:table-cell table:style-name="ce10" table:number-columns-repeated="2"/>
          <table:table-cell table:style-name="ce168"/>
          <table:table-cell table:style-name="ce168" office:value-type="float" office:value="22134" calcext:value-type="float">
            <text:p>22.134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Antimateriesilo</text:p>
          </table:table-cell>
          <table:table-cell table:style-name="ce394" office:value-type="string" calcext:value-type="string">
            <text:p>Antimateriesilo VI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160" calcext:value-type="float">
            <text:p>160</text:p>
          </table:table-cell>
          <table:table-cell table:style-name="ce168" office:value-type="float" office:value="2621000" calcext:value-type="float">
            <text:p>2.621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Antimateriesilo V</text:p>
          </table:table-cell>
          <table:table-cell table:style-name="ce10" table:number-columns-repeated="2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9" calcext:value-type="float">
            <text:p>39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Brücke</text:p>
          </table:table-cell>
          <table:table-cell table:style-name="ce395" office:value-type="string" calcext:value-type="string">
            <text:p>Brücke I</text:p>
          </table:table-cell>
          <table:table-cell table:style-name="ce10" office:value-type="float" office:value="598" calcext:value-type="float">
            <text:p>598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150" calcext:value-type="float">
            <text:p>150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168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Brücke</text:p>
          </table:table-cell>
          <table:table-cell table:style-name="ce396" office:value-type="string" calcext:value-type="string">
            <text:p>Brücke II</text:p>
          </table:table-cell>
          <table:table-cell table:style-name="ce10" office:value-type="float" office:value="1192" calcext:value-type="float">
            <text:p>1192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447" calcext:value-type="float">
            <text:p>447</text:p>
          </table:table-cell>
          <table:table-cell table:style-name="ce168" office:value-type="float" office:value="150000" calcext:value-type="float">
            <text:p>150.000</text:p>
          </table:table-cell>
          <table:table-cell table:style-name="ce168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Schiffsfabrik II</text:p>
          </table:table-cell>
          <table:table-cell table:style-name="ce10" office:value-type="string" calcext:value-type="string">
            <text:p>Flottenwerft II</text:p>
          </table:table-cell>
          <table:table-cell table:style-name="ce10" office:value-type="string" calcext:value-type="string">
            <text:p>Brücke I</text:p>
          </table:table-cell>
          <table:table-cell table:style-name="ce168"/>
          <table:table-cell table:style-name="ce168" office:value-type="float" office:value="59160" calcext:value-type="float">
            <text:p>59.160</text:p>
          </table:table-cell>
          <table:table-cell table:style-name="ce168" table:number-columns-repeated="3"/>
          <table:table-cell table:style-name="ce168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Brücke</text:p>
          </table:table-cell>
          <table:table-cell table:style-name="ce397" office:value-type="string" calcext:value-type="string">
            <text:p>Brücke III</text:p>
          </table:table-cell>
          <table:table-cell table:style-name="ce10" office:value-type="float" office:value="2377" calcext:value-type="float">
            <text:p>2377</text:p>
          </table:table-cell>
          <table:table-cell table:style-name="ce10" office:value-type="float" office:value="1800" calcext:value-type="float">
            <text:p>1800</text:p>
          </table:table-cell>
          <table:table-cell table:style-name="ce10" office:value-type="float" office:value="1189" calcext:value-type="float">
            <text:p>1189</text:p>
          </table:table-cell>
          <table:table-cell table:style-name="ce168" office:value-type="float" office:value="450000" calcext:value-type="float">
            <text:p>450.000</text:p>
          </table:table-cell>
          <table:table-cell table:style-name="ce168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string" calcext:value-type="string">
            <text:p>Schiffsfabrik IV</text:p>
          </table:table-cell>
          <table:table-cell table:style-name="ce10" office:value-type="string" calcext:value-type="string">
            <text:p>Flottenwerft IV</text:p>
          </table:table-cell>
          <table:table-cell table:style-name="ce10" office:value-type="string" calcext:value-type="string">
            <text:p>Brücke 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Brücke</text:p>
          </table:table-cell>
          <table:table-cell table:style-name="ce398" office:value-type="string" calcext:value-type="string">
            <text:p>Brücke IV</text:p>
          </table:table-cell>
          <table:table-cell table:style-name="ce10" office:value-type="float" office:value="4740" calcext:value-type="float">
            <text:p>4740</text:p>
          </table:table-cell>
          <table:table-cell table:style-name="ce10" office:value-type="float" office:value="3600" calcext:value-type="float">
            <text:p>3600</text:p>
          </table:table-cell>
          <table:table-cell table:style-name="ce10" office:value-type="float" office:value="3555" calcext:value-type="float">
            <text:p>3555</text:p>
          </table:table-cell>
          <table:table-cell table:style-name="ce168" office:value-type="float" office:value="1350000" calcext:value-type="float">
            <text:p>1.350.000</text:p>
          </table:table-cell>
          <table:table-cell table:style-name="ce168"/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Brücke III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Brücke</text:p>
          </table:table-cell>
          <table:table-cell table:style-name="ce399" office:value-type="string" calcext:value-type="string">
            <text:p>Brücke V</text:p>
          </table:table-cell>
          <table:table-cell table:style-name="ce10" office:value-type="float" office:value="9450" calcext:value-type="float">
            <text:p>9450</text:p>
          </table:table-cell>
          <table:table-cell table:style-name="ce10" office:value-type="float" office:value="8360" calcext:value-type="float">
            <text:p>8360</text:p>
          </table:table-cell>
          <table:table-cell table:style-name="ce10" office:value-type="float" office:value="7088" calcext:value-type="float">
            <text:p>7088</text:p>
          </table:table-cell>
          <table:table-cell table:style-name="ce168" office:value-type="float" office:value="4050000" calcext:value-type="float">
            <text:p>4.050.000</text:p>
          </table:table-cell>
          <table:table-cell table:style-name="ce168"/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string" calcext:value-type="string">
            <text:p>Flottenwerft VIII</text:p>
          </table:table-cell>
          <table:table-cell table:style-name="ce10" office:value-type="string" calcext:value-type="string">
            <text:p>Schiffsfabrik VIII</text:p>
          </table:table-cell>
          <table:table-cell table:style-name="ce10" office:value-type="string" calcext:value-type="string">
            <text:p>Brücke IV</text:p>
          </table:table-cell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0" office:value-type="string" calcext:value-type="string">
            <text:p>Flottenwerft I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0" calcext:value-type="float">
            <text:p>40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700" calcext:value-type="float">
            <text:p>700</text:p>
          </table:table-cell>
          <table:table-cell table:style-name="ce10" table:number-columns-repeated="3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1" office:value-type="string" calcext:value-type="string">
            <text:p>Flottenwerft II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56" calcext:value-type="float">
            <text:p>56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1100" calcext:value-type="float">
            <text:p>1100</text:p>
          </table:table-cell>
          <table:table-cell table:style-name="ce10" office:value-type="string" calcext:value-type="string">
            <text:p>Flottenwerft I</text:p>
          </table:table-cell>
          <table:table-cell table:style-name="ce10" table:number-columns-repeated="2"/>
          <table:table-cell table:style-name="ce168"/>
          <table:table-cell table:style-name="ce168" office:value-type="float" office:value="16895" calcext:value-type="float">
            <text:p>16.895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2" office:value-type="string" calcext:value-type="string">
            <text:p>Flottenwerft III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79" calcext:value-type="float">
            <text:p>79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1700" calcext:value-type="float">
            <text:p>1700</text:p>
          </table:table-cell>
          <table:table-cell table:style-name="ce10" office:value-type="string" calcext:value-type="string">
            <text:p>Flottenwerft II</text:p>
          </table:table-cell>
          <table:table-cell table:style-name="ce10" table:number-columns-repeated="2"/>
          <table:table-cell table:style-name="ce168"/>
          <table:table-cell table:style-name="ce168" office:value-type="float" office:value="46465" calcext:value-type="float">
            <text:p>46.465</text:p>
          </table:table-cell>
          <table:table-cell table:style-name="ce168" table:number-columns-repeated="3"/>
          <table:table-cell table:style-name="ce168" office:value-type="float" office:value="48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3" office:value-type="string" calcext:value-type="string">
            <text:p>Flottenwerft IV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38" calcext:value-type="float">
            <text:p>138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2650" calcext:value-type="float">
            <text:p>2650</text:p>
          </table:table-cell>
          <table:table-cell table:style-name="ce10" office:value-type="string" calcext:value-type="string">
            <text:p>Flottenwerft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127775" calcext:value-type="float">
            <text:p>127.77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3" calcext:value-type="float">
            <text:p>63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4" office:value-type="string" calcext:value-type="string">
            <text:p>Flottenwerft 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Flottenwerft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5" office:value-type="string" calcext:value-type="string">
            <text:p>Flottenwerft V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Flottenwerft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6" office:value-type="string" calcext:value-type="string">
            <text:p>Flottenwerft VII</text:p>
          </table:table-cell>
          <table:table-cell table:style-name="ce10" office:value-type="float" office:value="1259" calcext:value-type="float">
            <text:p>1259</text:p>
          </table:table-cell>
          <table:table-cell table:style-name="ce10" office:value-type="float" office:value="1430" calcext:value-type="float">
            <text:p>1430</text:p>
          </table:table-cell>
          <table:table-cell table:style-name="ce10" office:value-type="float" office:value="630" calcext:value-type="float">
            <text:p>630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10100" calcext:value-type="float">
            <text:p>10100</text:p>
          </table:table-cell>
          <table:table-cell table:style-name="ce10" office:value-type="string" calcext:value-type="string">
            <text:p>Flottenwerft V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Flottenwerft</text:p>
          </table:table-cell>
          <table:table-cell table:style-name="ce407" office:value-type="string" calcext:value-type="string">
            <text:p>Flottenwerft VIII</text:p>
          </table:table-cell>
          <table:table-cell table:style-name="ce10" office:value-type="float" office:value="1777" calcext:value-type="float">
            <text:p>177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889" calcext:value-type="float">
            <text:p>889</text:p>
          </table:table-cell>
          <table:table-cell table:style-name="ce168" table:number-columns-repeated="2"/>
          <table:table-cell table:style-name="ce10" table:number-columns-repeated="2"/>
          <table:table-cell table:style-name="ce10" office:value-type="float" office:value="15300" calcext:value-type="float">
            <text:p>15300</text:p>
          </table:table-cell>
          <table:table-cell table:style-name="ce10" office:value-type="string" calcext:value-type="string">
            <text:p>Flottenwerft VII</text:p>
          </table:table-cell>
          <table:table-cell table:style-name="ce10" table:number-columns-repeated="2"/>
          <table:table-cell table:style-name="ce168"/>
          <table:table-cell table:style-name="ce168" office:value-type="float" office:value="7307690" calcext:value-type="float">
            <text:p>7.307.690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87" calcext:value-type="float">
            <text:p>268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08" office:value-type="string" calcext:value-type="string">
            <text:p>Helium-3-Schürfer I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6" calcext:value-type="float">
            <text:p>16</text:p>
          </table:table-cell>
          <table:table-cell table:style-name="ce168" office:value-type="float" office:value="8800" calcext:value-type="float">
            <text:p>8.800</text:p>
          </table:table-cell>
          <table:table-cell table:style-name="ce168" office:value-type="float" office:value="2160" calcext:value-type="float">
            <text:p>2.160</text:p>
          </table:table-cell>
          <table:table-cell table:style-name="ce10" table:number-columns-repeated="6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09" office:value-type="string" calcext:value-type="string">
            <text:p>Helium-3-Schürfer II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3" calcext:value-type="float">
            <text:p>23</text:p>
          </table:table-cell>
          <table:table-cell table:style-name="ce168" office:value-type="float" office:value="15360" calcext:value-type="float">
            <text:p>15.360</text:p>
          </table:table-cell>
          <table:table-cell table:style-name="ce168" office:value-type="float" office:value="2640" calcext:value-type="float">
            <text:p>2.640</text:p>
          </table:table-cell>
          <table:table-cell table:style-name="ce10" table:number-columns-repeated="3"/>
          <table:table-cell table:style-name="ce10" office:value-type="string" calcext:value-type="string">
            <text:p>Helium-3-Schürfer I</text:p>
          </table:table-cell>
          <table:table-cell table:style-name="ce10" table:number-columns-repeated="2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0" office:value-type="string" calcext:value-type="string">
            <text:p>Helium-3-Schürfer III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2" calcext:value-type="float">
            <text:p>32</text:p>
          </table:table-cell>
          <table:table-cell table:style-name="ce168" office:value-type="float" office:value="26880" calcext:value-type="float">
            <text:p>26.880</text:p>
          </table:table-cell>
          <table:table-cell table:style-name="ce168" office:value-type="float" office:value="3600" calcext:value-type="float">
            <text:p>3.600</text:p>
          </table:table-cell>
          <table:table-cell table:style-name="ce10" table:number-columns-repeated="3"/>
          <table:table-cell table:style-name="ce10" office:value-type="string" calcext:value-type="string">
            <text:p>Helium-3-Schürfer II</text:p>
          </table:table-cell>
          <table:table-cell table:style-name="ce10" table:number-columns-repeated="2"/>
          <table:table-cell table:style-name="ce168"/>
          <table:table-cell table:style-name="ce168" office:value-type="float" office:value="3542" calcext:value-type="float">
            <text:p>3.542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1" office:value-type="string" calcext:value-type="string">
            <text:p>Helium-3-Schürfer IV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67" calcext:value-type="float">
            <text:p>67</text:p>
          </table:table-cell>
          <table:table-cell table:style-name="ce168" office:value-type="float" office:value="45760" calcext:value-type="float">
            <text:p>45.760</text:p>
          </table:table-cell>
          <table:table-cell table:style-name="ce168" office:value-type="float" office:value="5040" calcext:value-type="float">
            <text:p>5.040</text:p>
          </table:table-cell>
          <table:table-cell table:style-name="ce10" table:number-columns-repeated="3"/>
          <table:table-cell table:style-name="ce10" office:value-type="string" calcext:value-type="string">
            <text:p>Helium-3-Schürfer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8855" calcext:value-type="float">
            <text:p>8.855</text:p>
          </table:table-cell>
          <table:table-cell table:style-name="ce168" table:number-columns-repeated="3"/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2" office:value-type="string" calcext:value-type="string">
            <text:p>Helium-3-Schürfer V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95" calcext:value-type="float">
            <text:p>95</text:p>
          </table:table-cell>
          <table:table-cell table:style-name="ce168" office:value-type="float" office:value="74400" calcext:value-type="float">
            <text:p>74.400</text:p>
          </table:table-cell>
          <table:table-cell table:style-name="ce168" office:value-type="float" office:value="6960" calcext:value-type="float">
            <text:p>6.960</text:p>
          </table:table-cell>
          <table:table-cell table:style-name="ce10" table:number-columns-repeated="3"/>
          <table:table-cell table:style-name="ce10" office:value-type="string" calcext:value-type="string">
            <text:p>Helium-3-Schürfer IV</text:p>
          </table:table-cell>
          <table:table-cell table:style-name="ce10" table:number-columns-repeated="2"/>
          <table:table-cell table:style-name="ce168"/>
          <table:table-cell table:style-name="ce168" office:value-type="float" office:value="22138" calcext:value-type="float">
            <text:p>22.138</text:p>
          </table:table-cell>
          <table:table-cell table:style-name="ce168" table:number-columns-repeated="3"/>
          <table:table-cell table:style-name="ce168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3" office:value-type="string" calcext:value-type="string">
            <text:p>Helium-3-Schürfer V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Helium-3-Schürfer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4" office:value-type="string" calcext:value-type="string">
            <text:p>Helium-3-Schürfer VII</text:p>
          </table:table-cell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252" calcext:value-type="float">
            <text:p>252</text:p>
          </table:table-cell>
          <table:table-cell table:style-name="ce168" office:value-type="float" office:value="170560" calcext:value-type="float">
            <text:p>170.560</text:p>
          </table:table-cell>
          <table:table-cell table:style-name="ce168" office:value-type="float" office:value="12240" calcext:value-type="float">
            <text:p>12.240</text:p>
          </table:table-cell>
          <table:table-cell table:style-name="ce10" table:number-columns-repeated="3"/>
          <table:table-cell table:style-name="ce10" office:value-type="string" calcext:value-type="string">
            <text:p>Helium-3-Schürfer VI</text:p>
          </table:table-cell>
          <table:table-cell table:style-name="ce10" table:number-columns-repeated="2"/>
          <table:table-cell table:style-name="ce168"/>
          <table:table-cell table:style-name="ce168" office:value-type="float" office:value="138347" calcext:value-type="float">
            <text:p>138.347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6" calcext:value-type="float">
            <text:p>3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1" calcext:value-type="float">
            <text:p>51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5" office:value-type="string" calcext:value-type="string">
            <text:p>Helium-3-Schürfer VI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Helium-3-Schürfer V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Helium-3-Schürfer</text:p>
          </table:table-cell>
          <table:table-cell table:style-name="ce416" office:value-type="string" calcext:value-type="string">
            <text:p>Helium-3-Schürfer IX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Helium-3-Schürfer V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17" office:value-type="string" calcext:value-type="string">
            <text:p>Kampfmodul I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53" calcext:value-type="float">
            <text:p>53</text:p>
          </table:table-cell>
          <table:table-cell table:style-name="ce168" table:number-columns-repeated="2"/>
          <table:table-cell table:style-name="ce171" table:number-columns-repeated="3"/>
          <table:table-cell table:style-name="ce10" table:number-columns-repeated="3"/>
          <table:table-cell table:style-name="ce168"/>
          <table:table-cell table:style-name="ce168" office:value-type="float" office:value="638" calcext:value-type="float">
            <text:p>638</text:p>
          </table:table-cell>
          <table:table-cell table:style-name="ce168" table:number-columns-repeated="4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18" office:value-type="string" calcext:value-type="string">
            <text:p>Kampfmodul II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75" calcext:value-type="float">
            <text:p>75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Kampfmodul I</text:p>
          </table:table-cell>
          <table:table-cell table:style-name="ce10" table:number-columns-repeated="2"/>
          <table:table-cell table:style-name="ce168"/>
          <table:table-cell table:style-name="ce168" office:value-type="float" office:value="1920" calcext:value-type="float">
            <text:p>1.920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19" office:value-type="string" calcext:value-type="string">
            <text:p>Kampfmodul III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85" calcext:value-type="float">
            <text:p>85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Kampfmodul II</text:p>
          </table:table-cell>
          <table:table-cell table:style-name="ce10" table:number-columns-repeated="2"/>
          <table:table-cell table:style-name="ce168"/>
          <table:table-cell table:style-name="ce168" office:value-type="float" office:value="5760" calcext:value-type="float">
            <text:p>5.760</text:p>
          </table:table-cell>
          <table:table-cell table:style-name="ce168" table:number-columns-repeated="3"/>
          <table:table-cell table:style-name="ce168" office:value-type="float" office:value="8" calcext:value-type="float">
            <text:p>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20" office:value-type="string" calcext:value-type="string">
            <text:p>Kampfmodul IV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550" calcext:value-type="float">
            <text:p>550</text:p>
          </table:table-cell>
          <table:table-cell table:style-name="ce10" office:value-type="float" office:value="179" calcext:value-type="float">
            <text:p>179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Kampfmodul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17280" calcext:value-type="float">
            <text:p>17.280</text:p>
          </table:table-cell>
          <table:table-cell table:style-name="ce168" table:number-columns-repeated="3"/>
          <table:table-cell table:style-name="ce168" office:value-type="float" office:value="12" calcext:value-type="float">
            <text:p>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21" office:value-type="string" calcext:value-type="string">
            <text:p>Kampfmodul V</text:p>
          </table:table-cell>
          <table:table-cell table:style-name="ce10" office:value-type="float" office:value="673" calcext:value-type="float">
            <text:p>673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252" calcext:value-type="float">
            <text:p>252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Kampfmodul IV</text:p>
          </table:table-cell>
          <table:table-cell table:style-name="ce10" table:number-columns-repeated="2"/>
          <table:table-cell table:style-name="ce168"/>
          <table:table-cell table:style-name="ce168" office:value-type="float" office:value="51840" calcext:value-type="float">
            <text:p>51.840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5" calcext:value-type="float">
            <text:p>2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Kampfmodul</text:p>
          </table:table-cell>
          <table:table-cell table:style-name="ce422" office:value-type="string" calcext:value-type="string">
            <text:p>Kampfmodul VI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1080" calcext:value-type="float">
            <text:p>1080</text:p>
          </table:table-cell>
          <table:table-cell table:style-name="ce10" office:value-type="float" office:value="356" calcext:value-type="float">
            <text:p>356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Kampfmodul V</text:p>
          </table:table-cell>
          <table:table-cell table:style-name="ce10" table:number-columns-repeated="2"/>
          <table:table-cell table:style-name="ce168"/>
          <table:table-cell table:style-name="ce168" office:value-type="float" office:value="155520" calcext:value-type="float">
            <text:p>155.520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8" calcext:value-type="float">
            <text:p>48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3" office:value-type="string" calcext:value-type="string">
            <text:p>Lagermodul I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9" calcext:value-type="float">
            <text:p>19</text:p>
          </table:table-cell>
          <table:table-cell table:style-name="ce168" office:value-type="float" office:value="50000" calcext:value-type="float">
            <text:p>50.000</text:p>
          </table:table-cell>
          <table:table-cell table:style-name="ce168"/>
          <table:table-cell table:style-name="ce10" table:number-columns-repeated="6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4" office:value-type="string" calcext:value-type="string">
            <text:p>Lagermodul II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7" calcext:value-type="float">
            <text:p>27</text:p>
          </table:table-cell>
          <table:table-cell table:style-name="ce168" office:value-type="float" office:value="100000" calcext:value-type="float">
            <text:p>1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I</text:p>
          </table:table-cell>
          <table:table-cell table:style-name="ce10" table:number-columns-repeated="2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5" office:value-type="string" calcext:value-type="string">
            <text:p>Lagermodul III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8" calcext:value-type="float">
            <text:p>38</text:p>
          </table:table-cell>
          <table:table-cell table:style-name="ce168" office:value-type="float" office:value="200000" calcext:value-type="float">
            <text:p>2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II</text:p>
          </table:table-cell>
          <table:table-cell table:style-name="ce10" table:number-columns-repeated="2"/>
          <table:table-cell table:style-name="ce168"/>
          <table:table-cell table:style-name="ce168" office:value-type="float" office:value="3543" calcext:value-type="float">
            <text:p>3.543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6" office:value-type="string" calcext:value-type="string">
            <text:p>Lagermodul IV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80" calcext:value-type="float">
            <text:p>80</text:p>
          </table:table-cell>
          <table:table-cell table:style-name="ce168" office:value-type="float" office:value="400000" calcext:value-type="float">
            <text:p>4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8853" calcext:value-type="float">
            <text:p>8.853</text:p>
          </table:table-cell>
          <table:table-cell table:style-name="ce168" table:number-columns-repeated="3"/>
          <table:table-cell table:style-name="ce168" office:value-type="float" office:value="5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7" office:value-type="string" calcext:value-type="string">
            <text:p>Lagermodul V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14" calcext:value-type="float">
            <text:p>114</text:p>
          </table:table-cell>
          <table:table-cell table:style-name="ce168" office:value-type="float" office:value="800000" calcext:value-type="float">
            <text:p>8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8" office:value-type="string" calcext:value-type="string">
            <text:p>Lagermodul VI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160" calcext:value-type="float">
            <text:p>160</text:p>
          </table:table-cell>
          <table:table-cell table:style-name="ce168" office:value-type="float" office:value="1600000" calcext:value-type="float">
            <text:p>1.6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V</text:p>
          </table:table-cell>
          <table:table-cell table:style-name="ce10" table:number-columns-repeated="2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9" calcext:value-type="float">
            <text:p>39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29" office:value-type="string" calcext:value-type="string">
            <text:p>Lagermodul VII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760" calcext:value-type="float">
            <text:p>760</text:p>
          </table:table-cell>
          <table:table-cell table:style-name="ce10" office:value-type="float" office:value="302" calcext:value-type="float">
            <text:p>302</text:p>
          </table:table-cell>
          <table:table-cell table:style-name="ce168" office:value-type="float" office:value="3200000" calcext:value-type="float">
            <text:p>3.2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VI</text:p>
          </table:table-cell>
          <table:table-cell table:style-name="ce10" table:number-columns-repeated="2"/>
          <table:table-cell table:style-name="ce168"/>
          <table:table-cell table:style-name="ce168" office:value-type="float" office:value="138345" calcext:value-type="float">
            <text:p>138.34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0" calcext:value-type="float">
            <text:p>6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Lagermodul</text:p>
          </table:table-cell>
          <table:table-cell table:style-name="ce430" office:value-type="string" calcext:value-type="string">
            <text:p>Lagermodul VIII</text:p>
          </table:table-cell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1060" calcext:value-type="float">
            <text:p>1060</text:p>
          </table:table-cell>
          <table:table-cell table:style-name="ce10" office:value-type="float" office:value="427" calcext:value-type="float">
            <text:p>427</text:p>
          </table:table-cell>
          <table:table-cell table:style-name="ce168" office:value-type="float" office:value="6400000" calcext:value-type="float">
            <text:p>6.400.000</text:p>
          </table:table-cell>
          <table:table-cell table:style-name="ce168"/>
          <table:table-cell table:style-name="ce10" table:number-columns-repeated="3"/>
          <table:table-cell table:style-name="ce10" office:value-type="string" calcext:value-type="string">
            <text:p>Lagermodul VII</text:p>
          </table:table-cell>
          <table:table-cell table:style-name="ce10" table:number-columns-repeated="2"/>
          <table:table-cell table:style-name="ce168"/>
          <table:table-cell table:style-name="ce168" office:value-type="float" office:value="345867" calcext:value-type="float">
            <text:p>345.867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33" calcext:value-type="float">
            <text:p>3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90" calcext:value-type="float">
            <text:p>9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1" office:value-type="string" calcext:value-type="string">
            <text:p>Mineralerz-Schürfer I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6" calcext:value-type="float">
            <text:p>16</text:p>
          </table:table-cell>
          <table:table-cell table:style-name="ce168" office:value-type="float" office:value="8800" calcext:value-type="float">
            <text:p>8.800</text:p>
          </table:table-cell>
          <table:table-cell table:style-name="ce168" office:value-type="float" office:value="2160" calcext:value-type="float">
            <text:p>2.160</text:p>
          </table:table-cell>
          <table:table-cell table:style-name="ce10" table:number-columns-repeated="6"/>
          <table:table-cell table:style-name="ce168"/>
          <table:table-cell table:style-name="ce168" office:value-type="float" office:value="567" calcext:value-type="float">
            <text:p>567</text:p>
          </table:table-cell>
          <table:table-cell table:style-name="ce168" table:number-columns-repeated="4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2" office:value-type="string" calcext:value-type="string">
            <text:p>Mineralerz-Schürfer II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23" calcext:value-type="float">
            <text:p>23</text:p>
          </table:table-cell>
          <table:table-cell table:style-name="ce168" office:value-type="float" office:value="15360" calcext:value-type="float">
            <text:p>15.360</text:p>
          </table:table-cell>
          <table:table-cell table:style-name="ce168" office:value-type="float" office:value="2640" calcext:value-type="float">
            <text:p>2.640</text:p>
          </table:table-cell>
          <table:table-cell table:style-name="ce10" table:number-columns-repeated="3"/>
          <table:table-cell table:style-name="ce10" office:value-type="string" calcext:value-type="string">
            <text:p>Mineralerz-Schürfer I</text:p>
          </table:table-cell>
          <table:table-cell table:style-name="ce10" table:number-columns-repeated="2"/>
          <table:table-cell table:style-name="ce168"/>
          <table:table-cell table:style-name="ce168" office:value-type="float" office:value="1416" calcext:value-type="float">
            <text:p>1.416</text:p>
          </table:table-cell>
          <table:table-cell table:style-name="ce168" table:number-columns-repeated="3"/>
          <table:table-cell table:style-name="ce168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3" office:value-type="string" calcext:value-type="string">
            <text:p>Mineralerz-Schürfer III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2" calcext:value-type="float">
            <text:p>32</text:p>
          </table:table-cell>
          <table:table-cell table:style-name="ce168" office:value-type="float" office:value="26880" calcext:value-type="float">
            <text:p>26.880</text:p>
          </table:table-cell>
          <table:table-cell table:style-name="ce168" office:value-type="float" office:value="3600" calcext:value-type="float">
            <text:p>3.600</text:p>
          </table:table-cell>
          <table:table-cell table:style-name="ce10" table:number-columns-repeated="3"/>
          <table:table-cell table:style-name="ce10" office:value-type="string" calcext:value-type="string">
            <text:p>Mineralerz-Schürfer II</text:p>
          </table:table-cell>
          <table:table-cell table:style-name="ce10" office:value-type="string" calcext:value-type="string">
            <text:p>Brücke II</text:p>
          </table:table-cell>
          <table:table-cell table:style-name="ce10"/>
          <table:table-cell table:style-name="ce168"/>
          <table:table-cell table:style-name="ce168" office:value-type="float" office:value="3542" calcext:value-type="float">
            <text:p>3.542</text:p>
          </table:table-cell>
          <table:table-cell table:style-name="ce168" table:number-columns-repeated="3"/>
          <table:table-cell table:style-name="ce168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4" office:value-type="string" calcext:value-type="string">
            <text:p>Mineralerz-Schürfer IV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67" calcext:value-type="float">
            <text:p>67</text:p>
          </table:table-cell>
          <table:table-cell table:style-name="ce168" office:value-type="float" office:value="45760" calcext:value-type="float">
            <text:p>45.760</text:p>
          </table:table-cell>
          <table:table-cell table:style-name="ce168" office:value-type="float" office:value="5040" calcext:value-type="float">
            <text:p>5.040</text:p>
          </table:table-cell>
          <table:table-cell table:style-name="ce10" table:number-columns-repeated="3"/>
          <table:table-cell table:style-name="ce10" office:value-type="string" calcext:value-type="string">
            <text:p>Mineralerz-Schürfer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8855" calcext:value-type="float">
            <text:p>8.855</text:p>
          </table:table-cell>
          <table:table-cell table:style-name="ce168" table:number-columns-repeated="3"/>
          <table:table-cell table:style-name="ce16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5" office:value-type="string" calcext:value-type="string">
            <text:p>Mineralerz-Schürfer V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95" calcext:value-type="float">
            <text:p>95</text:p>
          </table:table-cell>
          <table:table-cell table:style-name="ce168" office:value-type="float" office:value="74400" calcext:value-type="float">
            <text:p>74.400</text:p>
          </table:table-cell>
          <table:table-cell table:style-name="ce168" office:value-type="float" office:value="6960" calcext:value-type="float">
            <text:p>6.960</text:p>
          </table:table-cell>
          <table:table-cell table:style-name="ce10" table:number-columns-repeated="3"/>
          <table:table-cell table:style-name="ce10" office:value-type="string" calcext:value-type="string">
            <text:p>Mineralerz-Schürfer IV</text:p>
          </table:table-cell>
          <table:table-cell table:style-name="ce10" table:number-columns-repeated="2"/>
          <table:table-cell table:style-name="ce168"/>
          <table:table-cell table:style-name="ce168" office:value-type="float" office:value="22138" calcext:value-type="float">
            <text:p>22.138</text:p>
          </table:table-cell>
          <table:table-cell table:style-name="ce168" table:number-columns-repeated="3"/>
          <table:table-cell table:style-name="ce168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6" office:value-type="string" calcext:value-type="string">
            <text:p>Mineralerz-Schürfer VI</text:p>
          </table:table-cell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34" calcext:value-type="float">
            <text:p>134</text:p>
          </table:table-cell>
          <table:table-cell table:style-name="ce168" office:value-type="float" office:value="115200" calcext:value-type="float">
            <text:p>115.200</text:p>
          </table:table-cell>
          <table:table-cell table:style-name="ce168" office:value-type="float" office:value="9360" calcext:value-type="float">
            <text:p>9.360</text:p>
          </table:table-cell>
          <table:table-cell table:style-name="ce10" table:number-columns-repeated="3"/>
          <table:table-cell table:style-name="ce10" office:value-type="string" calcext:value-type="string">
            <text:p>Mineralerz-Schürfer V</text:p>
          </table:table-cell>
          <table:table-cell table:style-name="ce10" table:number-columns-repeated="2"/>
          <table:table-cell table:style-name="ce168"/>
          <table:table-cell table:style-name="ce168" office:value-type="float" office:value="55338" calcext:value-type="float">
            <text:p>55.338</text:p>
          </table:table-cell>
          <table:table-cell table:style-name="ce168"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7" office:value-type="string" calcext:value-type="string">
            <text:p>Mineralerz-Schürfer V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Mineralerz-Schürfer V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Mineralerz-Schürfer</text:p>
          </table:table-cell>
          <table:table-cell table:style-name="ce438" office:value-type="string" calcext:value-type="string">
            <text:p>Mineralerz-Schürfer VI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Mineralerz-Schürfer V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39" office:value-type="string" calcext:value-type="string">
            <text:p>Schiffsfabrik I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0" calcext:value-type="float">
            <text:p>40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0" office:value-type="string" calcext:value-type="string">
            <text:p>Schiffsfabrik II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56" calcext:value-type="float">
            <text:p>56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I</text:p>
          </table:table-cell>
          <table:table-cell table:style-name="ce10" table:number-columns-repeated="2"/>
          <table:table-cell table:style-name="ce168"/>
          <table:table-cell table:style-name="ce168" office:value-type="float" office:value="16895" calcext:value-type="float">
            <text:p>16.895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1" office:value-type="string" calcext:value-type="string">
            <text:p>Schiffsfabrik III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79" calcext:value-type="float">
            <text:p>79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II</text:p>
          </table:table-cell>
          <table:table-cell table:style-name="ce10" office:value-type="string" calcext:value-type="string">
            <text:p>Brücke II</text:p>
          </table:table-cell>
          <table:table-cell table:style-name="ce10"/>
          <table:table-cell table:style-name="ce168"/>
          <table:table-cell table:style-name="ce168" office:value-type="float" office:value="46465" calcext:value-type="float">
            <text:p>46.465</text:p>
          </table:table-cell>
          <table:table-cell table:style-name="ce168" table:number-columns-repeated="3"/>
          <table:table-cell table:style-name="ce168" office:value-type="float" office:value="48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2" office:value-type="string" calcext:value-type="string">
            <text:p>Schiffsfabrik IV</text:p>
          </table:table-cell>
          <table:table-cell table:style-name="ce10" office:value-type="float" office:value="447" calcext:value-type="float">
            <text:p>447</text:p>
          </table:table-cell>
          <table:table-cell table:style-name="ce10" office:value-type="float" office:value="520" calcext:value-type="float">
            <text:p>520</text:p>
          </table:table-cell>
          <table:table-cell table:style-name="ce10" office:value-type="float" office:value="168" calcext:value-type="float">
            <text:p>168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III</text:p>
          </table:table-cell>
          <table:table-cell table:style-name="ce10" table:number-columns-repeated="2"/>
          <table:table-cell table:style-name="ce168"/>
          <table:table-cell table:style-name="ce168" office:value-type="float" office:value="127775" calcext:value-type="float">
            <text:p>127.775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3" calcext:value-type="float">
            <text:p>63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3" office:value-type="string" calcext:value-type="string">
            <text:p>Schiffsfabrik 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4" office:value-type="string" calcext:value-type="string">
            <text:p>Schiffsfabrik V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5" office:value-type="string" calcext:value-type="string">
            <text:p>Schiffsfabrik VII</text:p>
          </table:table-cell>
          <table:table-cell table:style-name="ce10" office:value-type="float" office:value="1259" calcext:value-type="float">
            <text:p>1259</text:p>
          </table:table-cell>
          <table:table-cell table:style-name="ce10" office:value-type="float" office:value="1430" calcext:value-type="float">
            <text:p>1430</text:p>
          </table:table-cell>
          <table:table-cell table:style-name="ce10" office:value-type="float" office:value="630" calcext:value-type="float">
            <text:p>630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V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fabrik</text:p>
          </table:table-cell>
          <table:table-cell table:style-name="ce446" office:value-type="string" calcext:value-type="string">
            <text:p>Schiffsfabrik VIII</text:p>
          </table:table-cell>
          <table:table-cell table:style-name="ce10" office:value-type="float" office:value="1777" calcext:value-type="float">
            <text:p>177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889" calcext:value-type="float">
            <text:p>889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fabrik VII</text:p>
          </table:table-cell>
          <table:table-cell table:style-name="ce10" table:number-columns-repeated="2"/>
          <table:table-cell table:style-name="ce168"/>
          <table:table-cell table:style-name="ce168" office:value-type="float" office:value="7307690" calcext:value-type="float">
            <text:p>7.307.690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87" calcext:value-type="float">
            <text:p>2687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47" office:value-type="string" calcext:value-type="string">
            <text:p>Schiffslabor I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" calcext:value-type="float">
            <text:p>19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48" office:value-type="string" calcext:value-type="string">
            <text:p>Schiffslabor II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7" calcext:value-type="float">
            <text:p>27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I</text:p>
          </table:table-cell>
          <table:table-cell table:style-name="ce10" table:number-columns-repeated="2"/>
          <table:table-cell table:style-name="ce168"/>
          <table:table-cell table:style-name="ce168" office:value-type="float" office:value="12136" calcext:value-type="float">
            <text:p>12.136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49" office:value-type="string" calcext:value-type="string">
            <text:p>Schiffslabor III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38" calcext:value-type="float">
            <text:p>38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II</text:p>
          </table:table-cell>
          <table:table-cell table:style-name="ce10" table:number-columns-repeated="2"/>
          <table:table-cell table:style-name="ce168"/>
          <table:table-cell table:style-name="ce168" office:value-type="float" office:value="33376" calcext:value-type="float">
            <text:p>33.376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50" office:value-type="string" calcext:value-type="string">
            <text:p>Schiffslabor I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51" office:value-type="string" calcext:value-type="string">
            <text:p>Schiffslabor 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I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52" office:value-type="string" calcext:value-type="string">
            <text:p>Schiffslabor V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V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53" office:value-type="string" calcext:value-type="string">
            <text:p>Schiffslabor VII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302" calcext:value-type="float">
            <text:p>302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V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Schiffslabor</text:p>
          </table:table-cell>
          <table:table-cell table:style-name="ce454" office:value-type="string" calcext:value-type="string">
            <text:p>Schiffslabor VIII</text:p>
          </table:table-cell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427" calcext:value-type="float">
            <text:p>427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Schiffslabor VII</text:p>
          </table:table-cell>
          <table:table-cell table:style-name="ce10" table:number-columns-repeated="2"/>
          <table:table-cell table:style-name="ce168"/>
          <table:table-cell table:style-name="ce168" office:value-type="float" office:value="5249071" calcext:value-type="float">
            <text:p>5.249.071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574" calcext:value-type="float">
            <text:p>1574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Techniklabor</text:p>
          </table:table-cell>
          <table:table-cell table:style-name="ce455" office:value-type="string" calcext:value-type="string">
            <text:p>Techniklabor I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" calcext:value-type="float">
            <text:p>19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Techniklabor</text:p>
          </table:table-cell>
          <table:table-cell table:style-name="ce456" office:value-type="string" calcext:value-type="string">
            <text:p>Techniklabor II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7" calcext:value-type="float">
            <text:p>27</text:p>
          </table:table-cell>
          <table:table-cell table:style-name="ce168" table:number-columns-repeated="2"/>
          <table:table-cell table:style-name="ce10" table:number-columns-repeated="6"/>
          <table:table-cell table:style-name="ce168"/>
          <table:table-cell table:style-name="ce168" office:value-type="float" office:value="11586" calcext:value-type="float">
            <text:p>11.586</text:p>
          </table:table-cell>
          <table:table-cell table:style-name="ce168" table:number-columns-repeated="3"/>
          <table:table-cell table:style-name="ce168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Techniklabor</text:p>
          </table:table-cell>
          <table:table-cell table:style-name="ce457" office:value-type="string" calcext:value-type="string">
            <text:p>Techniklabor III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38" calcext:value-type="float">
            <text:p>38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Brücke II</text:p>
          </table:table-cell>
          <table:table-cell table:style-name="ce10" table:number-columns-repeated="2"/>
          <table:table-cell table:style-name="ce168"/>
          <table:table-cell table:style-name="ce168" office:value-type="float" office:value="31857" calcext:value-type="float">
            <text:p>31.857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Techniklabor</text:p>
          </table:table-cell>
          <table:table-cell table:style-name="ce458" office:value-type="string" calcext:value-type="string">
            <text:p>Techniklabor VI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60" calcext:value-type="float">
            <text:p>160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Techniklabor</text:p>
          </table:table-cell>
          <table:table-cell table:style-name="ce459" office:value-type="string" calcext:value-type="string">
            <text:p>Techniklabor VII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302" calcext:value-type="float">
            <text:p>302</text:p>
          </table:table-cell>
          <table:table-cell table:style-name="ce168" table:number-columns-repeated="2"/>
          <table:table-cell table:style-name="ce10" table:number-columns-repeated="6"/>
          <table:table-cell table:style-name="ce168"/>
          <table:table-cell table:style-name="ce168" office:value-type="float" office:value="1821992" calcext:value-type="float">
            <text:p>1.821.992</text:p>
          </table:table-cell>
          <table:table-cell table:style-name="ce168"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9" calcext:value-type="float">
            <text:p>999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0" office:value-type="string" calcext:value-type="string">
            <text:p>Waffenlabor I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9" calcext:value-type="float">
            <text:p>19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1" office:value-type="string" calcext:value-type="string">
            <text:p>Waffenlabor II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7" calcext:value-type="float">
            <text:p>27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Pulsstrahler II</text:p>
          </table:table-cell>
          <table:table-cell table:style-name="ce10" office:value-type="string" calcext:value-type="string">
            <text:p>Magnetkanone I</text:p>
          </table:table-cell>
          <table:table-cell table:style-name="ce10"/>
          <table:table-cell table:style-name="ce168"/>
          <table:table-cell table:style-name="ce168" office:value-type="float" office:value="11034" calcext:value-type="float">
            <text:p>11.034</text:p>
          </table:table-cell>
          <table:table-cell table:style-name="ce168" table:number-columns-repeated="3"/>
          <table:table-cell table:style-name="ce168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2" office:value-type="string" calcext:value-type="string">
            <text:p>Waffenlabor III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38" calcext:value-type="float">
            <text:p>38</text:p>
          </table:table-cell>
          <table:table-cell table:style-name="ce168" table:number-columns-repeated="2"/>
          <table:table-cell table:style-name="ce10" table:number-columns-repeated="6"/>
          <table:table-cell table:style-name="ce168"/>
          <table:table-cell table:style-name="ce168" office:value-type="float" office:value="30341" calcext:value-type="float">
            <text:p>30.341</text:p>
          </table:table-cell>
          <table:table-cell table:style-name="ce168" table:number-columns-repeated="3"/>
          <table:table-cell table:style-name="ce168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3" office:value-type="string" calcext:value-type="string">
            <text:p>Waffenlabor I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4" office:value-type="string" calcext:value-type="string">
            <text:p>Waffenlabor V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5" office:value-type="string" calcext:value-type="string">
            <text:p>Waffenlabor VII</text:p>
          </table:table-cell>
          <table:table-cell table:style-name="ce10" table:number-columns-repeated="3"/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6" office:value-type="string" calcext:value-type="string">
            <text:p>Waffenlabor VII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680" calcext:value-type="float">
            <text:p>680</text:p>
          </table:table-cell>
          <table:table-cell table:style-name="ce10" office:value-type="float" office:value="302" calcext:value-type="float">
            <text:p>302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affenlabor</text:p>
          </table:table-cell>
          <table:table-cell table:style-name="ce467" office:value-type="string" calcext:value-type="string">
            <text:p>Waffenlabor VIII</text:p>
          </table:table-cell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427" calcext:value-type="float">
            <text:p>427</text:p>
          </table:table-cell>
          <table:table-cell table:style-name="ce168" table:number-columns-repeated="2"/>
          <table:table-cell table:style-name="ce10" table:number-columns-repeated="6"/>
          <table:table-cell table:style-name="ce168"/>
          <table:table-cell table:style-name="ce168" office:value-type="float" office:value="4771882" calcext:value-type="float">
            <text:p>4.771.882</text:p>
          </table:table-cell>
          <table:table-cell table:style-name="ce168"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574" calcext:value-type="float">
            <text:p>1574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erkstatt</text:p>
          </table:table-cell>
          <table:table-cell table:style-name="ce468" office:value-type="string" calcext:value-type="string">
            <text:p>Werkstatt I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9" calcext:value-type="float">
            <text:p>19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erkstatt</text:p>
          </table:table-cell>
          <table:table-cell table:style-name="ce469" office:value-type="string" calcext:value-type="string">
            <text:p>Werkstatt II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27" calcext:value-type="float">
            <text:p>27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Brücke II</text:p>
          </table:table-cell>
          <table:table-cell table:style-name="ce10" table:number-columns-repeated="2"/>
          <table:table-cell table:style-name="ce168"/>
          <table:table-cell table:style-name="ce168" office:value-type="float" office:value="5775" calcext:value-type="float">
            <text:p>5.775</text:p>
          </table:table-cell>
          <table:table-cell table:style-name="ce168" table:number-columns-repeated="3"/>
          <table:table-cell table:style-name="ce168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erkstatt</text:p>
          </table:table-cell>
          <table:table-cell table:style-name="ce470" office:value-type="string" calcext:value-type="string">
            <text:p>Werkstatt III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38" calcext:value-type="float">
            <text:p>38</text:p>
          </table:table-cell>
          <table:table-cell table:style-name="ce168" table:number-columns-repeated="2"/>
          <table:table-cell table:style-name="ce10" table:number-columns-repeated="3"/>
          <table:table-cell table:style-name="ce10" office:value-type="string" calcext:value-type="string">
            <text:p>Brücke III</text:p>
          </table:table-cell>
          <table:table-cell table:style-name="ce10" table:number-columns-repeated="2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erkstatt</text:p>
          </table:table-cell>
          <table:table-cell table:style-name="ce471" office:value-type="string" calcext:value-type="string">
            <text:p>Werkstatt IV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80" calcext:value-type="float">
            <text:p>80</text:p>
          </table:table-cell>
          <table:table-cell table:style-name="ce168" table:number-columns-repeated="2"/>
          <table:table-cell table:style-name="ce10" table:number-columns-repeated="6"/>
          <table:table-cell table:style-name="ce168"/>
          <table:table-cell table:style-name="ce168" office:value-type="string" calcext:value-type="string">
            <text:p>12136?</text:p>
          </table:table-cell>
          <table:table-cell table:style-name="ce168" table:number-columns-repeated="4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office:value-type="string" calcext:value-type="string">
            <text:p>Werkstatt</text:p>
          </table:table-cell>
          <table:table-cell table:style-name="ce472" office:value-type="string" calcext:value-type="string">
            <text:p>Werkstatt V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114" calcext:value-type="float">
            <text:p>114</text:p>
          </table:table-cell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>
          <table:table-cell table:style-name="ce10" table:number-columns-repeated="5"/>
          <table:table-cell table:style-name="ce168" table:number-columns-repeated="2"/>
          <table:table-cell table:style-name="ce10" table:number-columns-repeated="6"/>
          <table:table-cell table:style-name="ce168" table:number-columns-repeated="6"/>
          <table:table-cell table:style-name="ce10" table:number-columns-repeated="2"/>
          <table:table-cell table:style-name="ce174"/>
          <table:table-cell table:number-columns-repeated="1002"/>
        </table:table-row>
        <table:table-row table:style-name="ro2" table:number-rows-repeated="30">
          <table:table-cell table:number-columns-repeated="21"/>
          <table:table-cell table:style-name="ce388"/>
          <table:table-cell table:number-columns-repeated="1002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:'Modul Verbesserung'.B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:'Modul Verbesserung'.B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:'Modul Verbesserung'.B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:'Modul Verbesserung'.B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:'Modul Verbesserung'.B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9:'Modul Verbesserung'.B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0:'Modul Verbesserung'.B1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1:'Modul Verbesserung'.B1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2:'Modul Verbesserung'.B1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3:'Modul Verbesserung'.B1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4:'Modul Verbesserung'.B1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5:'Modul Verbesserung'.B1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6:'Modul Verbesserung'.B1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7:'Modul Verbesserung'.B1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8:'Modul Verbesserung'.B1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19:'Modul Verbesserung'.B1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0:'Modul Verbesserung'.B2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1:'Modul Verbesserung'.B2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2:'Modul Verbesserung'.B2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3:'Modul Verbesserung'.B2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4:'Modul Verbesserung'.B2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5:'Modul Verbesserung'.B2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6:'Modul Verbesserung'.B2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7:'Modul Verbesserung'.B2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8:'Modul Verbesserung'.B2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29:'Modul Verbesserung'.B2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0:'Modul Verbesserung'.B3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1:'Modul Verbesserung'.B3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2:'Modul Verbesserung'.B3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3:'Modul Verbesserung'.B3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4:'Modul Verbesserung'.B3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5:'Modul Verbesserung'.B3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6:'Modul Verbesserung'.B3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7:'Modul Verbesserung'.B3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8:'Modul Verbesserung'.B3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9:'Modul Verbesserung'.B3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0:'Modul Verbesserung'.B4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1:'Modul Verbesserung'.B4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2:'Modul Verbesserung'.B4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3:'Modul Verbesserung'.B4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4:'Modul Verbesserung'.B4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5:'Modul Verbesserung'.B4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6:'Modul Verbesserung'.B4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7:'Modul Verbesserung'.B4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8:'Modul Verbesserung'.B4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49:'Modul Verbesserung'.B4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0:'Modul Verbesserung'.B5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1:'Modul Verbesserung'.B5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2:'Modul Verbesserung'.B5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3:'Modul Verbesserung'.B5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4:'Modul Verbesserung'.B5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5:'Modul Verbesserung'.B5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6:'Modul Verbesserung'.B5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7:'Modul Verbesserung'.B5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8:'Modul Verbesserung'.B5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59:'Modul Verbesserung'.B5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0:'Modul Verbesserung'.B6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1:'Modul Verbesserung'.B6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2:'Modul Verbesserung'.B6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3:'Modul Verbesserung'.B6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4:'Modul Verbesserung'.B6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5:'Modul Verbesserung'.B6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6:'Modul Verbesserung'.B6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7:'Modul Verbesserung'.B6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8:'Modul Verbesserung'.B6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69:'Modul Verbesserung'.B6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0:'Modul Verbesserung'.B7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1:'Modul Verbesserung'.B7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2:'Modul Verbesserung'.B7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3:'Modul Verbesserung'.B7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4:'Modul Verbesserung'.B7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5:'Modul Verbesserung'.B75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6:'Modul Verbesserung'.B76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7:'Modul Verbesserung'.B77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8:'Modul Verbesserung'.B78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79:'Modul Verbesserung'.B79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0:'Modul Verbesserung'.B80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1:'Modul Verbesserung'.B81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2:'Modul Verbesserung'.B8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3:'Modul Verbesserung'.B83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4:'Modul Verbesserung'.B84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85:'Modul Verbesserung'.B85">
            <calcext:condition calcext:apply-style-name="HintergrundGruen" calcext:value="formula-is(NOT(ISBLANK([.V2])))" calcext:base-cell-address="'Modul Verbesserung'.B2"/>
          </calcext:conditional-format>
        </calcext:conditional-formats>
      </table:table>
      <table:table table:name="Hinweise" table:style-name="ta6">
        <office:forms form:automatic-focus="false" form:apply-design-mode="false"/>
        <table:table-column table:style-name="co77" table:default-cell-style-name="Default"/>
        <table:table-column table:style-name="co78" table:default-cell-style-name="ce11"/>
        <table:table-column table:style-name="co79" table:default-cell-style-name="ce38"/>
        <table:table-column table:style-name="co37" table:default-cell-style-name="Default"/>
        <table:table-row table:style-name="ro2">
          <table:table-cell table:style-name="ce3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2">
          <table:table-cell table:style-name="ce3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39" office:value-type="string" calcext:value-type="string">
            <text:p>Bauzeit in Tagen</text:p>
          </table:table-cell>
          <table:table-cell table:style-name="ce41"/>
        </table:table-row>
        <table:table-row table:style-name="ro2">
          <table:table-cell table:style-name="ce3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3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3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hängigkeiten" table:style-name="ta6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67" table:default-cell-style-name="Default"/>
        <table:table-column table:style-name="co68" table:default-cell-style-name="Default"/>
        <table:table-column table:style-name="co37" table:default-cell-style-name="ce12"/>
        <table:table-column table:style-name="co69" table:default-cell-style-name="Default"/>
        <table:table-column table:style-name="co70" table:default-cell-style-name="Default"/>
        <table:table-column table:style-name="co37" table:default-cell-style-name="Default"/>
        <table:table-row table:style-name="ro6">
          <table:table-cell/>
          <table:table-cell table:style-name="ce481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480"/>
          <table:table-cell/>
          <table:table-cell table:style-name="Default"/>
          <table:table-cell table:number-columns-repeated="3"/>
        </table:table-row>
        <table:table-row table:style-name="ro8">
          <table:table-cell table:style-name="ce480"/>
          <table:table-cell table:style-name="ce482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480"/>
          <table:table-cell table:style-name="ce483" table:content-validation-name="val1" office:value-type="string" calcext:value-type="string">
            <text:p>Basisfracht IV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485" table:formula="of:=IFNA(IF(OFFSET([Schiffslabor.$C$1];MATCH([.$B$10];[Schiffslabor.C2:.C148];0);ROW([Schiffslabor.C8]))&gt;0;OFFSET([Schiffslabor.$C$1];MATCH([.$B$10];[Schiffslabor.C2:.C148];0);ROW([Schiffslabor.C8]));&quot;&quot;);&quot;&quot;)" office:value-type="string" office:string-value="Basisfracht II" calcext:value-type="string">
            <text:p>Basisfracht II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Schiffslabor.$C$1];MATCH([.$B$10];[Schiffslabor.C2:.C148];0);ROW([Schiffslabor.C9]))&gt;0;OFFSET([Schiffslabor.$C$1];MATCH([.$B$10];[Schiffslabor.C2:.C148];0);ROW([Schiffslabor.C9]));&quot;&quot;);&quot;&quot;)" office:value-type="string" office:string-value="Schiffslabor V" calcext:value-type="string">
            <text:p>Schiffslabor V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Schiffslabor.$C$1];MATCH([.$B$10];[Schiffslabor.C2:.C148];0);ROW([Schiffslabor.C10]))&gt;0;OFFSET([Schiffslabor.$C$1];MATCH([.$B$10];[Schiffslabor.C2:.C148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484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485" table:formula="of:=IFNA(IF(OFFSET([Schiffslabor.$C$1];MATCH([.$B$4];[Schiffslabor.C2:.C148];0);ROW([Schiffslabor.C8]))&gt;0;OFFSET([Schiffslabor.$C$1];MATCH([.$B$4];[Schiffslabor.C2:.C148];0);ROW([Schiffslabor.C8]));&quot;&quot;);&quot;&quot;)" office:value-type="string" office:string-value="Basisfracht III" calcext:value-type="string">
            <text:p>Basisfracht III</text:p>
          </table:table-cell>
          <table:table-cell/>
          <table:table-cell table:style-name="ce485" table:formula="of:=IFNA(IF(OFFSET([Schiffslabor.$C$1];MATCH([.$B$11];[Schiffslabor.C2:.C148];0);ROW([Schiffslabor.C8]))&gt;0;OFFSET([Schiffslabor.$C$1];MATCH([.$B$11];[Schiffslabor.C2:.C148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485" table:formula="of:=IFNA(IF(OFFSET([Schiffslabor.$C$1];MATCH([.$B$4];[Schiffslabor.C2:.C148];0);ROW([Schiffslabor.C9]))&gt;0;OFFSET([Schiffslabor.$C$1];MATCH([.$B$4];[Schiffslabor.C2:.C148];0);ROW([Schiffslabor.C9]));&quot;&quot;);&quot;&quot;)" office:value-type="string" office:string-value="Schiffslabor VII" calcext:value-type="string">
            <text:p>Schiffslabor VII</text:p>
          </table:table-cell>
          <table:table-cell/>
          <table:table-cell table:style-name="ce485" table:formula="of:=IFNA(IF(OFFSET([Schiffslabor.$C$1];MATCH([.$B$11];[Schiffslabor.C2:.C148];0);ROW([Schiffslabor.C9]))&gt;0;OFFSET([Schiffslabor.$C$1];MATCH([.$B$11];[Schiffslabor.C2:.C148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485" table:formula="of:=IFNA(IF(OFFSET([Schiffslabor.$C$1];MATCH([.$B$4];[Schiffslabor.C2:.C148];0);ROW([Schiffslabor.C10]))&gt;0;OFFSET([Schiffslabor.$C$1];MATCH([.$B$4];[Schiffslabor.C2:.C148];0);ROW([Schiffslabor.C10]));&quot;&quot;);&quot;&quot;)">
            <text:p/>
          </table:table-cell>
          <table:table-cell/>
          <table:table-cell table:style-name="ce485" table:formula="of:=IFNA(IF(OFFSET([Schiffslabor.$C$1];MATCH([.$B$11];[Schiffslabor.C2:.C148];0);ROW([Schiffslabor.C10]))&gt;0;OFFSET([Schiffslabor.$C$1];MATCH([.$B$11];[Schiffslabor.C2:.C148];0);ROW([Schiffslabor.C10]));&quot;&quot;);&quot;&quot;)">
            <text:p/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7">
          <table:table-cell table:number-columns-repeated="3"/>
          <table:table-cell table:style-name="ce485" table:formula="of:=IFNA(IF(OFFSET([Schiffslabor.$C$1];MATCH([.$B$12];[Schiffslabor.C2:.C148];0);ROW([Schiffslabor.C8]))&gt;0;OFFSET([Schiffslabor.$C$1];MATCH([.$B$12];[Schiffslabor.C2:.C148];0);ROW([Schiffslabor.C8]));&quot;&quot;);&quot;&quot;)">
            <text:p/>
          </table:table-cell>
          <table:table-cell/>
          <table:table-cell table:style-name="ce486"/>
        </table:table-row>
        <table:table-row table:style-name="ro7">
          <table:table-cell table:number-columns-repeated="3"/>
          <table:table-cell table:style-name="ce485" table:formula="of:=IFNA(IF(OFFSET([Schiffslabor.$C$1];MATCH([.$B$12];[Schiffslabor.C2:.C148];0);ROW([Schiffslabor.C9]))&gt;0;OFFSET([Schiffslabor.$C$1];MATCH([.$B$12];[Schiffslabor.C2:.C148];0);ROW([Schiffslabor.C9]));&quot;&quot;);&quot;&quot;)">
            <text:p/>
          </table:table-cell>
          <table:table-cell/>
          <table:table-cell table:style-name="ce486"/>
        </table:table-row>
        <table:table-row table:style-name="ro7">
          <table:table-cell table:number-columns-repeated="3"/>
          <table:table-cell table:style-name="ce485" table:formula="of:=IFNA(IF(OFFSET([Schiffslabor.$C$1];MATCH([.$B$12];[Schiffslabor.C2:.C148];0);ROW([Schiffslabor.C10]))&gt;0;OFFSET([Schiffslabor.$C$1];MATCH([.$B$12];[Schiffslabor.C2:.C148];0);ROW([Schiffslabor.C10]));&quot;&quot;);&quot;&quot;)">
            <text:p/>
          </table:table-cell>
          <table:table-cell/>
          <table:table-cell table:style-name="ce486"/>
        </table:table-row>
        <table:table-row table:style-name="ro2" table:number-rows-repeated="2">
          <table:table-cell table:number-columns-repeated="6"/>
        </table:table-row>
        <table:table-row table:style-name="ro6">
          <table:table-cell/>
          <table:table-cell table:style-name="ce481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482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483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485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484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485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485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485" table:formula="of:=IFNA(IF(OFFSET([Waffenlabor.$C$1];MATCH([.$B$22];[Waffenlabor.C2:.C84];0);ROW([Waffenlabor.C13]))&gt;0;OFFSET([Waffenlabor.$C$1];MATCH([.$B$22];[Waffenlabor.C2:.C84];0);ROW([Waffenlabor.C13]));&quot;&quot;);&quot;&quot;)" office:value-type="string" office:string-value="Gravitationsk. III" calcext:value-type="string">
            <text:p>Gravitationsk. III</text:p>
          </table:table-cell>
          <table:table-cell/>
          <table:table-cell table:style-name="ce485" table:formula="of:=IFNA(IF(OFFSET([Waffenlabor.$C$1];MATCH([.$B$29];[Waffenlabor.C2:.C84];0);ROW([Waffenlabor.C13]))&gt;0;OFFSET([Waffenlabor.$C$1];MATCH([.$B$29];[Waffenlabor.C2:.C84];0);ROW([Waffenlabor.C13]));&quot;&quot;);&quot;&quot;)" office:value-type="string" office:string-value="Gravitationsk. II" calcext:value-type="string">
            <text:p>Gravitationsk. II</text:p>
          </table:table-cell>
          <table:table-cell table:number-columns-repeated="2"/>
        </table:table-row>
        <table:table-row table:style-name="ro7">
          <table:table-cell/>
          <table:table-cell table:style-name="ce485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485" table:formula="of:=IFNA(IF(OFFSET([Waffenlabor.$C$1];MATCH([.$B$29];[Waffenlabor.C2:.C84];0);ROW([Waffenlabor.C14]))&gt;0;OFFSET([Waffenlabor.$C$1];MATCH([.$B$29];[Waffenlabor.C2:.C84];0);ROW([Waffenlabor.C14]));&quot;&quot;);&quot;&quot;)" office:value-type="string" office:string-value="Thermalstrahl III" calcext:value-type="string">
            <text:p>Thermalstrahl III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7">
          <table:table-cell table:number-columns-repeated="3"/>
          <table:table-cell table:style-name="ce485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485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104852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G11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Z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8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670mm" fo:page-height="450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59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550mm" fo:page-height="45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.00.0000</text:date>, <text:time style:data-style-name="N2" text:time-value="23:50:24.4279268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4948" meta:object-count="8"/>
  </office:meta>
</office:document-meta>
</file>